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ack1" svg:font-family="Hack" style:font-pitch="fixed"/>
    <style:font-face style:name="Hack" svg:font-family="Hack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654in"/>
    </style:style>
    <style:style style:name="co2" style:family="table-column">
      <style:table-column-properties fo:break-before="auto" style:column-width="0.9965in"/>
    </style:style>
    <style:style style:name="co3" style:family="table-column">
      <style:table-column-properties fo:break-before="auto" style:column-width="0.4181in"/>
    </style:style>
    <style:style style:name="co4" style:family="table-column">
      <style:table-column-properties fo:break-before="auto" style:column-width="1.1827in"/>
    </style:style>
    <style:style style:name="co5" style:family="table-column">
      <style:table-column-properties fo:break-before="auto" style:column-width="1.242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3547in"/>
    </style:style>
    <style:style style:name="co8" style:family="table-column">
      <style:table-column-properties fo:break-before="auto" style:column-width="0.2374in"/>
    </style:style>
    <style:style style:name="ro1" style:family="table-row">
      <style:table-row-properties style:row-height="0.2972in" fo:break-before="auto" style:use-optimal-row-height="false"/>
    </style:style>
    <style:style style:name="ro2" style:family="table-row">
      <style:table-row-properties style:row-height="0.24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Hack1" fo:font-size="14pt" style:font-size-asian="14pt" style:font-size-complex="14pt"/>
    </style:style>
    <style:style style:name="ce5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Hack1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Hack1" fo:font-size="14pt" style:font-size-asian="14pt" style:font-size-complex="14pt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&quot;KC_NO&quot;" style:apply-style-name="Text" style:base-cell-address="Matrix.B13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Hack1" fo:font-size="14pt" style:font-size-asian="14pt" style:font-size-complex="14pt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Hack1" fo:font-size="14pt" style:font-size-asian="14pt" style:font-size-complex="14pt"/>
    </style:style>
    <style:style style:name="ce59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in"/>
      <style:text-properties style:font-name="Hack1" fo:font-size="14pt" style:font-size-asian="14pt" style:font-size-complex="14pt"/>
    </style:style>
    <style:style style:name="ce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Hack1" fo:font-size="14pt" style:font-size-asian="14pt" style:font-size-complex="14pt"/>
    </style:style>
    <style:style style:name="ce61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in"/>
      <style:text-properties style:font-name="Hack1" fo:font-size="14pt" style:font-size-asian="14pt" style:font-size-complex="14pt"/>
    </style:style>
    <style:style style:name="ce11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in"/>
      <style:text-properties style:font-name="Hack1" fo:font-size="14pt" style:font-size-asian="14pt" style:font-size-complex="14pt"/>
    </style:style>
    <style:style style:name="ce63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center" fo:margin-left="0in"/>
      <style:text-properties style:font-name="Hack1" fo:font-size="14pt" style:font-size-asian="14pt" style:font-size-complex="14pt"/>
    </style:style>
    <style:style style:name="ce64" style:family="table-cell" style:parent-style-name="Default">
      <style:table-cell-properties fo:background-color="#dedce6" style:text-align-source="fix" style:repeat-content="false" fo:border="0.06pt solid #000000" style:vertical-align="middle"/>
      <style:paragraph-properties fo:text-align="center" fo:margin-left="0in"/>
      <style:text-properties style:font-name="Hack1" fo:font-size="14pt" style:font-size-asian="14pt" style:font-size-complex="14pt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Hack1" fo:font-size="14pt" style:font-size-asian="14pt" style:font-size-complex="14pt"/>
    </style:style>
    <style:style style:name="ce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Hack1" fo:font-size="14pt" style:font-size-asian="14pt" style:font-size-complex="14pt"/>
    </style:style>
    <style:style style:name="ce67" style:family="table-cell" style:parent-style-name="Good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Hack1" style:font-size-asian="14pt" style:font-size-complex="14pt"/>
    </style:style>
    <style:style style:name="ce68" style:family="table-cell" style:parent-style-name="Default" style:data-style-name="N37">
      <style:table-cell-properties fo:background-color="#dee6ef" style:text-align-source="fix" style:repeat-content="false" fo:border="0.06pt solid #000000" style:vertical-align="middle"/>
      <style:paragraph-properties fo:text-align="center" fo:margin-left="0in"/>
      <style:text-properties style:font-name="Hack1" fo:font-size="14pt" style:font-size-asian="14pt" style:font-size-complex="14pt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Hack1" fo:font-size="14pt" style:font-size-asian="14pt" style:font-size-complex="14pt"/>
    </style:style>
    <style:style style:name="ce70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in"/>
      <style:text-properties style:font-name="Hack1" fo:font-size="14pt" style:font-size-asian="14pt" style:font-size-complex="14pt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Hack1" fo:font-size="14pt" style:font-size-asian="14pt" style:font-size-complex="14pt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Hack1" fo:font-size="14pt" style:font-size-asian="14pt" style:font-size-complex="14pt"/>
    </style:style>
    <style:style style:name="ce73" style:family="table-cell" style:parent-style-name="Default">
      <style:text-properties style:font-name="Hack1" fo:font-size="14pt" style:font-size-asian="14pt" style:font-size-complex="14pt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Hack1" fo:font-size="14pt" fo:language="none" fo:country="none" style:font-name-asian="DejaVu Sans" style:font-size-asian="14pt" style:language-asian="none" style:country-asian="none" style:font-name-complex="DejaVu Sans" style:font-size-complex="14pt" style:language-complex="none" style:country-complex="none"/>
      <style:map style:condition="cell-content()!=-1" style:apply-style-name="Good" style:base-cell-address="Bullshit.D2"/>
    </style:style>
    <style:style style:name="ce75" style:family="table-cell" style:parent-style-name="Default">
      <style:table-cell-properties fo:background-color="#dde8cb" style:text-align-source="fix" style:repeat-content="false" fo:border="0.06pt solid #000000"/>
      <style:paragraph-properties fo:text-align="end" fo:margin-left="0in"/>
      <style:text-properties style:font-name="Hack1" fo:font-size="14pt" style:font-size-asian="14pt" style:font-size-complex="14pt"/>
      <style:map style:condition="cell-content()=21" style:apply-style-name="Bad" style:base-cell-address="Bullshit.D7"/>
      <style:map style:condition="cell-content()!=21" style:apply-style-name="Good" style:base-cell-address="Bullshit.D7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Hack1" fo:font-size="14pt" fo:language="none" fo:country="none" style:font-name-asian="DejaVu Sans" style:font-size-asian="14pt" style:language-asian="none" style:country-asian="none" style:font-name-complex="DejaVu Sans" style:font-size-complex="14pt" style:language-complex="none" style:country-complex="none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Hack1" fo:font-size="14pt" style:font-size-asian="14pt" style:font-size-complex="14pt"/>
    </style:style>
    <style:style style:name="ce78" style:family="table-cell" style:parent-style-name="Default">
      <style:table-cell-properties fo:background-color="#cccccc" style:text-align-source="fix" style:repeat-content="false" fo:border="0.06pt solid #000000"/>
      <style:paragraph-properties fo:text-align="end" fo:margin-left="0in"/>
      <style:text-properties style:font-name="Hack1" fo:font-size="14pt" fo:language="none" fo:country="none" style:font-name-asian="DejaVu Sans" style:font-size-asian="14pt" style:language-asian="none" style:country-asian="none" style:font-name-complex="DejaVu Sans" style:font-size-complex="14pt" style:language-complex="none" style:country-complex="none"/>
    </style:style>
    <style:style style:name="ce79" style:family="table-cell" style:parent-style-name="Default">
      <style:table-cell-properties fo:background-color="#cccccc" style:text-align-source="fix" style:repeat-content="false" fo:border="0.06pt solid #000000"/>
      <style:paragraph-properties fo:text-align="end" fo:margin-left="0in"/>
      <style:text-properties style:font-name="Hack1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Matrix" table:style-name="ta1">
        <table:table-column table:style-name="co1" table:number-columns-repeated="1024" table:default-cell-style-name="ce54"/>
        <table:table-row table:style-name="ro1">
          <table:table-cell office:value-type="string" calcext:value-type="string">
            <text:p>R \ L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55" office:value-type="float" office:value="0" calcext:value-type="float">
            <text:p>0</text:p>
          </table:table-cell>
          <table:table-cell table:style-name="ce3" office:value-type="string" calcext:value-type="string">
            <text:p>T Clr</text:p>
          </table:table-cell>
          <table:table-cell table:style-name="ce3" office:value-type="string" calcext:value-type="string">
            <text:p>Menu</text:p>
          </table:table-cell>
          <table:table-cell table:style-name="ce3" table:number-columns-repeated="4"/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6"/>
          <table:table-cell table:style-name="ce3"/>
          <table:table-cell table:style-name="ce3" office:value-type="string" calcext:value-type="string">
            <text:p>“</text:p>
          </table:table-cell>
          <table:table-cell table:style-name="ce3" office:value-type="string" calcext:value-type="string">
            <text:p>Enter</text:p>
          </table:table-cell>
          <table:table-cell table:style-name="ce3" office:value-type="string" calcext:value-type="string">
            <text:p>DOWN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3" office:value-type="string" calcext:value-type="string">
            <text:p>Del</text:p>
          </table:table-cell>
          <table:table-cell table:style-name="ce3" office:value-type="string" calcext:value-type="string">
            <text:p>T Set</text:p>
          </table:table-cell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;</text:p>
          </table:table-cell>
          <table:table-cell table:style-name="ce3" office:value-type="string" calcext:value-type="string">
            <text:p>Find</text:p>
          </table:table-cell>
          <table:table-cell table:style-name="ce3" office:value-type="string" calcext:value-type="string">
            <text:p>Reloc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table:style-name="ce3" office:value-type="string" calcext:value-type="string">
            <text:p>Frmat</text:p>
          </table:table-cell>
          <table:table-cell table:style-name="ce3" office:value-type="string" calcext:value-type="string">
            <text:p>Mar Rel</text:p>
          </table:table-cell>
          <table:table-cell table:style-name="Default"/>
          <table:table-cell table:style-name="ce3" office:value-type="string" calcext:value-type="string">
            <text:p>+-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+</text:p>
          </table:table-cell>
          <table:table-cell table:style-name="ce3"/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Backspace</text:p>
          </table:table-cell>
          <table:table-cell table:style-name="ce3" office:value-type="string" calcext:value-type="string">
            <text:p>Paper Up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ce55" office:value-type="float" office:value="3" calcext:value-type="float">
            <text:p>3</text:p>
          </table:table-cell>
          <table:table-cell table:style-name="ce3" office:value-type="string" calcext:value-type="string">
            <text:p>Store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Home</text:p>
          </table:table-cell>
          <table:table-cell table:style-name="ce3" office:value-type="string" calcext:value-type="string">
            <text:p>Print Mode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ce55" office:value-type="float" office:value="4" calcext:value-type="float">
            <text:p>4</text:p>
          </table:table-cell>
          <table:table-cell table:style-name="ce3" office:value-type="string" calcext:value-type="string">
            <text:p>Lmar</text:p>
          </table:table-cell>
          <table:table-cell table:style-name="ce3" office:value-type="string" calcext:value-type="string">
            <text:p>Tab</text:p>
          </table:table-cell>
          <table:table-cell table:style-name="ce3"/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End</text:p>
          </table:table-cell>
          <table:table-cell table:style-name="ce3" office:value-type="string" calcext:value-type="string">
            <text:p>Paper Down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ce55" office:value-type="float" office:value="5" calcext:value-type="float">
            <text:p>5</text:p>
          </table:table-cell>
          <table:table-cell table:style-name="ce3" office:value-type="string" calcext:value-type="string">
            <text:p>Play</text:p>
          </table:table-cell>
          <table:table-cell table:style-name="ce3" office:value-type="string" calcext:value-type="string">
            <text:p>Rmar</text:p>
          </table:table-cell>
          <table:table-cell table:style-name="ce3" table:number-columns-repeated="4"/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[</text:p>
          </table:table-cell>
          <table:table-cell table:style-name="ce3"/>
          <table:table-cell table:style-name="ce7" office:value-type="string" calcext:value-type="string">
            <text:p>¼</text:p>
          </table:table-cell>
          <table:table-cell table:style-name="ce3"/>
          <table:table-cell table:style-name="ce3" office:value-type="string" calcext:value-type="string">
            <text:p>Justify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ce55" office:value-type="float" office:value="6" calcext:value-type="float">
            <text:p>6</text:p>
          </table:table-cell>
          <table:table-cell table:style-name="ce3"/>
          <table:table-cell table:style-name="ce3" office:value-type="string" calcext:value-type="string">
            <text:p>Lock</text:p>
          </table:table-cell>
          <table:table-cell table:style-name="ce3" office:value-type="string" calcext:value-type="string">
            <text:p>R Shift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,</text:p>
          </table:table-cell>
          <table:table-cell table:style-name="ce3" office:value-type="string" calcext:value-type="string">
            <text:p>.</text:p>
          </table:table-cell>
          <table:table-cell table:style-name="ce3"/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Chng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ce55" office:value-type="float" office:value="7" calcext:value-type="float">
            <text:p>7</text:p>
          </table:table-cell>
          <table:table-cell table:style-name="ce3" office:value-type="string" calcext:value-type="string">
            <text:p>Space</text:p>
          </table:table-cell>
          <table:table-cell table:style-name="ce3" office:value-type="string" calcext:value-type="string">
            <text:p>Word</text:p>
          </table:table-cell>
          <table:table-cell table:style-name="ce3" office:value-type="string" calcext:value-type="string">
            <text:p>L Shift</text:p>
          </table:table-cell>
          <table:table-cell table:style-name="ce3" table:number-columns-repeated="3"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"/>
          <table:table-cell table:style-name="ce3" office:value-type="string" calcext:value-type="string">
            <text:p>/?</text:p>
          </table:table-cell>
          <table:table-cell table:style-name="ce3" office:value-type="string" calcext:value-type="string">
            <text:p>LEFT</text:p>
          </table:table-cell>
          <table:table-cell table:style-name="ce3" office:value-type="string" calcext:value-type="string">
            <text:p>RIGHT</text:p>
          </table:table-cell>
          <table:table-cell table:style-name="ce3" office:value-type="string" calcext:value-type="string">
            <text:p>Code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 \ L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55" office:value-type="float" office:value="0" calcext:value-type="float">
            <text:p>0</text:p>
          </table:table-cell>
          <table:table-cell table:style-name="ce57" table:formula="of:=INDIRECT(ADDRESS([$Bullshit.N13] + 14;[$Bullshit.N2];1;;&quot;Layout&quot;))" office:value-type="string" office:string-value="K4B" calcext:value-type="string">
            <text:p>K4B</text:p>
          </table:table-cell>
          <table:table-cell table:style-name="ce57" table:formula="of:=INDIRECT(ADDRESS([$Bullshit.O13] + 14;[$Bullshit.O2];1;;&quot;Layout&quot;))" office:value-type="string" office:string-value="K4A" calcext:value-type="string">
            <text:p>K4A</text:p>
          </table:table-cell>
          <table:table-cell table:style-name="ce57" table:formula="of:=INDIRECT(ADDRESS([$Bullshit.P13] + 14;[$Bullshit.P2];1;;&quot;Layout&quot;))" office:value-type="string" office:string-value="KC_NO" calcext:value-type="string">
            <text:p>KC_NO</text:p>
          </table:table-cell>
          <table:table-cell table:style-name="ce57" table:formula="of:=INDIRECT(ADDRESS([$Bullshit.Q13] + 14;[$Bullshit.Q2];1;;&quot;Layout&quot;))" office:value-type="string" office:string-value="KC_NO" calcext:value-type="string">
            <text:p>KC_NO</text:p>
          </table:table-cell>
          <table:table-cell table:style-name="ce57" table:formula="of:=INDIRECT(ADDRESS([$Bullshit.R13] + 14;[$Bullshit.R2];1;;&quot;Layout&quot;))" office:value-type="string" office:string-value="KC_NO" calcext:value-type="string">
            <text:p>KC_NO</text:p>
          </table:table-cell>
          <table:table-cell table:style-name="ce57" table:formula="of:=INDIRECT(ADDRESS([$Bullshit.S13] + 14;[$Bullshit.S2];1;;&quot;Layout&quot;))" office:value-type="string" office:string-value="KC_NO" calcext:value-type="string">
            <text:p>KC_NO</text:p>
          </table:table-cell>
          <table:table-cell table:style-name="ce57" table:formula="of:=INDIRECT(ADDRESS([$Bullshit.T13] + 14;[$Bullshit.T2];1;;&quot;Layout&quot;))" office:value-type="string" office:string-value="K2H" calcext:value-type="string">
            <text:p>K2H</text:p>
          </table:table-cell>
          <table:table-cell table:style-name="ce57" table:formula="of:=INDIRECT(ADDRESS([$Bullshit.U13] + 14;[$Bullshit.U2];1;;&quot;Layout&quot;))" office:value-type="string" office:string-value="K2I" calcext:value-type="string">
            <text:p>K2I</text:p>
          </table:table-cell>
          <table:table-cell table:style-name="ce57" table:formula="of:=INDIRECT(ADDRESS([$Bullshit.V13] + 14;[$Bullshit.V2];1;;&quot;Layout&quot;))" office:value-type="string" office:string-value="KC_NO" calcext:value-type="string">
            <text:p>KC_NO</text:p>
          </table:table-cell>
          <table:table-cell table:style-name="ce57" table:formula="of:=INDIRECT(ADDRESS([$Bullshit.W13] + 14;[$Bullshit.W2];1;;&quot;Layout&quot;))" office:value-type="string" office:string-value="KC_NO" calcext:value-type="string">
            <text:p>KC_NO</text:p>
          </table:table-cell>
          <table:table-cell table:style-name="ce57" table:formula="of:=INDIRECT(ADDRESS([$Bullshit.X13] + 14;[$Bullshit.X2];1;;&quot;Layout&quot;))" office:value-type="string" office:string-value="K2N" calcext:value-type="string">
            <text:p>K2N</text:p>
          </table:table-cell>
          <table:table-cell table:style-name="ce57" table:formula="of:=INDIRECT(ADDRESS([$Bullshit.Y13] + 14;[$Bullshit.Y2];1;;&quot;Layout&quot;))" office:value-type="string" office:string-value="K1P" calcext:value-type="string">
            <text:p>K1P</text:p>
          </table:table-cell>
          <table:table-cell table:style-name="ce57" table:formula="of:=INDIRECT(ADDRESS([$Bullshit.Z13] + 14;[$Bullshit.Z2];1;;&quot;Layout&quot;))" office:value-type="string" office:string-value="K4R" calcext:value-type="string">
            <text:p>K4R</text:p>
          </table:table-cell>
          <table:table-cell table:style-name="ce57" table:formula="of:=INDIRECT(ADDRESS([$Bullshit.AA13] + 14;[$Bullshit.AA2];1;;&quot;Layout&quot;))" office:value-type="string" office:string-value="KC_NO" calcext:value-type="string">
            <text:p>KC_NO</text:p>
          </table:table-cell>
          <table:table-cell table:number-columns-repeated="1009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57" table:formula="of:=INDIRECT(ADDRESS([$Bullshit.N14] + 14;[$Bullshit.N3];1;;&quot;Layout&quot;))" office:value-type="string" office:string-value="K3A" calcext:value-type="string">
            <text:p>K3A</text:p>
          </table:table-cell>
          <table:table-cell table:style-name="ce57" table:formula="of:=INDIRECT(ADDRESS([$Bullshit.O14] + 14;[$Bullshit.O3];1;;&quot;Layout&quot;))" office:value-type="string" office:string-value="K3B" calcext:value-type="string">
            <text:p>K3B</text:p>
          </table:table-cell>
          <table:table-cell table:style-name="ce57" table:formula="of:=INDIRECT(ADDRESS([$Bullshit.P14] + 14;[$Bullshit.P3];1;;&quot;Layout&quot;))" office:value-type="string" office:string-value="KC_NO" calcext:value-type="string">
            <text:p>KC_NO</text:p>
          </table:table-cell>
          <table:table-cell table:style-name="ce57" table:formula="of:=INDIRECT(ADDRESS([$Bullshit.Q14] + 14;[$Bullshit.Q3];1;;&quot;Layout&quot;))" office:value-type="string" office:string-value="K2D" calcext:value-type="string">
            <text:p>K2D</text:p>
          </table:table-cell>
          <table:table-cell table:style-name="ce57" table:formula="of:=INDIRECT(ADDRESS([$Bullshit.R14] + 14;[$Bullshit.R3];1;;&quot;Layout&quot;))" office:value-type="string" office:string-value="K2E" calcext:value-type="string">
            <text:p>K2E</text:p>
          </table:table-cell>
          <table:table-cell table:style-name="ce57" table:formula="of:=INDIRECT(ADDRESS([$Bullshit.S14] + 14;[$Bullshit.S3];1;;&quot;Layout&quot;))" office:value-type="string" office:string-value="K2F" calcext:value-type="string">
            <text:p>K2F</text:p>
          </table:table-cell>
          <table:table-cell table:style-name="ce57" table:formula="of:=INDIRECT(ADDRESS([$Bullshit.T14] + 14;[$Bullshit.T3];1;;&quot;Layout&quot;))" office:value-type="string" office:string-value="K2G" calcext:value-type="string">
            <text:p>K2G</text:p>
          </table:table-cell>
          <table:table-cell table:style-name="ce57" table:formula="of:=INDIRECT(ADDRESS([$Bullshit.U14] + 14;[$Bullshit.U3];1;;&quot;Layout&quot;))" office:value-type="string" office:string-value="K2J" calcext:value-type="string">
            <text:p>K2J</text:p>
          </table:table-cell>
          <table:table-cell table:style-name="ce57" table:formula="of:=INDIRECT(ADDRESS([$Bullshit.V14] + 14;[$Bullshit.V3];1;;&quot;Layout&quot;))" office:value-type="string" office:string-value="K2K" calcext:value-type="string">
            <text:p>K2K</text:p>
          </table:table-cell>
          <table:table-cell table:style-name="ce57" table:formula="of:=INDIRECT(ADDRESS([$Bullshit.W14] + 14;[$Bullshit.W3];1;;&quot;Layout&quot;))" office:value-type="string" office:string-value="K2L" calcext:value-type="string">
            <text:p>K2L</text:p>
          </table:table-cell>
          <table:table-cell table:style-name="ce57" table:formula="of:=INDIRECT(ADDRESS([$Bullshit.X14] + 14;[$Bullshit.X3];1;;&quot;Layout&quot;))" office:value-type="string" office:string-value="K2M" calcext:value-type="string">
            <text:p>K2M</text:p>
          </table:table-cell>
          <table:table-cell table:style-name="ce57" table:formula="of:=INDIRECT(ADDRESS([$Bullshit.Y14] + 14;[$Bullshit.Y3];1;;&quot;Layout&quot;))" office:value-type="string" office:string-value="K2Q" calcext:value-type="string">
            <text:p>K2Q</text:p>
          </table:table-cell>
          <table:table-cell table:style-name="ce57" table:formula="of:=INDIRECT(ADDRESS([$Bullshit.Z14] + 14;[$Bullshit.Z3];1;;&quot;Layout&quot;))" office:value-type="string" office:string-value="K2R" calcext:value-type="string">
            <text:p>K2R</text:p>
          </table:table-cell>
          <table:table-cell table:style-name="ce57" table:formula="of:=INDIRECT(ADDRESS([$Bullshit.AA14] + 14;[$Bullshit.AA3];1;;&quot;Layout&quot;))" office:value-type="string" office:string-value="KC_NO" calcext:value-type="string">
            <text:p>KC_NO</text:p>
          </table:table-cell>
          <table:table-cell table:number-columns-repeated="1009"/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table:style-name="ce57" table:formula="of:=INDIRECT(ADDRESS([$Bullshit.N15] + 14;[$Bullshit.N4];1;;&quot;Layout&quot;))" office:value-type="string" office:string-value="K0A" calcext:value-type="string">
            <text:p>K0A</text:p>
          </table:table-cell>
          <table:table-cell table:style-name="ce57" table:formula="of:=INDIRECT(ADDRESS([$Bullshit.O15] + 14;[$Bullshit.O4];1;;&quot;Layout&quot;))" office:value-type="string" office:string-value="K0B" calcext:value-type="string">
            <text:p>K0B</text:p>
          </table:table-cell>
          <table:table-cell table:style-name="ce57" table:formula="of:=INDIRECT(ADDRESS([$Bullshit.P15] + 14;[$Bullshit.P4];1;;&quot;Layout&quot;))" office:value-type="string" office:string-value="KC_NO" calcext:value-type="string">
            <text:p>KC_NO</text:p>
          </table:table-cell>
          <table:table-cell table:style-name="ce57" table:formula="of:=INDIRECT(ADDRESS([$Bullshit.Q15] + 14;[$Bullshit.Q4];1;;&quot;Layout&quot;))" office:value-type="string" office:string-value="K0C" calcext:value-type="string">
            <text:p>K0C</text:p>
          </table:table-cell>
          <table:table-cell table:style-name="ce57" table:formula="of:=INDIRECT(ADDRESS([$Bullshit.R15] + 14;[$Bullshit.R4];1;;&quot;Layout&quot;))" office:value-type="string" office:string-value="KC_NO" calcext:value-type="string">
            <text:p>KC_NO</text:p>
          </table:table-cell>
          <table:table-cell table:style-name="ce57" table:formula="of:=INDIRECT(ADDRESS([$Bullshit.S15] + 14;[$Bullshit.S4];1;;&quot;Layout&quot;))" office:value-type="string" office:string-value="KC_NO" calcext:value-type="string">
            <text:p>KC_NO</text:p>
          </table:table-cell>
          <table:table-cell table:style-name="ce57" table:formula="of:=INDIRECT(ADDRESS([$Bullshit.T15] + 14;[$Bullshit.T4];1;;&quot;Layout&quot;))" office:value-type="string" office:string-value="K0H" calcext:value-type="string">
            <text:p>K0H</text:p>
          </table:table-cell>
          <table:table-cell table:style-name="ce57" table:formula="of:=INDIRECT(ADDRESS([$Bullshit.U15] + 14;[$Bullshit.U4];1;;&quot;Layout&quot;))" office:value-type="string" office:string-value="K0I" calcext:value-type="string">
            <text:p>K0I</text:p>
          </table:table-cell>
          <table:table-cell table:style-name="ce57" table:formula="of:=INDIRECT(ADDRESS([$Bullshit.V15] + 14;[$Bullshit.V4];1;;&quot;Layout&quot;))" office:value-type="string" office:string-value="K0O" calcext:value-type="string">
            <text:p>K0O</text:p>
          </table:table-cell>
          <table:table-cell table:style-name="ce57" table:formula="of:=INDIRECT(ADDRESS([$Bullshit.W15] + 14;[$Bullshit.W4];1;;&quot;Layout&quot;))" office:value-type="string" office:string-value="KC_NO" calcext:value-type="string">
            <text:p>KC_NO</text:p>
          </table:table-cell>
          <table:table-cell table:style-name="ce57" table:formula="of:=INDIRECT(ADDRESS([$Bullshit.X15] + 14;[$Bullshit.X4];1;;&quot;Layout&quot;))" office:value-type="string" office:string-value="K0N" calcext:value-type="string">
            <text:p>K0N</text:p>
          </table:table-cell>
          <table:table-cell table:style-name="ce57" table:formula="of:=INDIRECT(ADDRESS([$Bullshit.Y15] + 14;[$Bullshit.Y4];1;;&quot;Layout&quot;))" office:value-type="string" office:string-value="K0P" calcext:value-type="string">
            <text:p>K0P</text:p>
          </table:table-cell>
          <table:table-cell table:style-name="ce57" table:formula="of:=INDIRECT(ADDRESS([$Bullshit.Z15] + 14;[$Bullshit.Z4];1;;&quot;Layout&quot;))" office:value-type="string" office:string-value="K0R" calcext:value-type="string">
            <text:p>K0R</text:p>
          </table:table-cell>
          <table:table-cell table:style-name="ce57" table:formula="of:=INDIRECT(ADDRESS([$Bullshit.AA15] + 14;[$Bullshit.AA4];1;;&quot;Layout&quot;))" office:value-type="string" office:string-value="KC_NO" calcext:value-type="string">
            <text:p>KC_NO</text:p>
          </table:table-cell>
          <table:table-cell table:number-columns-repeated="1009"/>
        </table:table-row>
        <table:table-row table:style-name="ro1">
          <table:table-cell table:style-name="ce55" office:value-type="float" office:value="3" calcext:value-type="float">
            <text:p>3</text:p>
          </table:table-cell>
          <table:table-cell table:style-name="ce57" table:formula="of:=INDIRECT(ADDRESS([$Bullshit.N16] + 14;[$Bullshit.N5];1;;&quot;Layout&quot;))" office:value-type="string" office:string-value="K1A" calcext:value-type="string">
            <text:p>K1A</text:p>
          </table:table-cell>
          <table:table-cell table:style-name="ce57" table:formula="of:=INDIRECT(ADDRESS([$Bullshit.O16] + 14;[$Bullshit.O5];1;;&quot;Layout&quot;))" office:value-type="string" office:string-value="KC_NO" calcext:value-type="string">
            <text:p>KC_NO</text:p>
          </table:table-cell>
          <table:table-cell table:style-name="ce57" table:formula="of:=INDIRECT(ADDRESS([$Bullshit.P16] + 14;[$Bullshit.P5];1;;&quot;Layout&quot;))" office:value-type="string" office:string-value="KC_NO" calcext:value-type="string">
            <text:p>KC_NO</text:p>
          </table:table-cell>
          <table:table-cell table:style-name="ce57" table:formula="of:=INDIRECT(ADDRESS([$Bullshit.Q16] + 14;[$Bullshit.Q5];1;;&quot;Layout&quot;))" office:value-type="string" office:string-value="K0D" calcext:value-type="string">
            <text:p>K0D</text:p>
          </table:table-cell>
          <table:table-cell table:style-name="ce57" table:formula="of:=INDIRECT(ADDRESS([$Bullshit.R16] + 14;[$Bullshit.R5];1;;&quot;Layout&quot;))" office:value-type="string" office:string-value="K0E" calcext:value-type="string">
            <text:p>K0E</text:p>
          </table:table-cell>
          <table:table-cell table:style-name="ce57" table:formula="of:=INDIRECT(ADDRESS([$Bullshit.S16] + 14;[$Bullshit.S5];1;;&quot;Layout&quot;))" office:value-type="string" office:string-value="K0F" calcext:value-type="string">
            <text:p>K0F</text:p>
          </table:table-cell>
          <table:table-cell table:style-name="ce57" table:formula="of:=INDIRECT(ADDRESS([$Bullshit.T16] + 14;[$Bullshit.T5];1;;&quot;Layout&quot;))" office:value-type="string" office:string-value="K0G" calcext:value-type="string">
            <text:p>K0G</text:p>
          </table:table-cell>
          <table:table-cell table:style-name="ce57" table:formula="of:=INDIRECT(ADDRESS([$Bullshit.U16] + 14;[$Bullshit.U5];1;;&quot;Layout&quot;))" office:value-type="string" office:string-value="K0J" calcext:value-type="string">
            <text:p>K0J</text:p>
          </table:table-cell>
          <table:table-cell table:style-name="ce57" table:formula="of:=INDIRECT(ADDRESS([$Bullshit.V16] + 14;[$Bullshit.V5];1;;&quot;Layout&quot;))" office:value-type="string" office:string-value="K0K" calcext:value-type="string">
            <text:p>K0K</text:p>
          </table:table-cell>
          <table:table-cell table:style-name="ce57" table:formula="of:=INDIRECT(ADDRESS([$Bullshit.W16] + 14;[$Bullshit.W5];1;;&quot;Layout&quot;))" office:value-type="string" office:string-value="K0L" calcext:value-type="string">
            <text:p>K0L</text:p>
          </table:table-cell>
          <table:table-cell table:style-name="ce57" table:formula="of:=INDIRECT(ADDRESS([$Bullshit.X16] + 14;[$Bullshit.X5];1;;&quot;Layout&quot;))" office:value-type="string" office:string-value="K0M" calcext:value-type="string">
            <text:p>K0M</text:p>
          </table:table-cell>
          <table:table-cell table:style-name="ce57" table:formula="of:=INDIRECT(ADDRESS([$Bullshit.Y16] + 14;[$Bullshit.Y5];1;;&quot;Layout&quot;))" office:value-type="string" office:string-value="K0Q" calcext:value-type="string">
            <text:p>K0Q</text:p>
          </table:table-cell>
          <table:table-cell table:style-name="ce57" table:formula="of:=INDIRECT(ADDRESS([$Bullshit.Z16] + 14;[$Bullshit.Z5];1;;&quot;Layout&quot;))" office:value-type="string" office:string-value="K0S" calcext:value-type="string">
            <text:p>K0S</text:p>
          </table:table-cell>
          <table:table-cell table:style-name="ce57" table:formula="of:=INDIRECT(ADDRESS([$Bullshit.AA16] + 14;[$Bullshit.AA5];1;;&quot;Layout&quot;))" office:value-type="string" office:string-value="KC_NO" calcext:value-type="string">
            <text:p>KC_NO</text:p>
          </table:table-cell>
          <table:table-cell table:number-columns-repeated="1009"/>
        </table:table-row>
        <table:table-row table:style-name="ro1">
          <table:table-cell table:style-name="ce55" office:value-type="float" office:value="4" calcext:value-type="float">
            <text:p>4</text:p>
          </table:table-cell>
          <table:table-cell table:style-name="ce57" table:formula="of:=INDIRECT(ADDRESS([$Bullshit.N17] + 14;[$Bullshit.N6];1;;&quot;Layout&quot;))" office:value-type="string" office:string-value="K1B" calcext:value-type="string">
            <text:p>K1B</text:p>
          </table:table-cell>
          <table:table-cell table:style-name="ce57" table:formula="of:=INDIRECT(ADDRESS([$Bullshit.O17] + 14;[$Bullshit.O6];1;;&quot;Layout&quot;))" office:value-type="string" office:string-value="K1C" calcext:value-type="string">
            <text:p>K1C</text:p>
          </table:table-cell>
          <table:table-cell table:style-name="ce57" table:formula="of:=INDIRECT(ADDRESS([$Bullshit.P17] + 14;[$Bullshit.P6];1;;&quot;Layout&quot;))" office:value-type="string" office:string-value="KC_NO" calcext:value-type="string">
            <text:p>KC_NO</text:p>
          </table:table-cell>
          <table:table-cell table:style-name="ce57" table:formula="of:=INDIRECT(ADDRESS([$Bullshit.Q17] + 14;[$Bullshit.Q6];1;;&quot;Layout&quot;))" office:value-type="string" office:string-value="K1D" calcext:value-type="string">
            <text:p>K1D</text:p>
          </table:table-cell>
          <table:table-cell table:style-name="ce57" table:formula="of:=INDIRECT(ADDRESS([$Bullshit.R17] + 14;[$Bullshit.R6];1;;&quot;Layout&quot;))" office:value-type="string" office:string-value="K1E" calcext:value-type="string">
            <text:p>K1E</text:p>
          </table:table-cell>
          <table:table-cell table:style-name="ce57" table:formula="of:=INDIRECT(ADDRESS([$Bullshit.S17] + 14;[$Bullshit.S6];1;;&quot;Layout&quot;))" office:value-type="string" office:string-value="K1F" calcext:value-type="string">
            <text:p>K1F</text:p>
          </table:table-cell>
          <table:table-cell table:style-name="ce57" table:formula="of:=INDIRECT(ADDRESS([$Bullshit.T17] + 14;[$Bullshit.T6];1;;&quot;Layout&quot;))" office:value-type="string" office:string-value="K1G" calcext:value-type="string">
            <text:p>K1G</text:p>
          </table:table-cell>
          <table:table-cell table:style-name="ce57" table:formula="of:=INDIRECT(ADDRESS([$Bullshit.U17] + 14;[$Bullshit.U6];1;;&quot;Layout&quot;))" office:value-type="string" office:string-value="K1J" calcext:value-type="string">
            <text:p>K1J</text:p>
          </table:table-cell>
          <table:table-cell table:style-name="ce57" table:formula="of:=INDIRECT(ADDRESS([$Bullshit.V17] + 14;[$Bullshit.V6];1;;&quot;Layout&quot;))" office:value-type="string" office:string-value="K1K" calcext:value-type="string">
            <text:p>K1K</text:p>
          </table:table-cell>
          <table:table-cell table:style-name="ce57" table:formula="of:=INDIRECT(ADDRESS([$Bullshit.W17] + 14;[$Bullshit.W6];1;;&quot;Layout&quot;))" office:value-type="string" office:string-value="K1L" calcext:value-type="string">
            <text:p>K1L</text:p>
          </table:table-cell>
          <table:table-cell table:style-name="ce57" table:formula="of:=INDIRECT(ADDRESS([$Bullshit.X17] + 14;[$Bullshit.X6];1;;&quot;Layout&quot;))" office:value-type="string" office:string-value="K1M" calcext:value-type="string">
            <text:p>K1M</text:p>
          </table:table-cell>
          <table:table-cell table:style-name="ce57" table:formula="of:=INDIRECT(ADDRESS([$Bullshit.Y17] + 14;[$Bullshit.Y6];1;;&quot;Layout&quot;))" office:value-type="string" office:string-value="K1Q" calcext:value-type="string">
            <text:p>K1Q</text:p>
          </table:table-cell>
          <table:table-cell table:style-name="ce57" table:formula="of:=INDIRECT(ADDRESS([$Bullshit.Z17] + 14;[$Bullshit.Z6];1;;&quot;Layout&quot;))" office:value-type="string" office:string-value="K1R" calcext:value-type="string">
            <text:p>K1R</text:p>
          </table:table-cell>
          <table:table-cell table:style-name="ce57" table:formula="of:=INDIRECT(ADDRESS([$Bullshit.AA17] + 14;[$Bullshit.AA6];1;;&quot;Layout&quot;))" office:value-type="string" office:string-value="KC_NO" calcext:value-type="string">
            <text:p>KC_NO</text:p>
          </table:table-cell>
          <table:table-cell table:number-columns-repeated="1009"/>
        </table:table-row>
        <table:table-row table:style-name="ro1">
          <table:table-cell table:style-name="ce55" office:value-type="float" office:value="5" calcext:value-type="float">
            <text:p>5</text:p>
          </table:table-cell>
          <table:table-cell table:style-name="ce57" table:formula="of:=INDIRECT(ADDRESS([$Bullshit.N18] + 14;[$Bullshit.N7];1;;&quot;Layout&quot;))" office:value-type="string" office:string-value="K2A" calcext:value-type="string">
            <text:p>K2A</text:p>
          </table:table-cell>
          <table:table-cell table:style-name="ce57" table:formula="of:=INDIRECT(ADDRESS([$Bullshit.O18] + 14;[$Bullshit.O7];1;;&quot;Layout&quot;))" office:value-type="string" office:string-value="K2B" calcext:value-type="string">
            <text:p>K2B</text:p>
          </table:table-cell>
          <table:table-cell table:style-name="ce57" table:formula="of:=INDIRECT(ADDRESS([$Bullshit.P18] + 14;[$Bullshit.P7];1;;&quot;Layout&quot;))" office:value-type="string" office:string-value="KC_NO" calcext:value-type="string">
            <text:p>KC_NO</text:p>
          </table:table-cell>
          <table:table-cell table:style-name="ce57" table:formula="of:=INDIRECT(ADDRESS([$Bullshit.Q18] + 14;[$Bullshit.Q7];1;;&quot;Layout&quot;))" office:value-type="string" office:string-value="KC_NO" calcext:value-type="string">
            <text:p>KC_NO</text:p>
          </table:table-cell>
          <table:table-cell table:style-name="ce57" table:formula="of:=INDIRECT(ADDRESS([$Bullshit.R18] + 14;[$Bullshit.R7];1;;&quot;Layout&quot;))" office:value-type="string" office:string-value="KC_NO" calcext:value-type="string">
            <text:p>KC_NO</text:p>
          </table:table-cell>
          <table:table-cell table:style-name="ce57" table:formula="of:=INDIRECT(ADDRESS([$Bullshit.S18] + 14;[$Bullshit.S7];1;;&quot;Layout&quot;))" office:value-type="string" office:string-value="KC_NO" calcext:value-type="string">
            <text:p>KC_NO</text:p>
          </table:table-cell>
          <table:table-cell table:style-name="ce57" table:formula="of:=INDIRECT(ADDRESS([$Bullshit.T18] + 14;[$Bullshit.T7];1;;&quot;Layout&quot;))" office:value-type="string" office:string-value="K1H" calcext:value-type="string">
            <text:p>K1H</text:p>
          </table:table-cell>
          <table:table-cell table:style-name="ce57" table:formula="of:=INDIRECT(ADDRESS([$Bullshit.U18] + 14;[$Bullshit.U7];1;;&quot;Layout&quot;))" office:value-type="string" office:string-value="K1I" calcext:value-type="string">
            <text:p>K1I</text:p>
          </table:table-cell>
          <table:table-cell table:style-name="ce57" table:formula="of:=INDIRECT(ADDRESS([$Bullshit.V18] + 14;[$Bullshit.V7];1;;&quot;Layout&quot;))" office:value-type="string" office:string-value="K1O" calcext:value-type="string">
            <text:p>K1O</text:p>
          </table:table-cell>
          <table:table-cell table:style-name="ce57" table:formula="of:=INDIRECT(ADDRESS([$Bullshit.W18] + 14;[$Bullshit.W7];1;;&quot;Layout&quot;))" office:value-type="string" office:string-value="KC_NO" calcext:value-type="string">
            <text:p>KC_NO</text:p>
          </table:table-cell>
          <table:table-cell table:style-name="ce57" table:formula="of:=INDIRECT(ADDRESS([$Bullshit.X18] + 14;[$Bullshit.X7];1;;&quot;Layout&quot;))" office:value-type="string" office:string-value="K1N" calcext:value-type="string">
            <text:p>K1N</text:p>
          </table:table-cell>
          <table:table-cell table:style-name="ce57" table:formula="of:=INDIRECT(ADDRESS([$Bullshit.Y18] + 14;[$Bullshit.Y7];1;;&quot;Layout&quot;))" office:value-type="string" office:string-value="KC_NO" calcext:value-type="string">
            <text:p>KC_NO</text:p>
          </table:table-cell>
          <table:table-cell table:style-name="ce57" table:formula="of:=INDIRECT(ADDRESS([$Bullshit.Z18] + 14;[$Bullshit.Z7];1;;&quot;Layout&quot;))" office:value-type="string" office:string-value="K1S" calcext:value-type="string">
            <text:p>K1S</text:p>
          </table:table-cell>
          <table:table-cell table:style-name="ce57" table:formula="of:=INDIRECT(ADDRESS([$Bullshit.AA18] + 14;[$Bullshit.AA7];1;;&quot;Layout&quot;))" office:value-type="string" office:string-value="KC_NO" calcext:value-type="string">
            <text:p>KC_NO</text:p>
          </table:table-cell>
          <table:table-cell table:number-columns-repeated="1009"/>
        </table:table-row>
        <table:table-row table:style-name="ro1">
          <table:table-cell table:style-name="ce55" office:value-type="float" office:value="6" calcext:value-type="float">
            <text:p>6</text:p>
          </table:table-cell>
          <table:table-cell table:style-name="ce57" table:formula="of:=INDIRECT(ADDRESS([$Bullshit.N19] + 14;[$Bullshit.N8];1;;&quot;Layout&quot;))" office:value-type="string" office:string-value="KC_NO" calcext:value-type="string">
            <text:p>KC_NO</text:p>
          </table:table-cell>
          <table:table-cell table:style-name="ce57" table:formula="of:=INDIRECT(ADDRESS([$Bullshit.O19] + 14;[$Bullshit.O8];1;;&quot;Layout&quot;))" office:value-type="string" office:string-value="K2C" calcext:value-type="string">
            <text:p>K2C</text:p>
          </table:table-cell>
          <table:table-cell table:style-name="ce57" table:formula="of:=INDIRECT(ADDRESS([$Bullshit.P19] + 14;[$Bullshit.P8];1;;&quot;Layout&quot;))" office:value-type="string" office:string-value="K2P" calcext:value-type="string">
            <text:p>K2P</text:p>
          </table:table-cell>
          <table:table-cell table:style-name="ce57" table:formula="of:=INDIRECT(ADDRESS([$Bullshit.Q19] + 14;[$Bullshit.Q8];1;;&quot;Layout&quot;))" office:value-type="string" office:string-value="K3D" calcext:value-type="string">
            <text:p>K3D</text:p>
          </table:table-cell>
          <table:table-cell table:style-name="ce57" table:formula="of:=INDIRECT(ADDRESS([$Bullshit.R19] + 14;[$Bullshit.R8];1;;&quot;Layout&quot;))" office:value-type="string" office:string-value="K3E" calcext:value-type="string">
            <text:p>K3E</text:p>
          </table:table-cell>
          <table:table-cell table:style-name="ce57" table:formula="of:=INDIRECT(ADDRESS([$Bullshit.S19] + 14;[$Bullshit.S8];1;;&quot;Layout&quot;))" office:value-type="string" office:string-value="K3F" calcext:value-type="string">
            <text:p>K3F</text:p>
          </table:table-cell>
          <table:table-cell table:style-name="ce57" table:formula="of:=INDIRECT(ADDRESS([$Bullshit.T19] + 14;[$Bullshit.T8];1;;&quot;Layout&quot;))" office:value-type="string" office:string-value="K3G" calcext:value-type="string">
            <text:p>K3G</text:p>
          </table:table-cell>
          <table:table-cell table:style-name="ce57" table:formula="of:=INDIRECT(ADDRESS([$Bullshit.U19] + 14;[$Bullshit.U8];1;;&quot;Layout&quot;))" office:value-type="string" office:string-value="K3J" calcext:value-type="string">
            <text:p>K3J</text:p>
          </table:table-cell>
          <table:table-cell table:style-name="ce57" table:formula="of:=INDIRECT(ADDRESS([$Bullshit.V19] + 14;[$Bullshit.V8];1;;&quot;Layout&quot;))" office:value-type="string" office:string-value="K3K" calcext:value-type="string">
            <text:p>K3K</text:p>
          </table:table-cell>
          <table:table-cell table:style-name="ce57" table:formula="of:=INDIRECT(ADDRESS([$Bullshit.W19] + 14;[$Bullshit.W8];1;;&quot;Layout&quot;))" office:value-type="string" office:string-value="K3L" calcext:value-type="string">
            <text:p>K3L</text:p>
          </table:table-cell>
          <table:table-cell table:style-name="ce57" table:formula="of:=INDIRECT(ADDRESS([$Bullshit.X19] + 14;[$Bullshit.X8];1;;&quot;Layout&quot;))" office:value-type="string" office:string-value="KC_NO" calcext:value-type="string">
            <text:p>KC_NO</text:p>
          </table:table-cell>
          <table:table-cell table:style-name="ce57" table:formula="of:=INDIRECT(ADDRESS([$Bullshit.Y19] + 14;[$Bullshit.Y8];1;;&quot;Layout&quot;))" office:value-type="string" office:string-value="K3R" calcext:value-type="string">
            <text:p>K3R</text:p>
          </table:table-cell>
          <table:table-cell table:style-name="ce57" table:formula="of:=INDIRECT(ADDRESS([$Bullshit.Z19] + 14;[$Bullshit.Z8];1;;&quot;Layout&quot;))" office:value-type="string" office:string-value="K2S" calcext:value-type="string">
            <text:p>K2S</text:p>
          </table:table-cell>
          <table:table-cell table:style-name="ce57" table:formula="of:=INDIRECT(ADDRESS([$Bullshit.AA19] + 14;[$Bullshit.AA8];1;;&quot;Layout&quot;))" office:value-type="string" office:string-value="KC_NO" calcext:value-type="string">
            <text:p>KC_NO</text:p>
          </table:table-cell>
          <table:table-cell table:number-columns-repeated="1009"/>
        </table:table-row>
        <table:table-row table:style-name="ro1">
          <table:table-cell table:style-name="ce55" office:value-type="float" office:value="7" calcext:value-type="float">
            <text:p>7</text:p>
          </table:table-cell>
          <table:table-cell table:style-name="ce57" table:formula="of:=INDIRECT(ADDRESS([$Bullshit.N20] + 14;[$Bullshit.N9];1;;&quot;Layout&quot;))" office:value-type="string" office:string-value="K4G" calcext:value-type="string">
            <text:p>K4G</text:p>
          </table:table-cell>
          <table:table-cell table:style-name="ce57" table:formula="of:=INDIRECT(ADDRESS([$Bullshit.O20] + 14;[$Bullshit.O9];1;;&quot;Layout&quot;))" office:value-type="string" office:string-value="K4P" calcext:value-type="string">
            <text:p>K4P</text:p>
          </table:table-cell>
          <table:table-cell table:style-name="ce57" table:formula="of:=INDIRECT(ADDRESS([$Bullshit.P20] + 14;[$Bullshit.P9];1;;&quot;Layout&quot;))" office:value-type="string" office:string-value="K3C" calcext:value-type="string">
            <text:p>K3C</text:p>
          </table:table-cell>
          <table:table-cell table:style-name="ce57" table:formula="of:=INDIRECT(ADDRESS([$Bullshit.Q20] + 14;[$Bullshit.Q9];1;;&quot;Layout&quot;))" office:value-type="string" office:string-value="KC_NO" calcext:value-type="string">
            <text:p>KC_NO</text:p>
          </table:table-cell>
          <table:table-cell table:style-name="ce57" table:formula="of:=INDIRECT(ADDRESS([$Bullshit.R20] + 14;[$Bullshit.R9];1;;&quot;Layout&quot;))" office:value-type="string" office:string-value="KC_NO" calcext:value-type="string">
            <text:p>KC_NO</text:p>
          </table:table-cell>
          <table:table-cell table:style-name="ce57" table:formula="of:=INDIRECT(ADDRESS([$Bullshit.S20] + 14;[$Bullshit.S9];1;;&quot;Layout&quot;))" office:value-type="string" office:string-value="KC_NO" calcext:value-type="string">
            <text:p>KC_NO</text:p>
          </table:table-cell>
          <table:table-cell table:style-name="ce57" table:formula="of:=INDIRECT(ADDRESS([$Bullshit.T20] + 14;[$Bullshit.T9];1;;&quot;Layout&quot;))" office:value-type="string" office:string-value="K3H" calcext:value-type="string">
            <text:p>K3H</text:p>
          </table:table-cell>
          <table:table-cell table:style-name="ce57" table:formula="of:=INDIRECT(ADDRESS([$Bullshit.U20] + 14;[$Bullshit.U9];1;;&quot;Layout&quot;))" office:value-type="string" office:string-value="K3I" calcext:value-type="string">
            <text:p>K3I</text:p>
          </table:table-cell>
          <table:table-cell table:style-name="ce57" table:formula="of:=INDIRECT(ADDRESS([$Bullshit.V20] + 14;[$Bullshit.V9];1;;&quot;Layout&quot;))" office:value-type="string" office:string-value="KC_NO" calcext:value-type="string">
            <text:p>KC_NO</text:p>
          </table:table-cell>
          <table:table-cell table:style-name="ce57" table:formula="of:=INDIRECT(ADDRESS([$Bullshit.W20] + 14;[$Bullshit.W9];1;;&quot;Layout&quot;))" office:value-type="string" office:string-value="KC_NO" calcext:value-type="string">
            <text:p>KC_NO</text:p>
          </table:table-cell>
          <table:table-cell table:style-name="ce57" table:formula="of:=INDIRECT(ADDRESS([$Bullshit.X20] + 14;[$Bullshit.X9];1;;&quot;Layout&quot;))" office:value-type="string" office:string-value="K3M" calcext:value-type="string">
            <text:p>K3M</text:p>
          </table:table-cell>
          <table:table-cell table:style-name="ce57" table:formula="of:=INDIRECT(ADDRESS([$Bullshit.Y20] + 14;[$Bullshit.Y9];1;;&quot;Layout&quot;))" office:value-type="string" office:string-value="K4Q" calcext:value-type="string">
            <text:p>K4Q</text:p>
          </table:table-cell>
          <table:table-cell table:style-name="ce57" table:formula="of:=INDIRECT(ADDRESS([$Bullshit.Z20] + 14;[$Bullshit.Z9];1;;&quot;Layout&quot;))" office:value-type="string" office:string-value="K4S" calcext:value-type="string">
            <text:p>K4S</text:p>
          </table:table-cell>
          <table:table-cell table:style-name="ce57" table:formula="of:=INDIRECT(ADDRESS([$Bullshit.AA20] + 14;[$Bullshit.AA9];1;;&quot;Layout&quot;))" office:value-type="string" office:string-value="K4D" calcext:value-type="string">
            <text:p>K4D</text:p>
          </table:table-cell>
          <table:table-cell table:number-columns-repeated="100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Matrix.B3:Matrix.O3 Matrix.B2:Matrix.I2 Matrix.K2:Matrix.O2 Matrix.B5:Matrix.O9 Matrix.B4:Matrix.C4 Matrix.E4:Matrix.O4">
            <calcext:condition calcext:apply-style-name="Bad" calcext:value="duplicate" calcext:base-cell-address="Matrix.B2"/>
          </calcext:conditional-format>
          <calcext:conditional-format calcext:target-range-address="Matrix.B13:Matrix.O20">
            <calcext:condition calcext:apply-style-name="Text" calcext:value="=&quot;KC_NO&quot;" calcext:base-cell-address="Matrix.B13"/>
            <calcext:condition calcext:apply-style-name="Bad" calcext:value="duplicate" calcext:base-cell-address="Matrix.B13"/>
          </calcext:conditional-format>
        </calcext:conditional-formats>
      </table:table>
      <table:table table:name="Layout" table:style-name="ta1">
        <table:table-column table:style-name="co2" table:number-columns-repeated="3" table:default-cell-style-name="ce54"/>
        <table:table-column table:style-name="co3" table:number-columns-repeated="12" table:default-cell-style-name="ce54"/>
        <table:table-column table:style-name="co4" table:default-cell-style-name="ce54"/>
        <table:table-column table:style-name="co5" table:number-columns-repeated="3" table:default-cell-style-name="ce54"/>
        <table:table-column table:style-name="co6" table:number-columns-repeated="1005" table:default-cell-style-name="ce54"/>
        <table:table-row table:style-name="ro1">
          <table:table-cell table:style-name="ce59" office:value-type="string" calcext:value-type="string">
            <text:p>Frmat</text:p>
          </table:table-cell>
          <table:table-cell table:style-name="ce59" office:value-type="string" calcext:value-type="string">
            <text:p>Mar Rel</text:p>
          </table:table-cell>
          <table:table-cell table:style-name="ce61" office:value-type="string" calcext:value-type="string">
            <text:p>+-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0" calcext:value-type="float">
            <text:p>0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string" calcext:value-type="string">
            <text:p>+</text:p>
          </table:table-cell>
          <table:table-cell table:style-name="ce11" office:value-type="string" calcext:value-type="string">
            <text:p>Backspace</text:p>
          </table:table-cell>
          <table:table-cell table:style-name="ce59" office:value-type="string" calcext:value-type="string">
            <text:p>Home</text:p>
          </table:table-cell>
          <table:table-cell table:style-name="ce59" office:value-type="string" calcext:value-type="string">
            <text:p>Paper Up</text:p>
          </table:table-cell>
          <table:table-cell table:style-name="ce59" office:value-type="string" calcext:value-type="string">
            <text:p>Print Mode</text:p>
          </table:table-cell>
          <table:table-cell table:number-columns-repeated="1005"/>
        </table:table-row>
        <table:table-row table:style-name="ro1">
          <table:table-cell table:style-name="ce59" office:value-type="string" calcext:value-type="string">
            <text:p>Store</text:p>
          </table:table-cell>
          <table:table-cell table:style-name="ce59" office:value-type="string" calcext:value-type="string">
            <text:p>Lmar</text:p>
          </table:table-cell>
          <table:table-cell table:style-name="ce11" office:value-type="string" calcext:value-type="string">
            <text:p>Tab</text:p>
          </table:table-cell>
          <table:table-cell table:style-name="ce64" office:value-type="string" calcext:value-type="string">
            <text:p>Q</text:p>
          </table:table-cell>
          <table:table-cell table:style-name="ce64" office:value-type="string" calcext:value-type="string">
            <text:p>W</text:p>
          </table:table-cell>
          <table:table-cell table:style-name="ce64" office:value-type="string" calcext:value-type="string">
            <text:p>E</text:p>
          </table:table-cell>
          <table:table-cell table:style-name="ce64" office:value-type="string" calcext:value-type="string">
            <text:p>R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Y</text:p>
          </table:table-cell>
          <table:table-cell table:style-name="ce64" office:value-type="string" calcext:value-type="string">
            <text:p>U</text:p>
          </table:table-cell>
          <table:table-cell table:style-name="ce64" office:value-type="string" calcext:value-type="string">
            <text:p>I</text:p>
          </table:table-cell>
          <table:table-cell table:style-name="ce64" office:value-type="string" calcext:value-type="string">
            <text:p>O</text:p>
          </table:table-cell>
          <table:table-cell table:style-name="ce64" office:value-type="string" calcext:value-type="string">
            <text:p>P</text:p>
          </table:table-cell>
          <table:table-cell table:style-name="ce68" office:value-type="string" calcext:value-type="string">
            <text:p>¼</text:p>
          </table:table-cell>
          <table:table-cell table:style-name="ce61" office:value-type="string" calcext:value-type="string">
            <text:p>[</text:p>
          </table:table-cell>
          <table:table-cell table:style-name="ce11" office:value-type="string" calcext:value-type="string">
            <text:p>Enter</text:p>
          </table:table-cell>
          <table:table-cell table:style-name="ce59" office:value-type="string" calcext:value-type="string">
            <text:p>End</text:p>
          </table:table-cell>
          <table:table-cell table:style-name="ce59" office:value-type="string" calcext:value-type="string">
            <text:p>Paper Down</text:p>
          </table:table-cell>
          <table:table-cell table:style-name="ce59" office:value-type="string" calcext:value-type="string">
            <text:p>Justify</text:p>
          </table:table-cell>
          <table:table-cell table:number-columns-repeated="1005"/>
        </table:table-row>
        <table:table-row table:style-name="ro1">
          <table:table-cell table:style-name="ce59" office:value-type="string" calcext:value-type="string">
            <text:p>Play</text:p>
          </table:table-cell>
          <table:table-cell table:style-name="ce59" office:value-type="string" calcext:value-type="string">
            <text:p>Rmar</text:p>
          </table:table-cell>
          <table:table-cell table:style-name="ce11" office:value-type="string" calcext:value-type="string">
            <text:p>Lock</text:p>
          </table:table-cell>
          <table:table-cell table:style-name="ce64" office:value-type="string" calcext:value-type="string">
            <text:p>A</text:p>
          </table:table-cell>
          <table:table-cell table:style-name="ce64" office:value-type="string" calcext:value-type="string">
            <text:p>S</text:p>
          </table:table-cell>
          <table:table-cell table:style-name="ce64" office:value-type="string" calcext:value-type="string">
            <text:p>D</text:p>
          </table:table-cell>
          <table:table-cell table:style-name="ce64" office:value-type="string" calcext:value-type="string">
            <text:p>F</text:p>
          </table:table-cell>
          <table:table-cell table:style-name="ce64" office:value-type="string" calcext:value-type="string">
            <text:p>G</text:p>
          </table:table-cell>
          <table:table-cell table:style-name="ce64" office:value-type="string" calcext:value-type="string">
            <text:p>H</text:p>
          </table:table-cell>
          <table:table-cell table:style-name="ce64" office:value-type="string" calcext:value-type="string">
            <text:p>J</text:p>
          </table:table-cell>
          <table:table-cell table:style-name="ce64" office:value-type="string" calcext:value-type="string">
            <text:p>K</text:p>
          </table:table-cell>
          <table:table-cell table:style-name="ce64" office:value-type="string" calcext:value-type="string">
            <text:p>L</text:p>
          </table:table-cell>
          <table:table-cell table:style-name="ce61" office:value-type="string" calcext:value-type="string">
            <text:p>;</text:p>
          </table:table-cell>
          <table:table-cell table:style-name="ce61" office:value-type="string" calcext:value-type="string">
            <text:p>“</text:p>
          </table:table-cell>
          <table:table-cell table:style-name="ce69"/>
          <table:table-cell table:style-name="ce11" office:value-type="string" calcext:value-type="string">
            <text:p>R Shift</text:p>
          </table:table-cell>
          <table:table-cell table:style-name="ce59" office:value-type="string" calcext:value-type="string">
            <text:p>Find</text:p>
          </table:table-cell>
          <table:table-cell table:style-name="ce59" office:value-type="string" calcext:value-type="string">
            <text:p>Reloc</text:p>
          </table:table-cell>
          <table:table-cell table:style-name="ce59" office:value-type="string" calcext:value-type="string">
            <text:p>Chng</text:p>
          </table:table-cell>
          <table:table-cell table:number-columns-repeated="1005"/>
        </table:table-row>
        <table:table-row table:style-name="ro1">
          <table:table-cell table:style-name="ce59" office:value-type="string" calcext:value-type="string">
            <text:p>Del</text:p>
          </table:table-cell>
          <table:table-cell table:style-name="ce59" office:value-type="string" calcext:value-type="string">
            <text:p>T Set</text:p>
          </table:table-cell>
          <table:table-cell table:style-name="ce11" office:value-type="string" calcext:value-type="string">
            <text:p>L Shift</text:p>
          </table:table-cell>
          <table:table-cell table:style-name="ce64" office:value-type="string" calcext:value-type="string">
            <text:p>Z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string" calcext:value-type="string">
            <text:p>C</text:p>
          </table:table-cell>
          <table:table-cell table:style-name="ce64" office:value-type="string" calcext:value-type="string">
            <text:p>V</text:p>
          </table:table-cell>
          <table:table-cell table:style-name="ce64" office:value-type="string" calcext:value-type="string">
            <text:p>B</text:p>
          </table:table-cell>
          <table:table-cell table:style-name="ce64" office:value-type="string" calcext:value-type="string">
            <text:p>N</text:p>
          </table:table-cell>
          <table:table-cell table:style-name="ce64" office:value-type="string" calcext:value-type="string">
            <text:p>M</text:p>
          </table:table-cell>
          <table:table-cell table:style-name="ce61" office:value-type="string" calcext:value-type="string">
            <text:p>,</text:p>
          </table:table-cell>
          <table:table-cell table:style-name="ce61" office:value-type="string" calcext:value-type="string">
            <text:p>.</text:p>
          </table:table-cell>
          <table:table-cell table:style-name="ce61" office:value-type="string" calcext:value-type="string">
            <text:p>/?</text:p>
          </table:table-cell>
          <table:table-cell table:style-name="Default" table:number-columns-repeated="4"/>
          <table:table-cell table:style-name="ce70" office:value-type="string" calcext:value-type="string">
            <text:p>UP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59" office:value-type="string" calcext:value-type="string">
            <text:p>Menu</text:p>
          </table:table-cell>
          <table:table-cell table:style-name="ce59" office:value-type="string" calcext:value-type="string">
            <text:p>T Clr</text:p>
          </table:table-cell>
          <table:table-cell table:style-name="Default"/>
          <table:table-cell table:style-name="ce11" office:value-type="string" calcext:value-type="string" table:number-columns-spanned="3" table:number-rows-spanned="1">
            <text:p>Code</text:p>
          </table:table-cell>
          <table:covered-table-cell table:number-columns-repeated="2" table:style-name="ce11"/>
          <table:table-cell table:style-name="ce11" office:value-type="string" calcext:value-type="string" table:number-columns-spanned="7" table:number-rows-spanned="1">
            <text:p>Space</text:p>
          </table:table-cell>
          <table:covered-table-cell table:number-columns-repeated="6" table:style-name="ce11"/>
          <table:table-cell table:style-name="Default" table:number-columns-repeated="2"/>
          <table:table-cell table:style-name="ce11" office:value-type="string" calcext:value-type="string">
            <text:p>Word</text:p>
          </table:table-cell>
          <table:table-cell table:style-name="ce70" office:value-type="string" calcext:value-type="string">
            <text:p>LEFT</text:p>
          </table:table-cell>
          <table:table-cell table:style-name="ce70" office:value-type="string" calcext:value-type="string">
            <text:p>DOWN</text:p>
          </table:table-cell>
          <table:table-cell table:style-name="ce70" office:value-type="string" calcext:value-type="string">
            <text:p>RIGHT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0" table:formula="of:=IF(COUNTIF([$Matrix.$B$2:$Matrix.$O$9];[.A1])=1;[.A1];COM.MICROSOFT.CONCAT(&quot;*&quot;;[.A1]))" office:value-type="string" office:string-value="Frmat" calcext:value-type="string">
            <text:p>Frmat</text:p>
          </table:table-cell>
          <table:table-cell table:style-name="ce60" table:formula="of:=IF(COUNTIF([$Matrix.$B$2:$Matrix.$O$9];[.B1])=1;[.B1];COM.MICROSOFT.CONCAT(&quot;*&quot;;[.B1]))" office:value-type="string" office:string-value="Mar Rel" calcext:value-type="string">
            <text:p>Mar Rel</text:p>
          </table:table-cell>
          <table:table-cell table:style-name="ce60" table:formula="of:=IF(COUNTIF([$Matrix.$B$2:$Matrix.$O$9];[.C1])=1;[.C1];COM.MICROSOFT.CONCAT(&quot;*&quot;;[.C1]))" office:value-type="string" office:string-value="+-" calcext:value-type="string">
            <text:p>+-</text:p>
          </table:table-cell>
          <table:table-cell table:style-name="ce60" table:formula="of:=IF(COUNTIF([$Matrix.$B$2:$Matrix.$O$9];[.D1])=1;[.D1];COM.MICROSOFT.CONCAT(&quot;*&quot;;[.D1]))" office:value-type="float" office:value="1" calcext:value-type="float">
            <text:p>1</text:p>
          </table:table-cell>
          <table:table-cell table:style-name="ce60" table:formula="of:=IF(COUNTIF([$Matrix.$B$2:$Matrix.$O$9];[.E1])=1;[.E1];COM.MICROSOFT.CONCAT(&quot;*&quot;;[.E1]))" office:value-type="float" office:value="2" calcext:value-type="float">
            <text:p>2</text:p>
          </table:table-cell>
          <table:table-cell table:style-name="ce60" table:formula="of:=IF(COUNTIF([$Matrix.$B$2:$Matrix.$O$9];[.F1])=1;[.F1];COM.MICROSOFT.CONCAT(&quot;*&quot;;[.F1]))" office:value-type="float" office:value="3" calcext:value-type="float">
            <text:p>3</text:p>
          </table:table-cell>
          <table:table-cell table:style-name="ce60" table:formula="of:=IF(COUNTIF([$Matrix.$B$2:$Matrix.$O$9];[.G1])=1;[.G1];COM.MICROSOFT.CONCAT(&quot;*&quot;;[.G1]))" office:value-type="float" office:value="4" calcext:value-type="float">
            <text:p>4</text:p>
          </table:table-cell>
          <table:table-cell table:style-name="ce60" table:formula="of:=IF(COUNTIF([$Matrix.$B$2:$Matrix.$O$9];[.H1])=1;[.H1];COM.MICROSOFT.CONCAT(&quot;*&quot;;[.H1]))" office:value-type="float" office:value="5" calcext:value-type="float">
            <text:p>5</text:p>
          </table:table-cell>
          <table:table-cell table:style-name="ce60" table:formula="of:=IF(COUNTIF([$Matrix.$B$2:$Matrix.$O$9];[.I1])=1;[.I1];COM.MICROSOFT.CONCAT(&quot;*&quot;;[.I1]))" office:value-type="float" office:value="6" calcext:value-type="float">
            <text:p>6</text:p>
          </table:table-cell>
          <table:table-cell table:style-name="ce60" table:formula="of:=IF(COUNTIF([$Matrix.$B$2:$Matrix.$O$9];[.J1])=1;[.J1];COM.MICROSOFT.CONCAT(&quot;*&quot;;[.J1]))" office:value-type="float" office:value="7" calcext:value-type="float">
            <text:p>7</text:p>
          </table:table-cell>
          <table:table-cell table:style-name="ce60" table:formula="of:=IF(COUNTIF([$Matrix.$B$2:$Matrix.$O$9];[.K1])=1;[.K1];COM.MICROSOFT.CONCAT(&quot;*&quot;;[.K1]))" office:value-type="float" office:value="8" calcext:value-type="float">
            <text:p>8</text:p>
          </table:table-cell>
          <table:table-cell table:style-name="ce60" table:formula="of:=IF(COUNTIF([$Matrix.$B$2:$Matrix.$O$9];[.L1])=1;[.L1];COM.MICROSOFT.CONCAT(&quot;*&quot;;[.L1]))" office:value-type="float" office:value="9" calcext:value-type="float">
            <text:p>9</text:p>
          </table:table-cell>
          <table:table-cell table:style-name="ce60" table:formula="of:=IF(COUNTIF([$Matrix.$B$2:$Matrix.$O$9];[.M1])=1;[.M1];COM.MICROSOFT.CONCAT(&quot;*&quot;;[.M1]))" office:value-type="float" office:value="0" calcext:value-type="float">
            <text:p>0</text:p>
          </table:table-cell>
          <table:table-cell table:style-name="ce60" table:formula="of:=IF(COUNTIF([$Matrix.$B$2:$Matrix.$O$9];[.N1])=1;[.N1];COM.MICROSOFT.CONCAT(&quot;*&quot;;[.N1]))" office:value-type="string" office:string-value="-" calcext:value-type="string">
            <text:p>-</text:p>
          </table:table-cell>
          <table:table-cell table:style-name="ce60" table:formula="of:=IF(COUNTIF([$Matrix.$B$2:$Matrix.$O$9];[.O1])=1;[.O1];COM.MICROSOFT.CONCAT(&quot;*&quot;;[.O1]))" office:value-type="string" office:string-value="+" calcext:value-type="string">
            <text:p>+</text:p>
          </table:table-cell>
          <table:table-cell table:style-name="ce60" table:formula="of:=IF(COUNTIF([$Matrix.$B$2:$Matrix.$O$9];[.P1])=1;[.P1];COM.MICROSOFT.CONCAT(&quot;*&quot;;[.P1]))" office:value-type="string" office:string-value="Backspace" calcext:value-type="string">
            <text:p>Backspace</text:p>
          </table:table-cell>
          <table:table-cell table:style-name="ce60" table:formula="of:=IF(COUNTIF([$Matrix.$B$2:$Matrix.$O$9];[.Q1])=1;[.Q1];COM.MICROSOFT.CONCAT(&quot;*&quot;;[.Q1]))" office:value-type="string" office:string-value="Home" calcext:value-type="string">
            <text:p>Home</text:p>
          </table:table-cell>
          <table:table-cell table:style-name="ce60" table:formula="of:=IF(COUNTIF([$Matrix.$B$2:$Matrix.$O$9];[.R1])=1;[.R1];COM.MICROSOFT.CONCAT(&quot;*&quot;;[.R1]))" office:value-type="string" office:string-value="Paper Up" calcext:value-type="string">
            <text:p>Paper Up</text:p>
          </table:table-cell>
          <table:table-cell table:style-name="ce60" table:formula="of:=IF(COUNTIF([$Matrix.$B$2:$Matrix.$O$9];[.S1])=1;[.S1];COM.MICROSOFT.CONCAT(&quot;*&quot;;[.S1]))" office:value-type="string" office:string-value="Print Mode" calcext:value-type="string">
            <text:p>Print Mode</text:p>
          </table:table-cell>
          <table:table-cell table:number-columns-repeated="1005"/>
        </table:table-row>
        <table:table-row table:style-name="ro1">
          <table:table-cell table:style-name="ce60" table:formula="of:=IF(COUNTIF([$Matrix.$B$2:$Matrix.$O$9];[.A2])=1;[.A2];COM.MICROSOFT.CONCAT(&quot;*&quot;;[.A2]))" office:value-type="string" office:string-value="Store" calcext:value-type="string">
            <text:p>Store</text:p>
          </table:table-cell>
          <table:table-cell table:style-name="ce60" table:formula="of:=IF(COUNTIF([$Matrix.$B$2:$Matrix.$O$9];[.B2])=1;[.B2];COM.MICROSOFT.CONCAT(&quot;*&quot;;[.B2]))" office:value-type="string" office:string-value="Lmar" calcext:value-type="string">
            <text:p>Lmar</text:p>
          </table:table-cell>
          <table:table-cell table:style-name="ce60" table:formula="of:=IF(COUNTIF([$Matrix.$B$2:$Matrix.$O$9];[.C2])=1;[.C2];COM.MICROSOFT.CONCAT(&quot;*&quot;;[.C2]))" office:value-type="string" office:string-value="Tab" calcext:value-type="string">
            <text:p>Tab</text:p>
          </table:table-cell>
          <table:table-cell table:style-name="ce60" table:formula="of:=IF(COUNTIF([$Matrix.$B$2:$Matrix.$O$9];[.D2])=1;[.D2];COM.MICROSOFT.CONCAT(&quot;*&quot;;[.D2]))" office:value-type="string" office:string-value="Q" calcext:value-type="string">
            <text:p>Q</text:p>
          </table:table-cell>
          <table:table-cell table:style-name="ce60" table:formula="of:=IF(COUNTIF([$Matrix.$B$2:$Matrix.$O$9];[.E2])=1;[.E2];COM.MICROSOFT.CONCAT(&quot;*&quot;;[.E2]))" office:value-type="string" office:string-value="W" calcext:value-type="string">
            <text:p>W</text:p>
          </table:table-cell>
          <table:table-cell table:style-name="ce60" table:formula="of:=IF(COUNTIF([$Matrix.$B$2:$Matrix.$O$9];[.F2])=1;[.F2];COM.MICROSOFT.CONCAT(&quot;*&quot;;[.F2]))" office:value-type="string" office:string-value="E" calcext:value-type="string">
            <text:p>E</text:p>
          </table:table-cell>
          <table:table-cell table:style-name="ce60" table:formula="of:=IF(COUNTIF([$Matrix.$B$2:$Matrix.$O$9];[.G2])=1;[.G2];COM.MICROSOFT.CONCAT(&quot;*&quot;;[.G2]))" office:value-type="string" office:string-value="R" calcext:value-type="string">
            <text:p>R</text:p>
          </table:table-cell>
          <table:table-cell table:style-name="ce60" table:formula="of:=IF(COUNTIF([$Matrix.$B$2:$Matrix.$O$9];[.H2])=1;[.H2];COM.MICROSOFT.CONCAT(&quot;*&quot;;[.H2]))" office:value-type="string" office:string-value="T" calcext:value-type="string">
            <text:p>T</text:p>
          </table:table-cell>
          <table:table-cell table:style-name="ce60" table:formula="of:=IF(COUNTIF([$Matrix.$B$2:$Matrix.$O$9];[.I2])=1;[.I2];COM.MICROSOFT.CONCAT(&quot;*&quot;;[.I2]))" office:value-type="string" office:string-value="Y" calcext:value-type="string">
            <text:p>Y</text:p>
          </table:table-cell>
          <table:table-cell table:style-name="ce60" table:formula="of:=IF(COUNTIF([$Matrix.$B$2:$Matrix.$O$9];[.J2])=1;[.J2];COM.MICROSOFT.CONCAT(&quot;*&quot;;[.J2]))" office:value-type="string" office:string-value="U" calcext:value-type="string">
            <text:p>U</text:p>
          </table:table-cell>
          <table:table-cell table:style-name="ce60" table:formula="of:=IF(COUNTIF([$Matrix.$B$2:$Matrix.$O$9];[.K2])=1;[.K2];COM.MICROSOFT.CONCAT(&quot;*&quot;;[.K2]))" office:value-type="string" office:string-value="I" calcext:value-type="string">
            <text:p>I</text:p>
          </table:table-cell>
          <table:table-cell table:style-name="ce60" table:formula="of:=IF(COUNTIF([$Matrix.$B$2:$Matrix.$O$9];[.L2])=1;[.L2];COM.MICROSOFT.CONCAT(&quot;*&quot;;[.L2]))" office:value-type="string" office:string-value="O" calcext:value-type="string">
            <text:p>O</text:p>
          </table:table-cell>
          <table:table-cell table:style-name="ce60" table:formula="of:=IF(COUNTIF([$Matrix.$B$2:$Matrix.$O$9];[.M2])=1;[.M2];COM.MICROSOFT.CONCAT(&quot;*&quot;;[.M2]))" office:value-type="string" office:string-value="P" calcext:value-type="string">
            <text:p>P</text:p>
          </table:table-cell>
          <table:table-cell table:style-name="ce60" table:formula="of:=IF(COUNTIF([$Matrix.$B$2:$Matrix.$O$9];[.N2])=1;[.N2];COM.MICROSOFT.CONCAT(&quot;*&quot;;[.N2]))" office:value-type="string" office:string-value="¼" calcext:value-type="string">
            <text:p>¼</text:p>
          </table:table-cell>
          <table:table-cell table:style-name="ce60" table:formula="of:=IF(COUNTIF([$Matrix.$B$2:$Matrix.$O$9];[.O2])=1;[.O2];COM.MICROSOFT.CONCAT(&quot;*&quot;;[.O2]))" office:value-type="string" office:string-value="[" calcext:value-type="string">
            <text:p>[</text:p>
          </table:table-cell>
          <table:table-cell table:style-name="ce60" table:formula="of:=IF(COUNTIF([$Matrix.$B$2:$Matrix.$O$9];[.P2])=1;[.P2];COM.MICROSOFT.CONCAT(&quot;*&quot;;[.P2]))" office:value-type="string" office:string-value="Enter" calcext:value-type="string">
            <text:p>Enter</text:p>
          </table:table-cell>
          <table:table-cell table:style-name="ce60" table:formula="of:=IF(COUNTIF([$Matrix.$B$2:$Matrix.$O$9];[.Q2])=1;[.Q2];COM.MICROSOFT.CONCAT(&quot;*&quot;;[.Q2]))" office:value-type="string" office:string-value="End" calcext:value-type="string">
            <text:p>End</text:p>
          </table:table-cell>
          <table:table-cell table:style-name="ce60" table:formula="of:=IF(COUNTIF([$Matrix.$B$2:$Matrix.$O$9];[.R2])=1;[.R2];COM.MICROSOFT.CONCAT(&quot;*&quot;;[.R2]))" office:value-type="string" office:string-value="Paper Down" calcext:value-type="string">
            <text:p>Paper Down</text:p>
          </table:table-cell>
          <table:table-cell table:style-name="ce60" table:formula="of:=IF(COUNTIF([$Matrix.$B$2:$Matrix.$O$9];[.S2])=1;[.S2];COM.MICROSOFT.CONCAT(&quot;*&quot;;[.S2]))" office:value-type="string" office:string-value="Justify" calcext:value-type="string">
            <text:p>Justify</text:p>
          </table:table-cell>
          <table:table-cell table:number-columns-repeated="1005"/>
        </table:table-row>
        <table:table-row table:style-name="ro1">
          <table:table-cell table:style-name="ce60" table:formula="of:=IF(COUNTIF([$Matrix.$B$2:$Matrix.$O$9];[.A3])=1;[.A3];COM.MICROSOFT.CONCAT(&quot;*&quot;;[.A3]))" office:value-type="string" office:string-value="Play" calcext:value-type="string">
            <text:p>Play</text:p>
          </table:table-cell>
          <table:table-cell table:style-name="ce60" table:formula="of:=IF(COUNTIF([$Matrix.$B$2:$Matrix.$O$9];[.B3])=1;[.B3];COM.MICROSOFT.CONCAT(&quot;*&quot;;[.B3]))" office:value-type="string" office:string-value="Rmar" calcext:value-type="string">
            <text:p>Rmar</text:p>
          </table:table-cell>
          <table:table-cell table:style-name="ce60" table:formula="of:=IF(COUNTIF([$Matrix.$B$2:$Matrix.$O$9];[.C3])=1;[.C3];COM.MICROSOFT.CONCAT(&quot;*&quot;;[.C3]))" office:value-type="string" office:string-value="Lock" calcext:value-type="string">
            <text:p>Lock</text:p>
          </table:table-cell>
          <table:table-cell table:style-name="ce60" table:formula="of:=IF(COUNTIF([$Matrix.$B$2:$Matrix.$O$9];[.D3])=1;[.D3];COM.MICROSOFT.CONCAT(&quot;*&quot;;[.D3]))" office:value-type="string" office:string-value="A" calcext:value-type="string">
            <text:p>A</text:p>
          </table:table-cell>
          <table:table-cell table:style-name="ce60" table:formula="of:=IF(COUNTIF([$Matrix.$B$2:$Matrix.$O$9];[.E3])=1;[.E3];COM.MICROSOFT.CONCAT(&quot;*&quot;;[.E3]))" office:value-type="string" office:string-value="S" calcext:value-type="string">
            <text:p>S</text:p>
          </table:table-cell>
          <table:table-cell table:style-name="ce60" table:formula="of:=IF(COUNTIF([$Matrix.$B$2:$Matrix.$O$9];[.F3])=1;[.F3];COM.MICROSOFT.CONCAT(&quot;*&quot;;[.F3]))" office:value-type="string" office:string-value="D" calcext:value-type="string">
            <text:p>D</text:p>
          </table:table-cell>
          <table:table-cell table:style-name="ce60" table:formula="of:=IF(COUNTIF([$Matrix.$B$2:$Matrix.$O$9];[.G3])=1;[.G3];COM.MICROSOFT.CONCAT(&quot;*&quot;;[.G3]))" office:value-type="string" office:string-value="F" calcext:value-type="string">
            <text:p>F</text:p>
          </table:table-cell>
          <table:table-cell table:style-name="ce60" table:formula="of:=IF(COUNTIF([$Matrix.$B$2:$Matrix.$O$9];[.H3])=1;[.H3];COM.MICROSOFT.CONCAT(&quot;*&quot;;[.H3]))" office:value-type="string" office:string-value="G" calcext:value-type="string">
            <text:p>G</text:p>
          </table:table-cell>
          <table:table-cell table:style-name="ce60" table:formula="of:=IF(COUNTIF([$Matrix.$B$2:$Matrix.$O$9];[.I3])=1;[.I3];COM.MICROSOFT.CONCAT(&quot;*&quot;;[.I3]))" office:value-type="string" office:string-value="H" calcext:value-type="string">
            <text:p>H</text:p>
          </table:table-cell>
          <table:table-cell table:style-name="ce60" table:formula="of:=IF(COUNTIF([$Matrix.$B$2:$Matrix.$O$9];[.J3])=1;[.J3];COM.MICROSOFT.CONCAT(&quot;*&quot;;[.J3]))" office:value-type="string" office:string-value="J" calcext:value-type="string">
            <text:p>J</text:p>
          </table:table-cell>
          <table:table-cell table:style-name="ce60" table:formula="of:=IF(COUNTIF([$Matrix.$B$2:$Matrix.$O$9];[.K3])=1;[.K3];COM.MICROSOFT.CONCAT(&quot;*&quot;;[.K3]))" office:value-type="string" office:string-value="K" calcext:value-type="string">
            <text:p>K</text:p>
          </table:table-cell>
          <table:table-cell table:style-name="ce60" table:formula="of:=IF(COUNTIF([$Matrix.$B$2:$Matrix.$O$9];[.L3])=1;[.L3];COM.MICROSOFT.CONCAT(&quot;*&quot;;[.L3]))" office:value-type="string" office:string-value="L" calcext:value-type="string">
            <text:p>L</text:p>
          </table:table-cell>
          <table:table-cell table:style-name="ce60" table:formula="of:=IF(COUNTIF([$Matrix.$B$2:$Matrix.$O$9];[.M3])=1;[.M3];COM.MICROSOFT.CONCAT(&quot;*&quot;;[.M3]))" office:value-type="string" office:string-value=";" calcext:value-type="string">
            <text:p>;</text:p>
          </table:table-cell>
          <table:table-cell table:style-name="ce60" table:formula="of:=IF(COUNTIF([$Matrix.$B$2:$Matrix.$O$9];[.N3])=1;[.N3];COM.MICROSOFT.CONCAT(&quot;*&quot;;[.N3]))" office:value-type="string" office:string-value="“" calcext:value-type="string">
            <text:p>“</text:p>
          </table:table-cell>
          <table:table-cell table:style-name="Default"/>
          <table:table-cell table:style-name="ce60" table:formula="of:=IF(COUNTIF([$Matrix.$B$2:$Matrix.$O$9];[.P3])=1;[.P3];COM.MICROSOFT.CONCAT(&quot;*&quot;;[.P3]))" office:value-type="string" office:string-value="R Shift" calcext:value-type="string">
            <text:p>R Shift</text:p>
          </table:table-cell>
          <table:table-cell table:style-name="ce60" table:formula="of:=IF(COUNTIF([$Matrix.$B$2:$Matrix.$O$9];[.Q3])=1;[.Q3];COM.MICROSOFT.CONCAT(&quot;*&quot;;[.Q3]))" office:value-type="string" office:string-value="Find" calcext:value-type="string">
            <text:p>Find</text:p>
          </table:table-cell>
          <table:table-cell table:style-name="ce60" table:formula="of:=IF(COUNTIF([$Matrix.$B$2:$Matrix.$O$9];[.R3])=1;[.R3];COM.MICROSOFT.CONCAT(&quot;*&quot;;[.R3]))" office:value-type="string" office:string-value="Reloc" calcext:value-type="string">
            <text:p>Reloc</text:p>
          </table:table-cell>
          <table:table-cell table:style-name="ce60" table:formula="of:=IF(COUNTIF([$Matrix.$B$2:$Matrix.$O$9];[.S3])=1;[.S3];COM.MICROSOFT.CONCAT(&quot;*&quot;;[.S3]))" office:value-type="string" office:string-value="Chng" calcext:value-type="string">
            <text:p>Chng</text:p>
          </table:table-cell>
          <table:table-cell table:number-columns-repeated="1005"/>
        </table:table-row>
        <table:table-row table:style-name="ro1">
          <table:table-cell table:style-name="ce60" table:formula="of:=IF(COUNTIF([$Matrix.$B$2:$Matrix.$O$9];[.A4])=1;[.A4];COM.MICROSOFT.CONCAT(&quot;*&quot;;[.A4]))" office:value-type="string" office:string-value="Del" calcext:value-type="string">
            <text:p>Del</text:p>
          </table:table-cell>
          <table:table-cell table:style-name="ce60" table:formula="of:=IF(COUNTIF([$Matrix.$B$2:$Matrix.$O$9];[.B4])=1;[.B4];COM.MICROSOFT.CONCAT(&quot;*&quot;;[.B4]))" office:value-type="string" office:string-value="T Set" calcext:value-type="string">
            <text:p>T Set</text:p>
          </table:table-cell>
          <table:table-cell table:style-name="ce60" table:formula="of:=IF(COUNTIF([$Matrix.$B$2:$Matrix.$O$9];[.C4])=1;[.C4];COM.MICROSOFT.CONCAT(&quot;*&quot;;[.C4]))" office:value-type="string" office:string-value="L Shift" calcext:value-type="string">
            <text:p>L Shift</text:p>
          </table:table-cell>
          <table:table-cell table:style-name="ce60" table:formula="of:=IF(COUNTIF([$Matrix.$B$2:$Matrix.$O$9];[.D4])=1;[.D4];COM.MICROSOFT.CONCAT(&quot;*&quot;;[.D4]))" office:value-type="string" office:string-value="Z" calcext:value-type="string">
            <text:p>Z</text:p>
          </table:table-cell>
          <table:table-cell table:style-name="ce60" table:formula="of:=IF(COUNTIF([$Matrix.$B$2:$Matrix.$O$9];[.E4])=1;[.E4];COM.MICROSOFT.CONCAT(&quot;*&quot;;[.E4]))" office:value-type="string" office:string-value="X" calcext:value-type="string">
            <text:p>X</text:p>
          </table:table-cell>
          <table:table-cell table:style-name="ce60" table:formula="of:=IF(COUNTIF([$Matrix.$B$2:$Matrix.$O$9];[.F4])=1;[.F4];COM.MICROSOFT.CONCAT(&quot;*&quot;;[.F4]))" office:value-type="string" office:string-value="C" calcext:value-type="string">
            <text:p>C</text:p>
          </table:table-cell>
          <table:table-cell table:style-name="ce60" table:formula="of:=IF(COUNTIF([$Matrix.$B$2:$Matrix.$O$9];[.G4])=1;[.G4];COM.MICROSOFT.CONCAT(&quot;*&quot;;[.G4]))" office:value-type="string" office:string-value="V" calcext:value-type="string">
            <text:p>V</text:p>
          </table:table-cell>
          <table:table-cell table:style-name="ce60" table:formula="of:=IF(COUNTIF([$Matrix.$B$2:$Matrix.$O$9];[.H4])=1;[.H4];COM.MICROSOFT.CONCAT(&quot;*&quot;;[.H4]))" office:value-type="string" office:string-value="B" calcext:value-type="string">
            <text:p>B</text:p>
          </table:table-cell>
          <table:table-cell table:style-name="ce60" table:formula="of:=IF(COUNTIF([$Matrix.$B$2:$Matrix.$O$9];[.I4])=1;[.I4];COM.MICROSOFT.CONCAT(&quot;*&quot;;[.I4]))" office:value-type="string" office:string-value="N" calcext:value-type="string">
            <text:p>N</text:p>
          </table:table-cell>
          <table:table-cell table:style-name="ce60" table:formula="of:=IF(COUNTIF([$Matrix.$B$2:$Matrix.$O$9];[.J4])=1;[.J4];COM.MICROSOFT.CONCAT(&quot;*&quot;;[.J4]))" office:value-type="string" office:string-value="M" calcext:value-type="string">
            <text:p>M</text:p>
          </table:table-cell>
          <table:table-cell table:style-name="ce60" table:formula="of:=IF(COUNTIF([$Matrix.$B$2:$Matrix.$O$9];[.K4])=1;[.K4];COM.MICROSOFT.CONCAT(&quot;*&quot;;[.K4]))" office:value-type="string" office:string-value="," calcext:value-type="string">
            <text:p>,</text:p>
          </table:table-cell>
          <table:table-cell table:style-name="ce60" table:formula="of:=IF(COUNTIF([$Matrix.$B$2:$Matrix.$O$9];[.L4])=1;[.L4];COM.MICROSOFT.CONCAT(&quot;*&quot;;[.L4]))" office:value-type="string" office:string-value="." calcext:value-type="string">
            <text:p>.</text:p>
          </table:table-cell>
          <table:table-cell table:style-name="ce60" table:formula="of:=IF(COUNTIF([$Matrix.$B$2:$Matrix.$O$9];[.M4])=1;[.M4];COM.MICROSOFT.CONCAT(&quot;*&quot;;[.M4]))" office:value-type="string" office:string-value="/?" calcext:value-type="string">
            <text:p>/?</text:p>
          </table:table-cell>
          <table:table-cell table:number-columns-repeated="4"/>
          <table:table-cell table:style-name="ce60" table:formula="of:=IF(COUNTIF([$Matrix.$B$2:$Matrix.$O$9];[.R4])=1;[.R4];COM.MICROSOFT.CONCAT(&quot;*&quot;;[.R4]))" office:value-type="string" office:string-value="UP" calcext:value-type="string">
            <text:p>UP</text:p>
          </table:table-cell>
          <table:table-cell table:number-columns-repeated="1006"/>
        </table:table-row>
        <table:table-row table:style-name="ro1">
          <table:table-cell table:style-name="ce60" table:formula="of:=IF(COUNTIF([$Matrix.$B$2:$Matrix.$O$9];[.A5])=1;[.A5];COM.MICROSOFT.CONCAT(&quot;*&quot;;[.A5]))" office:value-type="string" office:string-value="Menu" calcext:value-type="string">
            <text:p>Menu</text:p>
          </table:table-cell>
          <table:table-cell table:style-name="ce60" table:formula="of:=IF(COUNTIF([$Matrix.$B$2:$Matrix.$O$9];[.B5])=1;[.B5];COM.MICROSOFT.CONCAT(&quot;*&quot;;[.B5]))" office:value-type="string" office:string-value="T Clr" calcext:value-type="string">
            <text:p>T Clr</text:p>
          </table:table-cell>
          <table:table-cell/>
          <table:table-cell table:style-name="ce65" table:formula="of:=IF(COUNTIF([$Matrix.$B$2:$Matrix.$O$9];[.D5])=1;[.D5];COM.MICROSOFT.CONCAT(&quot;*&quot;;[.D5]))" office:value-type="string" office:string-value="Code" calcext:value-type="string" table:number-columns-spanned="3" table:number-rows-spanned="1">
            <text:p>Code</text:p>
          </table:table-cell>
          <table:covered-table-cell table:style-name="ce66" table:formula="of:=IF(COUNTIF([$Matrix.$B$2:$Matrix.$O$9];[.E5])=1;[.E5];COM.MICROSOFT.CONCAT(&quot;*&quot;;[.E5]))" office:value-type="float" office:value="0" calcext:value-type="float">
            <text:p>0</text:p>
          </table:covered-table-cell>
          <table:covered-table-cell table:style-name="ce66" table:formula="of:=IF(COUNTIF([$Matrix.$B$2:$Matrix.$O$9];[.F5])=1;[.F5];COM.MICROSOFT.CONCAT(&quot;*&quot;;[.F5]))" office:value-type="float" office:value="0" calcext:value-type="float">
            <text:p>0</text:p>
          </table:covered-table-cell>
          <table:table-cell table:style-name="ce67" table:formula="of:=IF(COUNTIF([$Matrix.$B$2:$Matrix.$O$9];[.G5])=1;[.G5];COM.MICROSOFT.CONCAT(&quot;*&quot;;[.G5]))" office:value-type="string" office:string-value="Space" calcext:value-type="string" table:number-columns-spanned="7" table:number-rows-spanned="1">
            <text:p>Space</text:p>
          </table:table-cell>
          <table:covered-table-cell table:style-name="ce66" table:formula="of:=IF(COUNTIF([$Matrix.$B$2:$Matrix.$O$9];[.H5])=1;[.H5];COM.MICROSOFT.CONCAT(&quot;*&quot;;[.H5]))" office:value-type="float" office:value="0" calcext:value-type="float">
            <text:p>0</text:p>
          </table:covered-table-cell>
          <table:covered-table-cell table:style-name="ce66" table:formula="of:=IF(COUNTIF([$Matrix.$B$2:$Matrix.$O$9];[.I5])=1;[.I5];COM.MICROSOFT.CONCAT(&quot;*&quot;;[.I5]))" office:value-type="float" office:value="0" calcext:value-type="float">
            <text:p>0</text:p>
          </table:covered-table-cell>
          <table:covered-table-cell table:style-name="ce66" table:formula="of:=IF(COUNTIF([$Matrix.$B$2:$Matrix.$O$9];[.J5])=1;[.J5];COM.MICROSOFT.CONCAT(&quot;*&quot;;[.J5]))" office:value-type="float" office:value="0" calcext:value-type="float">
            <text:p>0</text:p>
          </table:covered-table-cell>
          <table:covered-table-cell table:style-name="ce66" table:formula="of:=IF(COUNTIF([$Matrix.$B$2:$Matrix.$O$9];[.K5])=1;[.K5];COM.MICROSOFT.CONCAT(&quot;*&quot;;[.K5]))" office:value-type="float" office:value="0" calcext:value-type="float">
            <text:p>0</text:p>
          </table:covered-table-cell>
          <table:covered-table-cell table:style-name="ce66" table:formula="of:=IF(COUNTIF([$Matrix.$B$2:$Matrix.$O$9];[.L5])=1;[.L5];COM.MICROSOFT.CONCAT(&quot;*&quot;;[.L5]))" office:value-type="float" office:value="0" calcext:value-type="float">
            <text:p>0</text:p>
          </table:covered-table-cell>
          <table:covered-table-cell table:style-name="ce66" table:formula="of:=IF(COUNTIF([$Matrix.$B$2:$Matrix.$O$9];[.M5])=1;[.M5];COM.MICROSOFT.CONCAT(&quot;*&quot;;[.M5]))" office:value-type="float" office:value="0" calcext:value-type="float">
            <text:p>0</text:p>
          </table:covered-table-cell>
          <table:table-cell table:number-columns-repeated="2"/>
          <table:table-cell table:style-name="ce60" table:formula="of:=IF(COUNTIF([$Matrix.$B$2:$Matrix.$O$9];[.P5])=1;[.P5];COM.MICROSOFT.CONCAT(&quot;*&quot;;[.P5]))" office:value-type="string" office:string-value="Word" calcext:value-type="string">
            <text:p>Word</text:p>
          </table:table-cell>
          <table:table-cell table:style-name="ce60" table:formula="of:=IF(COUNTIF([$Matrix.$B$2:$Matrix.$O$9];[.Q5])=1;[.Q5];COM.MICROSOFT.CONCAT(&quot;*&quot;;[.Q5]))" office:value-type="string" office:string-value="LEFT" calcext:value-type="string">
            <text:p>LEFT</text:p>
          </table:table-cell>
          <table:table-cell table:style-name="ce60" table:formula="of:=IF(COUNTIF([$Matrix.$B$2:$Matrix.$O$9];[.R5])=1;[.R5];COM.MICROSOFT.CONCAT(&quot;*&quot;;[.R5]))" office:value-type="string" office:string-value="DOWN" calcext:value-type="string">
            <text:p>DOWN</text:p>
          </table:table-cell>
          <table:table-cell table:style-name="ce60" table:formula="of:=IF(COUNTIF([$Matrix.$B$2:$Matrix.$O$9];[.S5])=1;[.S5];COM.MICROSOFT.CONCAT(&quot;*&quot;;[.S5]))" office:value-type="string" office:string-value="RIGHT" calcext:value-type="string">
            <text:p>RIGHT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05"/>
        </table:table-row>
        <table:table-row table:style-name="ro1">
          <table:table-cell table:style-name="ce60" table:formula="of:=COM.MICROSOFT.CONCAT(&quot;K&quot;;[.$T15];[.A$14])" office:value-type="string" office:string-value="K0A" calcext:value-type="string">
            <text:p>K0A</text:p>
          </table:table-cell>
          <table:table-cell table:style-name="ce60" table:formula="of:=COM.MICROSOFT.CONCAT(&quot;K&quot;;[.$T15];[.B$14])" office:value-type="string" office:string-value="K0B" calcext:value-type="string">
            <text:p>K0B</text:p>
          </table:table-cell>
          <table:table-cell table:style-name="ce60" table:formula="of:=COM.MICROSOFT.CONCAT(&quot;K&quot;;[.$T15];[.C$14])" office:value-type="string" office:string-value="K0C" calcext:value-type="string">
            <text:p>K0C</text:p>
          </table:table-cell>
          <table:table-cell table:style-name="ce60" table:formula="of:=COM.MICROSOFT.CONCAT(&quot;K&quot;;[.$T15];[.D$14])" office:value-type="string" office:string-value="K0D" calcext:value-type="string">
            <text:p>K0D</text:p>
          </table:table-cell>
          <table:table-cell table:style-name="ce60" table:formula="of:=COM.MICROSOFT.CONCAT(&quot;K&quot;;[.$T15];[.E$14])" office:value-type="string" office:string-value="K0E" calcext:value-type="string">
            <text:p>K0E</text:p>
          </table:table-cell>
          <table:table-cell table:style-name="ce60" table:formula="of:=COM.MICROSOFT.CONCAT(&quot;K&quot;;[.$T15];[.F$14])" office:value-type="string" office:string-value="K0F" calcext:value-type="string">
            <text:p>K0F</text:p>
          </table:table-cell>
          <table:table-cell table:style-name="ce60" table:formula="of:=COM.MICROSOFT.CONCAT(&quot;K&quot;;[.$T15];[.G$14])" office:value-type="string" office:string-value="K0G" calcext:value-type="string">
            <text:p>K0G</text:p>
          </table:table-cell>
          <table:table-cell table:style-name="ce60" table:formula="of:=COM.MICROSOFT.CONCAT(&quot;K&quot;;[.$T15];[.H$14])" office:value-type="string" office:string-value="K0H" calcext:value-type="string">
            <text:p>K0H</text:p>
          </table:table-cell>
          <table:table-cell table:style-name="ce60" table:formula="of:=COM.MICROSOFT.CONCAT(&quot;K&quot;;[.$T15];[.I$14])" office:value-type="string" office:string-value="K0I" calcext:value-type="string">
            <text:p>K0I</text:p>
          </table:table-cell>
          <table:table-cell table:style-name="ce60" table:formula="of:=COM.MICROSOFT.CONCAT(&quot;K&quot;;[.$T15];[.J$14])" office:value-type="string" office:string-value="K0J" calcext:value-type="string">
            <text:p>K0J</text:p>
          </table:table-cell>
          <table:table-cell table:style-name="ce60" table:formula="of:=COM.MICROSOFT.CONCAT(&quot;K&quot;;[.$T15];[.K$14])" office:value-type="string" office:string-value="K0K" calcext:value-type="string">
            <text:p>K0K</text:p>
          </table:table-cell>
          <table:table-cell table:style-name="ce60" table:formula="of:=COM.MICROSOFT.CONCAT(&quot;K&quot;;[.$T15];[.L$14])" office:value-type="string" office:string-value="K0L" calcext:value-type="string">
            <text:p>K0L</text:p>
          </table:table-cell>
          <table:table-cell table:style-name="ce60" table:formula="of:=COM.MICROSOFT.CONCAT(&quot;K&quot;;[.$T15];[.M$14])" office:value-type="string" office:string-value="K0M" calcext:value-type="string">
            <text:p>K0M</text:p>
          </table:table-cell>
          <table:table-cell table:style-name="ce60" table:formula="of:=COM.MICROSOFT.CONCAT(&quot;K&quot;;[.$T15];[.N$14])" office:value-type="string" office:string-value="K0N" calcext:value-type="string">
            <text:p>K0N</text:p>
          </table:table-cell>
          <table:table-cell table:style-name="ce60" table:formula="of:=COM.MICROSOFT.CONCAT(&quot;K&quot;;[.$T15];[.O$14])" office:value-type="string" office:string-value="K0O" calcext:value-type="string">
            <text:p>K0O</text:p>
          </table:table-cell>
          <table:table-cell table:style-name="ce60" table:formula="of:=COM.MICROSOFT.CONCAT(&quot;K&quot;;[.$T15];[.P$14])" office:value-type="string" office:string-value="K0P" calcext:value-type="string">
            <text:p>K0P</text:p>
          </table:table-cell>
          <table:table-cell table:style-name="ce60" table:formula="of:=COM.MICROSOFT.CONCAT(&quot;K&quot;;[.$T15];[.Q$14])" office:value-type="string" office:string-value="K0Q" calcext:value-type="string">
            <text:p>K0Q</text:p>
          </table:table-cell>
          <table:table-cell table:style-name="ce60" table:formula="of:=COM.MICROSOFT.CONCAT(&quot;K&quot;;[.$T15];[.R$14])" office:value-type="string" office:string-value="K0R" calcext:value-type="string">
            <text:p>K0R</text:p>
          </table:table-cell>
          <table:table-cell table:style-name="ce60" table:formula="of:=COM.MICROSOFT.CONCAT(&quot;K&quot;;[.$T15];[.S$14])" office:value-type="string" office:string-value="K0S" calcext:value-type="string">
            <text:p>K0S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60" table:formula="of:=COM.MICROSOFT.CONCAT(&quot;K&quot;;[.$T16];[.A$14])" office:value-type="string" office:string-value="K1A" calcext:value-type="string">
            <text:p>K1A</text:p>
          </table:table-cell>
          <table:table-cell table:style-name="ce60" table:formula="of:=COM.MICROSOFT.CONCAT(&quot;K&quot;;[.$T16];[.B$14])" office:value-type="string" office:string-value="K1B" calcext:value-type="string">
            <text:p>K1B</text:p>
          </table:table-cell>
          <table:table-cell table:style-name="ce60" table:formula="of:=COM.MICROSOFT.CONCAT(&quot;K&quot;;[.$T16];[.C$14])" office:value-type="string" office:string-value="K1C" calcext:value-type="string">
            <text:p>K1C</text:p>
          </table:table-cell>
          <table:table-cell table:style-name="ce60" table:formula="of:=COM.MICROSOFT.CONCAT(&quot;K&quot;;[.$T16];[.D$14])" office:value-type="string" office:string-value="K1D" calcext:value-type="string">
            <text:p>K1D</text:p>
          </table:table-cell>
          <table:table-cell table:style-name="ce60" table:formula="of:=COM.MICROSOFT.CONCAT(&quot;K&quot;;[.$T16];[.E$14])" office:value-type="string" office:string-value="K1E" calcext:value-type="string">
            <text:p>K1E</text:p>
          </table:table-cell>
          <table:table-cell table:style-name="ce60" table:formula="of:=COM.MICROSOFT.CONCAT(&quot;K&quot;;[.$T16];[.F$14])" office:value-type="string" office:string-value="K1F" calcext:value-type="string">
            <text:p>K1F</text:p>
          </table:table-cell>
          <table:table-cell table:style-name="ce60" table:formula="of:=COM.MICROSOFT.CONCAT(&quot;K&quot;;[.$T16];[.G$14])" office:value-type="string" office:string-value="K1G" calcext:value-type="string">
            <text:p>K1G</text:p>
          </table:table-cell>
          <table:table-cell table:style-name="ce60" table:formula="of:=COM.MICROSOFT.CONCAT(&quot;K&quot;;[.$T16];[.H$14])" office:value-type="string" office:string-value="K1H" calcext:value-type="string">
            <text:p>K1H</text:p>
          </table:table-cell>
          <table:table-cell table:style-name="ce60" table:formula="of:=COM.MICROSOFT.CONCAT(&quot;K&quot;;[.$T16];[.I$14])" office:value-type="string" office:string-value="K1I" calcext:value-type="string">
            <text:p>K1I</text:p>
          </table:table-cell>
          <table:table-cell table:style-name="ce60" table:formula="of:=COM.MICROSOFT.CONCAT(&quot;K&quot;;[.$T16];[.J$14])" office:value-type="string" office:string-value="K1J" calcext:value-type="string">
            <text:p>K1J</text:p>
          </table:table-cell>
          <table:table-cell table:style-name="ce60" table:formula="of:=COM.MICROSOFT.CONCAT(&quot;K&quot;;[.$T16];[.K$14])" office:value-type="string" office:string-value="K1K" calcext:value-type="string">
            <text:p>K1K</text:p>
          </table:table-cell>
          <table:table-cell table:style-name="ce60" table:formula="of:=COM.MICROSOFT.CONCAT(&quot;K&quot;;[.$T16];[.L$14])" office:value-type="string" office:string-value="K1L" calcext:value-type="string">
            <text:p>K1L</text:p>
          </table:table-cell>
          <table:table-cell table:style-name="ce60" table:formula="of:=COM.MICROSOFT.CONCAT(&quot;K&quot;;[.$T16];[.M$14])" office:value-type="string" office:string-value="K1M" calcext:value-type="string">
            <text:p>K1M</text:p>
          </table:table-cell>
          <table:table-cell table:style-name="ce60" table:formula="of:=COM.MICROSOFT.CONCAT(&quot;K&quot;;[.$T16];[.N$14])" office:value-type="string" office:string-value="K1N" calcext:value-type="string">
            <text:p>K1N</text:p>
          </table:table-cell>
          <table:table-cell table:style-name="ce60" table:formula="of:=COM.MICROSOFT.CONCAT(&quot;K&quot;;[.$T16];[.O$14])" office:value-type="string" office:string-value="K1O" calcext:value-type="string">
            <text:p>K1O</text:p>
          </table:table-cell>
          <table:table-cell table:style-name="ce60" table:formula="of:=COM.MICROSOFT.CONCAT(&quot;K&quot;;[.$T16];[.P$14])" office:value-type="string" office:string-value="K1P" calcext:value-type="string">
            <text:p>K1P</text:p>
          </table:table-cell>
          <table:table-cell table:style-name="ce60" table:formula="of:=COM.MICROSOFT.CONCAT(&quot;K&quot;;[.$T16];[.Q$14])" office:value-type="string" office:string-value="K1Q" calcext:value-type="string">
            <text:p>K1Q</text:p>
          </table:table-cell>
          <table:table-cell table:style-name="ce60" table:formula="of:=COM.MICROSOFT.CONCAT(&quot;K&quot;;[.$T16];[.R$14])" office:value-type="string" office:string-value="K1R" calcext:value-type="string">
            <text:p>K1R</text:p>
          </table:table-cell>
          <table:table-cell table:style-name="ce60" table:formula="of:=COM.MICROSOFT.CONCAT(&quot;K&quot;;[.$T16];[.S$14])" office:value-type="string" office:string-value="K1S" calcext:value-type="string">
            <text:p>K1S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60" table:formula="of:=COM.MICROSOFT.CONCAT(&quot;K&quot;;[.$T17];[.A$14])" office:value-type="string" office:string-value="K2A" calcext:value-type="string">
            <text:p>K2A</text:p>
          </table:table-cell>
          <table:table-cell table:style-name="ce60" table:formula="of:=COM.MICROSOFT.CONCAT(&quot;K&quot;;[.$T17];[.B$14])" office:value-type="string" office:string-value="K2B" calcext:value-type="string">
            <text:p>K2B</text:p>
          </table:table-cell>
          <table:table-cell table:style-name="ce60" table:formula="of:=COM.MICROSOFT.CONCAT(&quot;K&quot;;[.$T17];[.C$14])" office:value-type="string" office:string-value="K2C" calcext:value-type="string">
            <text:p>K2C</text:p>
          </table:table-cell>
          <table:table-cell table:style-name="ce60" table:formula="of:=COM.MICROSOFT.CONCAT(&quot;K&quot;;[.$T17];[.D$14])" office:value-type="string" office:string-value="K2D" calcext:value-type="string">
            <text:p>K2D</text:p>
          </table:table-cell>
          <table:table-cell table:style-name="ce60" table:formula="of:=COM.MICROSOFT.CONCAT(&quot;K&quot;;[.$T17];[.E$14])" office:value-type="string" office:string-value="K2E" calcext:value-type="string">
            <text:p>K2E</text:p>
          </table:table-cell>
          <table:table-cell table:style-name="ce60" table:formula="of:=COM.MICROSOFT.CONCAT(&quot;K&quot;;[.$T17];[.F$14])" office:value-type="string" office:string-value="K2F" calcext:value-type="string">
            <text:p>K2F</text:p>
          </table:table-cell>
          <table:table-cell table:style-name="ce60" table:formula="of:=COM.MICROSOFT.CONCAT(&quot;K&quot;;[.$T17];[.G$14])" office:value-type="string" office:string-value="K2G" calcext:value-type="string">
            <text:p>K2G</text:p>
          </table:table-cell>
          <table:table-cell table:style-name="ce60" table:formula="of:=COM.MICROSOFT.CONCAT(&quot;K&quot;;[.$T17];[.H$14])" office:value-type="string" office:string-value="K2H" calcext:value-type="string">
            <text:p>K2H</text:p>
          </table:table-cell>
          <table:table-cell table:style-name="ce60" table:formula="of:=COM.MICROSOFT.CONCAT(&quot;K&quot;;[.$T17];[.I$14])" office:value-type="string" office:string-value="K2I" calcext:value-type="string">
            <text:p>K2I</text:p>
          </table:table-cell>
          <table:table-cell table:style-name="ce60" table:formula="of:=COM.MICROSOFT.CONCAT(&quot;K&quot;;[.$T17];[.J$14])" office:value-type="string" office:string-value="K2J" calcext:value-type="string">
            <text:p>K2J</text:p>
          </table:table-cell>
          <table:table-cell table:style-name="ce60" table:formula="of:=COM.MICROSOFT.CONCAT(&quot;K&quot;;[.$T17];[.K$14])" office:value-type="string" office:string-value="K2K" calcext:value-type="string">
            <text:p>K2K</text:p>
          </table:table-cell>
          <table:table-cell table:style-name="ce60" table:formula="of:=COM.MICROSOFT.CONCAT(&quot;K&quot;;[.$T17];[.L$14])" office:value-type="string" office:string-value="K2L" calcext:value-type="string">
            <text:p>K2L</text:p>
          </table:table-cell>
          <table:table-cell table:style-name="ce60" table:formula="of:=COM.MICROSOFT.CONCAT(&quot;K&quot;;[.$T17];[.M$14])" office:value-type="string" office:string-value="K2M" calcext:value-type="string">
            <text:p>K2M</text:p>
          </table:table-cell>
          <table:table-cell table:style-name="ce60" table:formula="of:=COM.MICROSOFT.CONCAT(&quot;K&quot;;[.$T17];[.N$14])" office:value-type="string" office:string-value="K2N" calcext:value-type="string">
            <text:p>K2N</text:p>
          </table:table-cell>
          <table:table-cell table:style-name="Default"/>
          <table:table-cell table:style-name="ce60" table:formula="of:=COM.MICROSOFT.CONCAT(&quot;K&quot;;[.$T17];[.P$14])" office:value-type="string" office:string-value="K2P" calcext:value-type="string">
            <text:p>K2P</text:p>
          </table:table-cell>
          <table:table-cell table:style-name="ce60" table:formula="of:=COM.MICROSOFT.CONCAT(&quot;K&quot;;[.$T17];[.Q$14])" office:value-type="string" office:string-value="K2Q" calcext:value-type="string">
            <text:p>K2Q</text:p>
          </table:table-cell>
          <table:table-cell table:style-name="ce60" table:formula="of:=COM.MICROSOFT.CONCAT(&quot;K&quot;;[.$T17];[.R$14])" office:value-type="string" office:string-value="K2R" calcext:value-type="string">
            <text:p>K2R</text:p>
          </table:table-cell>
          <table:table-cell table:style-name="ce60" table:formula="of:=COM.MICROSOFT.CONCAT(&quot;K&quot;;[.$T17];[.S$14])" office:value-type="string" office:string-value="K2S" calcext:value-type="string">
            <text:p>K2S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60" table:formula="of:=COM.MICROSOFT.CONCAT(&quot;K&quot;;[.$T18];[.A$14])" office:value-type="string" office:string-value="K3A" calcext:value-type="string">
            <text:p>K3A</text:p>
          </table:table-cell>
          <table:table-cell table:style-name="ce60" table:formula="of:=COM.MICROSOFT.CONCAT(&quot;K&quot;;[.$T18];[.B$14])" office:value-type="string" office:string-value="K3B" calcext:value-type="string">
            <text:p>K3B</text:p>
          </table:table-cell>
          <table:table-cell table:style-name="ce60" table:formula="of:=COM.MICROSOFT.CONCAT(&quot;K&quot;;[.$T18];[.C$14])" office:value-type="string" office:string-value="K3C" calcext:value-type="string">
            <text:p>K3C</text:p>
          </table:table-cell>
          <table:table-cell table:style-name="ce60" table:formula="of:=COM.MICROSOFT.CONCAT(&quot;K&quot;;[.$T18];[.D$14])" office:value-type="string" office:string-value="K3D" calcext:value-type="string">
            <text:p>K3D</text:p>
          </table:table-cell>
          <table:table-cell table:style-name="ce60" table:formula="of:=COM.MICROSOFT.CONCAT(&quot;K&quot;;[.$T18];[.E$14])" office:value-type="string" office:string-value="K3E" calcext:value-type="string">
            <text:p>K3E</text:p>
          </table:table-cell>
          <table:table-cell table:style-name="ce60" table:formula="of:=COM.MICROSOFT.CONCAT(&quot;K&quot;;[.$T18];[.F$14])" office:value-type="string" office:string-value="K3F" calcext:value-type="string">
            <text:p>K3F</text:p>
          </table:table-cell>
          <table:table-cell table:style-name="ce60" table:formula="of:=COM.MICROSOFT.CONCAT(&quot;K&quot;;[.$T18];[.G$14])" office:value-type="string" office:string-value="K3G" calcext:value-type="string">
            <text:p>K3G</text:p>
          </table:table-cell>
          <table:table-cell table:style-name="ce60" table:formula="of:=COM.MICROSOFT.CONCAT(&quot;K&quot;;[.$T18];[.H$14])" office:value-type="string" office:string-value="K3H" calcext:value-type="string">
            <text:p>K3H</text:p>
          </table:table-cell>
          <table:table-cell table:style-name="ce60" table:formula="of:=COM.MICROSOFT.CONCAT(&quot;K&quot;;[.$T18];[.I$14])" office:value-type="string" office:string-value="K3I" calcext:value-type="string">
            <text:p>K3I</text:p>
          </table:table-cell>
          <table:table-cell table:style-name="ce60" table:formula="of:=COM.MICROSOFT.CONCAT(&quot;K&quot;;[.$T18];[.J$14])" office:value-type="string" office:string-value="K3J" calcext:value-type="string">
            <text:p>K3J</text:p>
          </table:table-cell>
          <table:table-cell table:style-name="ce60" table:formula="of:=COM.MICROSOFT.CONCAT(&quot;K&quot;;[.$T18];[.K$14])" office:value-type="string" office:string-value="K3K" calcext:value-type="string">
            <text:p>K3K</text:p>
          </table:table-cell>
          <table:table-cell table:style-name="ce60" table:formula="of:=COM.MICROSOFT.CONCAT(&quot;K&quot;;[.$T18];[.L$14])" office:value-type="string" office:string-value="K3L" calcext:value-type="string">
            <text:p>K3L</text:p>
          </table:table-cell>
          <table:table-cell table:style-name="ce60" table:formula="of:=COM.MICROSOFT.CONCAT(&quot;K&quot;;[.$T18];[.M$14])" office:value-type="string" office:string-value="K3M" calcext:value-type="string">
            <text:p>K3M</text:p>
          </table:table-cell>
          <table:table-cell table:style-name="Default" table:number-columns-repeated="4"/>
          <table:table-cell table:style-name="ce60" table:formula="of:=COM.MICROSOFT.CONCAT(&quot;K&quot;;[.$T18];[.R$14])" office:value-type="string" office:string-value="K3R" calcext:value-type="string">
            <text:p>K3R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60" table:formula="of:=COM.MICROSOFT.CONCAT(&quot;K&quot;;[.$T19];[.A$14])" office:value-type="string" office:string-value="K4A" calcext:value-type="string">
            <text:p>K4A</text:p>
          </table:table-cell>
          <table:table-cell table:style-name="ce60" table:formula="of:=COM.MICROSOFT.CONCAT(&quot;K&quot;;[.$T19];[.B$14])" office:value-type="string" office:string-value="K4B" calcext:value-type="string">
            <text:p>K4B</text:p>
          </table:table-cell>
          <table:table-cell table:style-name="Default"/>
          <table:table-cell table:style-name="ce60" table:formula="of:=COM.MICROSOFT.CONCAT(&quot;K&quot;;[.$T19];[.D$14])" office:value-type="string" office:string-value="K4D" calcext:value-type="string">
            <text:p>K4D</text:p>
          </table:table-cell>
          <table:table-cell table:style-name="Default" table:number-columns-repeated="2"/>
          <table:table-cell table:style-name="ce60" table:formula="of:=COM.MICROSOFT.CONCAT(&quot;K&quot;;[.$T19];[.G$14])" office:value-type="string" office:string-value="K4G" calcext:value-type="string">
            <text:p>K4G</text:p>
          </table:table-cell>
          <table:table-cell table:style-name="Default" table:number-columns-repeated="8"/>
          <table:table-cell table:style-name="ce60" table:formula="of:=COM.MICROSOFT.CONCAT(&quot;K&quot;;[.$T19];[.P$14])" office:value-type="string" office:string-value="K4P" calcext:value-type="string">
            <text:p>K4P</text:p>
          </table:table-cell>
          <table:table-cell table:style-name="ce60" table:formula="of:=COM.MICROSOFT.CONCAT(&quot;K&quot;;[.$T19];[.Q$14])" office:value-type="string" office:string-value="K4Q" calcext:value-type="string">
            <text:p>K4Q</text:p>
          </table:table-cell>
          <table:table-cell table:style-name="ce60" table:formula="of:=COM.MICROSOFT.CONCAT(&quot;K&quot;;[.$T19];[.R$14])" office:value-type="string" office:string-value="K4R" calcext:value-type="string">
            <text:p>K4R</text:p>
          </table:table-cell>
          <table:table-cell table:style-name="ce60" table:formula="of:=COM.MICROSOFT.CONCAT(&quot;K&quot;;[.$T19];[.S$14])" office:value-type="string" office:string-value="K4S" calcext:value-type="string">
            <text:p>K4S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20"/>
          <table:table-cell office:value-type="string" calcext:value-type="string">
            <text:p>We need this for empty spots in the matrix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KC_NO</text:p>
          </table:table-cell>
          <table:table-cell table:number-columns-repeated="100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Layout.A8:Layout.S9 Layout.A12:Layout.B12 Layout.P12:Layout.S12 Layout.A11:Layout.M11 Layout.D12:Layout.M12 Layout.R11:Layout.R11 Layout.A10:Layout.N10 Layout.P10:Layout.S10 Layout.A15:Layout.S16 Layout.A19:Layout.B19 Layout.R17:Layout.R19 Layout.A18:Layout.M18 Layout.G19:Layout.G19 Layout.A17:Layout.N17 Layout.P17:Layout.Q17 Layout.P19:Layout.Q19 Layout.S17:Layout.S17 Layout.S19:Layout.S19 Layout.D19:Layout.D19">
            <calcext:condition calcext:apply-style-name="Good" calcext:value="not-contains-text(&quot;*&quot;)" calcext:base-cell-address="Layout.A8"/>
            <calcext:condition calcext:apply-style-name="Bad" calcext:value="contains-text(&quot;*&quot;)" calcext:base-cell-address="Layout.A8"/>
          </calcext:conditional-format>
        </calcext:conditional-formats>
      </table:table>
      <table:table table:name="Bullshit" table:style-name="ta1">
        <table:table-column table:style-name="co7" table:number-columns-repeated="2" table:default-cell-style-name="ce71"/>
        <table:table-column table:style-name="co8" table:default-cell-style-name="ce71"/>
        <table:table-column table:style-name="co7" table:number-columns-repeated="8" table:default-cell-style-name="ce71"/>
        <table:table-column table:style-name="co6" table:number-columns-repeated="1011" table:default-cell-style-name="ce71"/>
        <table:table-column table:style-name="co6" table:number-columns-repeated="2" table:default-cell-style-name="ce73"/>
        <table:table-row table:style-name="ro2">
          <table:table-cell/>
          <table:table-cell table:style-name="ce73"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77"/>
          <table:table-cell table:style-name="ce79" office:value-type="float" office:value="1" calcext:value-type="float">
            <text:p>1</text:p>
          </table:table-cell>
          <table:table-cell table:style-name="ce79" table:formula="of:=[.N1]+1" office:value-type="float" office:value="2" calcext:value-type="float">
            <text:p>2</text:p>
          </table:table-cell>
          <table:table-cell table:style-name="ce79" table:formula="of:=[.O1]+1" office:value-type="float" office:value="3" calcext:value-type="float">
            <text:p>3</text:p>
          </table:table-cell>
          <table:table-cell table:style-name="ce79" table:formula="of:=[.P1]+1" office:value-type="float" office:value="4" calcext:value-type="float">
            <text:p>4</text:p>
          </table:table-cell>
          <table:table-cell table:style-name="ce79" table:formula="of:=[.Q1]+1" office:value-type="float" office:value="5" calcext:value-type="float">
            <text:p>5</text:p>
          </table:table-cell>
          <table:table-cell table:style-name="ce79" table:formula="of:=[.R1]+1" office:value-type="float" office:value="6" calcext:value-type="float">
            <text:p>6</text:p>
          </table:table-cell>
          <table:table-cell table:style-name="ce79" table:formula="of:=[.S1]+1" office:value-type="float" office:value="7" calcext:value-type="float">
            <text:p>7</text:p>
          </table:table-cell>
          <table:table-cell table:style-name="ce79" table:formula="of:=[.T1]+1" office:value-type="float" office:value="8" calcext:value-type="float">
            <text:p>8</text:p>
          </table:table-cell>
          <table:table-cell table:style-name="ce79" table:formula="of:=[.U1]+1" office:value-type="float" office:value="9" calcext:value-type="float">
            <text:p>9</text:p>
          </table:table-cell>
          <table:table-cell table:style-name="ce79" table:formula="of:=[.V1]+1" office:value-type="float" office:value="10" calcext:value-type="float">
            <text:p>10</text:p>
          </table:table-cell>
          <table:table-cell table:style-name="ce79" table:formula="of:=[.W1]+1" office:value-type="float" office:value="11" calcext:value-type="float">
            <text:p>11</text:p>
          </table:table-cell>
          <table:table-cell table:style-name="ce79" table:formula="of:=[.X1]+1" office:value-type="float" office:value="12" calcext:value-type="float">
            <text:p>12</text:p>
          </table:table-cell>
          <table:table-cell table:style-name="ce79" table:formula="of:=[.Y1]+1" office:value-type="float" office:value="13" calcext:value-type="float">
            <text:p>13</text:p>
          </table:table-cell>
          <table:table-cell table:style-name="ce79" table:formula="of:=[.Z1]+1" office:value-type="float" office:value="14" calcext:value-type="float">
            <text:p>14</text:p>
          </table:table-cell>
          <table:table-cell table:number-columns-repeated="997"/>
        </table:table-row>
        <table:table-row table:style-name="ro2">
          <table:table-cell table:style-name="ce72" office:value-type="float" office:value="0" calcext:value-type="float">
            <text:p>0</text:p>
          </table:table-cell>
          <table:table-cell table:style-name="ce73" table:formula="of:=FLOOR([.A2]/7)" office:value-type="float" office:value="0" calcext:value-type="float">
            <text:p>0</text:p>
          </table:table-cell>
          <table:table-cell table:style-name="ce73" table:formula="of:=MOD([.A2];7)" office:value-type="float" office:value="0" calcext:value-type="float">
            <text:p>0</text:p>
          </table:table-cell>
          <table:table-cell table:style-name="ce74" table:formula="of:=IFERROR(MATCH(INDIRECT(ADDRESS([.D$1]+2;[.$B2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E$1]+2;[.$B2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F$1]+2;[.$B2]+2; 1; ;&quot;Matrix&quot;));[$Layout.$A$1:$Layout.$S$1];0);-1)" office:value-type="float" office:value="1" calcext:value-type="float">
            <text:p>1</text:p>
          </table:table-cell>
          <table:table-cell table:style-name="ce74" table:formula="of:=IFERROR(MATCH(INDIRECT(ADDRESS([.G$1]+2;[.$B2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H$1]+2;[.$B2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I$1]+2;[.$B2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J$1]+2;[.$B2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K$1]+2;[.$B2]+2; 1; ;&quot;Matrix&quot;));[$Layout.$A$1:$Layout.$S$1];0);-1)" office:value-type="float" office:value="-1" calcext:value-type="float">
            <text:p>-1</text:p>
          </table:table-cell>
          <table:table-cell table:style-name="ce76"/>
          <table:table-cell table:style-name="ce78" office:value-type="float" office:value="0" calcext:value-type="float">
            <text:p>0</text:p>
          </table:table-cell>
          <table:table-cell table:style-name="ce75" table:formula="of:=INDIRECT(ADDRESS(([.N$1]*7);[.$M2]+4))" office:value-type="float" office:value="2" calcext:value-type="float">
            <text:p>2</text:p>
          </table:table-cell>
          <table:table-cell table:style-name="ce75" table:formula="of:=INDIRECT(ADDRESS(([.O$1]*7);[.$M2]+4))" office:value-type="float" office:value="1" calcext:value-type="float">
            <text:p>1</text:p>
          </table:table-cell>
          <table:table-cell table:style-name="ce75" table:formula="of:=INDIRECT(ADDRESS(([.P$1]*7);[.$M2]+4))" office:value-type="float" office:value="21" calcext:value-type="float">
            <text:p>21</text:p>
          </table:table-cell>
          <table:table-cell table:style-name="ce75" table:formula="of:=INDIRECT(ADDRESS(([.Q$1]*7);[.$M2]+4))" office:value-type="float" office:value="21" calcext:value-type="float">
            <text:p>21</text:p>
          </table:table-cell>
          <table:table-cell table:style-name="ce75" table:formula="of:=INDIRECT(ADDRESS(([.R$1]*7);[.$M2]+4))" office:value-type="float" office:value="21" calcext:value-type="float">
            <text:p>21</text:p>
          </table:table-cell>
          <table:table-cell table:style-name="ce75" table:formula="of:=INDIRECT(ADDRESS(([.S$1]*7);[.$M2]+4))" office:value-type="float" office:value="21" calcext:value-type="float">
            <text:p>21</text:p>
          </table:table-cell>
          <table:table-cell table:style-name="ce75" table:formula="of:=INDIRECT(ADDRESS(([.T$1]*7);[.$M2]+4))" office:value-type="float" office:value="8" calcext:value-type="float">
            <text:p>8</text:p>
          </table:table-cell>
          <table:table-cell table:style-name="ce75" table:formula="of:=INDIRECT(ADDRESS(([.U$1]*7);[.$M2]+4))" office:value-type="float" office:value="9" calcext:value-type="float">
            <text:p>9</text:p>
          </table:table-cell>
          <table:table-cell table:style-name="ce75" table:formula="of:=INDIRECT(ADDRESS(([.V$1]*7);[.$M2]+4))" office:value-type="float" office:value="21" calcext:value-type="float">
            <text:p>21</text:p>
          </table:table-cell>
          <table:table-cell table:style-name="ce75" table:formula="of:=INDIRECT(ADDRESS(([.W$1]*7);[.$M2]+4))" office:value-type="float" office:value="21" calcext:value-type="float">
            <text:p>21</text:p>
          </table:table-cell>
          <table:table-cell table:style-name="ce75" table:formula="of:=INDIRECT(ADDRESS(([.X$1]*7);[.$M2]+4))" office:value-type="float" office:value="14" calcext:value-type="float">
            <text:p>14</text:p>
          </table:table-cell>
          <table:table-cell table:style-name="ce75" table:formula="of:=INDIRECT(ADDRESS(([.Y$1]*7);[.$M2]+4))" office:value-type="float" office:value="16" calcext:value-type="float">
            <text:p>16</text:p>
          </table:table-cell>
          <table:table-cell table:style-name="ce75" table:formula="of:=INDIRECT(ADDRESS(([.Z$1]*7);[.$M2]+4))" office:value-type="float" office:value="18" calcext:value-type="float">
            <text:p>18</text:p>
          </table:table-cell>
          <table:table-cell table:style-name="ce75" table:formula="of:=INDIRECT(ADDRESS(([.AA$1]*7);[.$M2]+4))" office:value-type="float" office:value="21" calcext:value-type="float">
            <text:p>21</text:p>
          </table:table-cell>
          <table:table-cell table:number-columns-repeated="997"/>
        </table:table-row>
        <table:table-row table:style-name="ro2">
          <table:table-cell table:formula="of:=[.A2]+1" office:value-type="float" office:value="1" calcext:value-type="float">
            <text:p>1</text:p>
          </table:table-cell>
          <table:table-cell table:style-name="ce73" table:formula="of:=FLOOR([.A3]/7)" office:value-type="float" office:value="0" calcext:value-type="float">
            <text:p>0</text:p>
          </table:table-cell>
          <table:table-cell table:style-name="ce73" table:formula="of:=MOD([.A3];7)" office:value-type="float" office:value="1" calcext:value-type="float">
            <text:p>1</text:p>
          </table:table-cell>
          <table:table-cell table:style-name="ce74" table:formula="of:=IFERROR(MATCH(INDIRECT(ADDRESS([.D$1]+2;[.$B3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E$1]+2;[.$B3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F$1]+2;[.$B3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G$1]+2;[.$B3]+2; 1; ;&quot;Matrix&quot;));[$Layout.$A$2:$Layout.$S$2];0);-1)" office:value-type="float" office:value="1" calcext:value-type="float">
            <text:p>1</text:p>
          </table:table-cell>
          <table:table-cell table:style-name="ce74" table:formula="of:=IFERROR(MATCH(INDIRECT(ADDRESS([.H$1]+2;[.$B3]+2; 1; ;&quot;Matrix&quot;));[$Layout.$A$2:$Layout.$S$2];0);-1)" office:value-type="float" office:value="2" calcext:value-type="float">
            <text:p>2</text:p>
          </table:table-cell>
          <table:table-cell table:style-name="ce74" table:formula="of:=IFERROR(MATCH(INDIRECT(ADDRESS([.I$1]+2;[.$B3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J$1]+2;[.$B3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K$1]+2;[.$B3]+2; 1; ;&quot;Matrix&quot;));[$Layout.$A$2:$Layout.$S$2];0);-1)" office:value-type="float" office:value="-1" calcext:value-type="float">
            <text:p>-1</text:p>
          </table:table-cell>
          <table:table-cell table:style-name="ce76"/>
          <table:table-cell table:style-name="ce78" table:formula="of:=[.M2]+1" office:value-type="float" office:value="1" calcext:value-type="float">
            <text:p>1</text:p>
          </table:table-cell>
          <table:table-cell table:style-name="ce75" table:formula="of:=INDIRECT(ADDRESS(([.N$1]*7);[.$M3]+4))" office:value-type="float" office:value="1" calcext:value-type="float">
            <text:p>1</text:p>
          </table:table-cell>
          <table:table-cell table:style-name="ce75" table:formula="of:=INDIRECT(ADDRESS(([.O$1]*7);[.$M3]+4))" office:value-type="float" office:value="2" calcext:value-type="float">
            <text:p>2</text:p>
          </table:table-cell>
          <table:table-cell table:style-name="ce75" table:formula="of:=INDIRECT(ADDRESS(([.P$1]*7);[.$M3]+4))" office:value-type="float" office:value="21" calcext:value-type="float">
            <text:p>21</text:p>
          </table:table-cell>
          <table:table-cell table:style-name="ce75" table:formula="of:=INDIRECT(ADDRESS(([.Q$1]*7);[.$M3]+4))" office:value-type="float" office:value="4" calcext:value-type="float">
            <text:p>4</text:p>
          </table:table-cell>
          <table:table-cell table:style-name="ce75" table:formula="of:=INDIRECT(ADDRESS(([.R$1]*7);[.$M3]+4))" office:value-type="float" office:value="5" calcext:value-type="float">
            <text:p>5</text:p>
          </table:table-cell>
          <table:table-cell table:style-name="ce75" table:formula="of:=INDIRECT(ADDRESS(([.S$1]*7);[.$M3]+4))" office:value-type="float" office:value="6" calcext:value-type="float">
            <text:p>6</text:p>
          </table:table-cell>
          <table:table-cell table:style-name="ce75" table:formula="of:=INDIRECT(ADDRESS(([.T$1]*7);[.$M3]+4))" office:value-type="float" office:value="7" calcext:value-type="float">
            <text:p>7</text:p>
          </table:table-cell>
          <table:table-cell table:style-name="ce75" table:formula="of:=INDIRECT(ADDRESS(([.U$1]*7);[.$M3]+4))" office:value-type="float" office:value="10" calcext:value-type="float">
            <text:p>10</text:p>
          </table:table-cell>
          <table:table-cell table:style-name="ce75" table:formula="of:=INDIRECT(ADDRESS(([.V$1]*7);[.$M3]+4))" office:value-type="float" office:value="11" calcext:value-type="float">
            <text:p>11</text:p>
          </table:table-cell>
          <table:table-cell table:style-name="ce75" table:formula="of:=INDIRECT(ADDRESS(([.W$1]*7);[.$M3]+4))" office:value-type="float" office:value="12" calcext:value-type="float">
            <text:p>12</text:p>
          </table:table-cell>
          <table:table-cell table:style-name="ce75" table:formula="of:=INDIRECT(ADDRESS(([.X$1]*7);[.$M3]+4))" office:value-type="float" office:value="13" calcext:value-type="float">
            <text:p>13</text:p>
          </table:table-cell>
          <table:table-cell table:style-name="ce75" table:formula="of:=INDIRECT(ADDRESS(([.Y$1]*7);[.$M3]+4))" office:value-type="float" office:value="17" calcext:value-type="float">
            <text:p>17</text:p>
          </table:table-cell>
          <table:table-cell table:style-name="ce75" table:formula="of:=INDIRECT(ADDRESS(([.Z$1]*7);[.$M3]+4))" office:value-type="float" office:value="18" calcext:value-type="float">
            <text:p>18</text:p>
          </table:table-cell>
          <table:table-cell table:style-name="ce75" table:formula="of:=INDIRECT(ADDRESS(([.AA$1]*7);[.$M3]+4))" office:value-type="float" office:value="21" calcext:value-type="float">
            <text:p>21</text:p>
          </table:table-cell>
          <table:table-cell table:number-columns-repeated="997"/>
        </table:table-row>
        <table:table-row table:style-name="ro2">
          <table:table-cell table:formula="of:=[.A3]+1" office:value-type="float" office:value="2" calcext:value-type="float">
            <text:p>2</text:p>
          </table:table-cell>
          <table:table-cell table:style-name="ce73" table:formula="of:=FLOOR([.A4]/7)" office:value-type="float" office:value="0" calcext:value-type="float">
            <text:p>0</text:p>
          </table:table-cell>
          <table:table-cell table:style-name="ce73" table:formula="of:=MOD([.A4];7)" office:value-type="float" office:value="2" calcext:value-type="float">
            <text:p>2</text:p>
          </table:table-cell>
          <table:table-cell table:style-name="ce74" table:formula="of:=IFERROR(MATCH(INDIRECT(ADDRESS([.D$1]+2;[.$B4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E$1]+2;[.$B4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F$1]+2;[.$B4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G$1]+2;[.$B4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H$1]+2;[.$B4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I$1]+2;[.$B4]+2; 1; ;&quot;Matrix&quot;));[$Layout.$A$3:$Layout.$S$3];0);-1)" office:value-type="float" office:value="1" calcext:value-type="float">
            <text:p>1</text:p>
          </table:table-cell>
          <table:table-cell table:style-name="ce74" table:formula="of:=IFERROR(MATCH(INDIRECT(ADDRESS([.J$1]+2;[.$B4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K$1]+2;[.$B4]+2; 1; ;&quot;Matrix&quot;));[$Layout.$A$3:$Layout.$S$3];0);-1)" office:value-type="float" office:value="-1" calcext:value-type="float">
            <text:p>-1</text:p>
          </table:table-cell>
          <table:table-cell table:style-name="ce76"/>
          <table:table-cell table:style-name="ce78" table:formula="of:=[.M3]+1" office:value-type="float" office:value="2" calcext:value-type="float">
            <text:p>2</text:p>
          </table:table-cell>
          <table:table-cell table:style-name="ce75" table:formula="of:=INDIRECT(ADDRESS(([.N$1]*7);[.$M4]+4))" office:value-type="float" office:value="1" calcext:value-type="float">
            <text:p>1</text:p>
          </table:table-cell>
          <table:table-cell table:style-name="ce75" table:formula="of:=INDIRECT(ADDRESS(([.O$1]*7);[.$M4]+4))" office:value-type="float" office:value="2" calcext:value-type="float">
            <text:p>2</text:p>
          </table:table-cell>
          <table:table-cell table:style-name="ce75" table:formula="of:=INDIRECT(ADDRESS(([.P$1]*7);[.$M4]+4))" office:value-type="float" office:value="21" calcext:value-type="float">
            <text:p>21</text:p>
          </table:table-cell>
          <table:table-cell table:style-name="ce75" table:formula="of:=INDIRECT(ADDRESS(([.Q$1]*7);[.$M4]+4))" office:value-type="float" office:value="3" calcext:value-type="float">
            <text:p>3</text:p>
          </table:table-cell>
          <table:table-cell table:style-name="ce75" table:formula="of:=INDIRECT(ADDRESS(([.R$1]*7);[.$M4]+4))" office:value-type="float" office:value="21" calcext:value-type="float">
            <text:p>21</text:p>
          </table:table-cell>
          <table:table-cell table:style-name="ce75" table:formula="of:=INDIRECT(ADDRESS(([.S$1]*7);[.$M4]+4))" office:value-type="float" office:value="21" calcext:value-type="float">
            <text:p>21</text:p>
          </table:table-cell>
          <table:table-cell table:style-name="ce75" table:formula="of:=INDIRECT(ADDRESS(([.T$1]*7);[.$M4]+4))" office:value-type="float" office:value="8" calcext:value-type="float">
            <text:p>8</text:p>
          </table:table-cell>
          <table:table-cell table:style-name="ce75" table:formula="of:=INDIRECT(ADDRESS(([.U$1]*7);[.$M4]+4))" office:value-type="float" office:value="9" calcext:value-type="float">
            <text:p>9</text:p>
          </table:table-cell>
          <table:table-cell table:style-name="ce75" table:formula="of:=INDIRECT(ADDRESS(([.V$1]*7);[.$M4]+4))" office:value-type="float" office:value="15" calcext:value-type="float">
            <text:p>15</text:p>
          </table:table-cell>
          <table:table-cell table:style-name="ce75" table:formula="of:=INDIRECT(ADDRESS(([.W$1]*7);[.$M4]+4))" office:value-type="float" office:value="21" calcext:value-type="float">
            <text:p>21</text:p>
          </table:table-cell>
          <table:table-cell table:style-name="ce75" table:formula="of:=INDIRECT(ADDRESS(([.X$1]*7);[.$M4]+4))" office:value-type="float" office:value="14" calcext:value-type="float">
            <text:p>14</text:p>
          </table:table-cell>
          <table:table-cell table:style-name="ce75" table:formula="of:=INDIRECT(ADDRESS(([.Y$1]*7);[.$M4]+4))" office:value-type="float" office:value="16" calcext:value-type="float">
            <text:p>16</text:p>
          </table:table-cell>
          <table:table-cell table:style-name="ce75" table:formula="of:=INDIRECT(ADDRESS(([.Z$1]*7);[.$M4]+4))" office:value-type="float" office:value="18" calcext:value-type="float">
            <text:p>18</text:p>
          </table:table-cell>
          <table:table-cell table:style-name="ce75" table:formula="of:=INDIRECT(ADDRESS(([.AA$1]*7);[.$M4]+4))" office:value-type="float" office:value="21" calcext:value-type="float">
            <text:p>21</text:p>
          </table:table-cell>
          <table:table-cell table:number-columns-repeated="997"/>
        </table:table-row>
        <table:table-row table:style-name="ro2">
          <table:table-cell table:formula="of:=[.A4]+1" office:value-type="float" office:value="3" calcext:value-type="float">
            <text:p>3</text:p>
          </table:table-cell>
          <table:table-cell table:style-name="ce73" table:formula="of:=FLOOR([.A5]/7)" office:value-type="float" office:value="0" calcext:value-type="float">
            <text:p>0</text:p>
          </table:table-cell>
          <table:table-cell table:style-name="ce73" table:formula="of:=MOD([.A5];7)" office:value-type="float" office:value="3" calcext:value-type="float">
            <text:p>3</text:p>
          </table:table-cell>
          <table:table-cell table:style-name="ce74" table:formula="of:=IFERROR(MATCH(INDIRECT(ADDRESS([.D$1]+2;[.$B5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E$1]+2;[.$B5]+2; 1; ;&quot;Matrix&quot;));[$Layout.$A$4:$Layout.$S$4];0);-1)" office:value-type="float" office:value="1" calcext:value-type="float">
            <text:p>1</text:p>
          </table:table-cell>
          <table:table-cell table:style-name="ce74" table:formula="of:=IFERROR(MATCH(INDIRECT(ADDRESS([.F$1]+2;[.$B5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G$1]+2;[.$B5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H$1]+2;[.$B5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I$1]+2;[.$B5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J$1]+2;[.$B5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K$1]+2;[.$B5]+2; 1; ;&quot;Matrix&quot;));[$Layout.$A$4:$Layout.$S$4];0);-1)" office:value-type="float" office:value="-1" calcext:value-type="float">
            <text:p>-1</text:p>
          </table:table-cell>
          <table:table-cell table:style-name="ce76"/>
          <table:table-cell table:style-name="ce78" table:formula="of:=[.M4]+1" office:value-type="float" office:value="3" calcext:value-type="float">
            <text:p>3</text:p>
          </table:table-cell>
          <table:table-cell table:style-name="ce75" table:formula="of:=INDIRECT(ADDRESS(([.N$1]*7);[.$M5]+4))" office:value-type="float" office:value="1" calcext:value-type="float">
            <text:p>1</text:p>
          </table:table-cell>
          <table:table-cell table:style-name="ce75" table:formula="of:=INDIRECT(ADDRESS(([.O$1]*7);[.$M5]+4))" office:value-type="float" office:value="21" calcext:value-type="float">
            <text:p>21</text:p>
          </table:table-cell>
          <table:table-cell table:style-name="ce75" table:formula="of:=INDIRECT(ADDRESS(([.P$1]*7);[.$M5]+4))" office:value-type="float" office:value="21" calcext:value-type="float">
            <text:p>21</text:p>
          </table:table-cell>
          <table:table-cell table:style-name="ce75" table:formula="of:=INDIRECT(ADDRESS(([.Q$1]*7);[.$M5]+4))" office:value-type="float" office:value="4" calcext:value-type="float">
            <text:p>4</text:p>
          </table:table-cell>
          <table:table-cell table:style-name="ce75" table:formula="of:=INDIRECT(ADDRESS(([.R$1]*7);[.$M5]+4))" office:value-type="float" office:value="5" calcext:value-type="float">
            <text:p>5</text:p>
          </table:table-cell>
          <table:table-cell table:style-name="ce75" table:formula="of:=INDIRECT(ADDRESS(([.S$1]*7);[.$M5]+4))" office:value-type="float" office:value="6" calcext:value-type="float">
            <text:p>6</text:p>
          </table:table-cell>
          <table:table-cell table:style-name="ce75" table:formula="of:=INDIRECT(ADDRESS(([.T$1]*7);[.$M5]+4))" office:value-type="float" office:value="7" calcext:value-type="float">
            <text:p>7</text:p>
          </table:table-cell>
          <table:table-cell table:style-name="ce75" table:formula="of:=INDIRECT(ADDRESS(([.U$1]*7);[.$M5]+4))" office:value-type="float" office:value="10" calcext:value-type="float">
            <text:p>10</text:p>
          </table:table-cell>
          <table:table-cell table:style-name="ce75" table:formula="of:=INDIRECT(ADDRESS(([.V$1]*7);[.$M5]+4))" office:value-type="float" office:value="11" calcext:value-type="float">
            <text:p>11</text:p>
          </table:table-cell>
          <table:table-cell table:style-name="ce75" table:formula="of:=INDIRECT(ADDRESS(([.W$1]*7);[.$M5]+4))" office:value-type="float" office:value="12" calcext:value-type="float">
            <text:p>12</text:p>
          </table:table-cell>
          <table:table-cell table:style-name="ce75" table:formula="of:=INDIRECT(ADDRESS(([.X$1]*7);[.$M5]+4))" office:value-type="float" office:value="13" calcext:value-type="float">
            <text:p>13</text:p>
          </table:table-cell>
          <table:table-cell table:style-name="ce75" table:formula="of:=INDIRECT(ADDRESS(([.Y$1]*7);[.$M5]+4))" office:value-type="float" office:value="17" calcext:value-type="float">
            <text:p>17</text:p>
          </table:table-cell>
          <table:table-cell table:style-name="ce75" table:formula="of:=INDIRECT(ADDRESS(([.Z$1]*7);[.$M5]+4))" office:value-type="float" office:value="19" calcext:value-type="float">
            <text:p>19</text:p>
          </table:table-cell>
          <table:table-cell table:style-name="ce75" table:formula="of:=INDIRECT(ADDRESS(([.AA$1]*7);[.$M5]+4))" office:value-type="float" office:value="21" calcext:value-type="float">
            <text:p>21</text:p>
          </table:table-cell>
          <table:table-cell table:number-columns-repeated="997"/>
        </table:table-row>
        <table:table-row table:style-name="ro2">
          <table:table-cell table:formula="of:=[.A5]+1" office:value-type="float" office:value="4" calcext:value-type="float">
            <text:p>4</text:p>
          </table:table-cell>
          <table:table-cell table:style-name="ce73" table:formula="of:=FLOOR([.A6]/7)" office:value-type="float" office:value="0" calcext:value-type="float">
            <text:p>0</text:p>
          </table:table-cell>
          <table:table-cell table:style-name="ce73" table:formula="of:=MOD([.A6];7)" office:value-type="float" office:value="4" calcext:value-type="float">
            <text:p>4</text:p>
          </table:table-cell>
          <table:table-cell table:style-name="ce74" table:formula="of:=IFERROR(MATCH(INDIRECT(ADDRESS([.D$1]+2;[.$B6]+2; 1; ;&quot;Matrix&quot;));[$Layout.$A$5:$Layout.$S$5];0);-1)" office:value-type="float" office:value="2" calcext:value-type="float">
            <text:p>2</text:p>
          </table:table-cell>
          <table:table-cell table:style-name="ce74" table:formula="of:=IFERROR(MATCH(INDIRECT(ADDRESS([.E$1]+2;[.$B6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F$1]+2;[.$B6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G$1]+2;[.$B6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H$1]+2;[.$B6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I$1]+2;[.$B6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J$1]+2;[.$B6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K$1]+2;[.$B6]+2; 1; ;&quot;Matrix&quot;));[$Layout.$A$5:$Layout.$S$5];0);-1)" office:value-type="float" office:value="7" calcext:value-type="float">
            <text:p>7</text:p>
          </table:table-cell>
          <table:table-cell table:style-name="ce76"/>
          <table:table-cell table:style-name="ce78" table:formula="of:=[.M5]+1" office:value-type="float" office:value="4" calcext:value-type="float">
            <text:p>4</text:p>
          </table:table-cell>
          <table:table-cell table:style-name="ce75" table:formula="of:=INDIRECT(ADDRESS(([.N$1]*7);[.$M6]+4))" office:value-type="float" office:value="2" calcext:value-type="float">
            <text:p>2</text:p>
          </table:table-cell>
          <table:table-cell table:style-name="ce75" table:formula="of:=INDIRECT(ADDRESS(([.O$1]*7);[.$M6]+4))" office:value-type="float" office:value="3" calcext:value-type="float">
            <text:p>3</text:p>
          </table:table-cell>
          <table:table-cell table:style-name="ce75" table:formula="of:=INDIRECT(ADDRESS(([.P$1]*7);[.$M6]+4))" office:value-type="float" office:value="21" calcext:value-type="float">
            <text:p>21</text:p>
          </table:table-cell>
          <table:table-cell table:style-name="ce75" table:formula="of:=INDIRECT(ADDRESS(([.Q$1]*7);[.$M6]+4))" office:value-type="float" office:value="4" calcext:value-type="float">
            <text:p>4</text:p>
          </table:table-cell>
          <table:table-cell table:style-name="ce75" table:formula="of:=INDIRECT(ADDRESS(([.R$1]*7);[.$M6]+4))" office:value-type="float" office:value="5" calcext:value-type="float">
            <text:p>5</text:p>
          </table:table-cell>
          <table:table-cell table:style-name="ce75" table:formula="of:=INDIRECT(ADDRESS(([.S$1]*7);[.$M6]+4))" office:value-type="float" office:value="6" calcext:value-type="float">
            <text:p>6</text:p>
          </table:table-cell>
          <table:table-cell table:style-name="ce75" table:formula="of:=INDIRECT(ADDRESS(([.T$1]*7);[.$M6]+4))" office:value-type="float" office:value="7" calcext:value-type="float">
            <text:p>7</text:p>
          </table:table-cell>
          <table:table-cell table:style-name="ce75" table:formula="of:=INDIRECT(ADDRESS(([.U$1]*7);[.$M6]+4))" office:value-type="float" office:value="10" calcext:value-type="float">
            <text:p>10</text:p>
          </table:table-cell>
          <table:table-cell table:style-name="ce75" table:formula="of:=INDIRECT(ADDRESS(([.V$1]*7);[.$M6]+4))" office:value-type="float" office:value="11" calcext:value-type="float">
            <text:p>11</text:p>
          </table:table-cell>
          <table:table-cell table:style-name="ce75" table:formula="of:=INDIRECT(ADDRESS(([.W$1]*7);[.$M6]+4))" office:value-type="float" office:value="12" calcext:value-type="float">
            <text:p>12</text:p>
          </table:table-cell>
          <table:table-cell table:style-name="ce75" table:formula="of:=INDIRECT(ADDRESS(([.X$1]*7);[.$M6]+4))" office:value-type="float" office:value="13" calcext:value-type="float">
            <text:p>13</text:p>
          </table:table-cell>
          <table:table-cell table:style-name="ce75" table:formula="of:=INDIRECT(ADDRESS(([.Y$1]*7);[.$M6]+4))" office:value-type="float" office:value="17" calcext:value-type="float">
            <text:p>17</text:p>
          </table:table-cell>
          <table:table-cell table:style-name="ce75" table:formula="of:=INDIRECT(ADDRESS(([.Z$1]*7);[.$M6]+4))" office:value-type="float" office:value="18" calcext:value-type="float">
            <text:p>18</text:p>
          </table:table-cell>
          <table:table-cell table:style-name="ce75" table:formula="of:=INDIRECT(ADDRESS(([.AA$1]*7);[.$M6]+4))" office:value-type="float" office:value="21" calcext:value-type="float">
            <text:p>21</text:p>
          </table:table-cell>
          <table:table-cell table:number-columns-repeated="997"/>
        </table:table-row>
        <table:table-row table:style-name="ro2">
          <table:table-cell table:formula="of:=[.A6]+1" office:value-type="float" office:value="5" calcext:value-type="float">
            <text:p>5</text:p>
          </table:table-cell>
          <table:table-cell table:style-name="ce73" table:formula="of:=FLOOR([.A7]/7)" office:value-type="float" office:value="0" calcext:value-type="float">
            <text:p>0</text:p>
          </table:table-cell>
          <table:table-cell table:style-name="ce73" table:formula="of:=MOD([.A7];7)" office:value-type="float" office:value="5" calcext:value-type="float">
            <text:p>5</text:p>
          </table:table-cell>
          <table:table-cell table:style-name="ce75" table:formula="of:=IF(MAX([.D2:.D6])=-1;21;MAX([.D2:.D6]))" office:value-type="float" office:value="2" calcext:value-type="float">
            <text:p>2</text:p>
          </table:table-cell>
          <table:table-cell table:style-name="ce75" table:formula="of:=IF(MAX([.E2:.E6])=-1;21;MAX([.E2:.E6]))" office:value-type="float" office:value="1" calcext:value-type="float">
            <text:p>1</text:p>
          </table:table-cell>
          <table:table-cell table:style-name="ce75" table:formula="of:=IF(MAX([.F2:.F6])=-1;21;MAX([.F2:.F6]))" office:value-type="float" office:value="1" calcext:value-type="float">
            <text:p>1</text:p>
          </table:table-cell>
          <table:table-cell table:style-name="ce75" table:formula="of:=IF(MAX([.G2:.G6])=-1;21;MAX([.G2:.G6]))" office:value-type="float" office:value="1" calcext:value-type="float">
            <text:p>1</text:p>
          </table:table-cell>
          <table:table-cell table:style-name="ce75" table:formula="of:=IF(MAX([.H2:.H6])=-1;21;MAX([.H2:.H6]))" office:value-type="float" office:value="2" calcext:value-type="float">
            <text:p>2</text:p>
          </table:table-cell>
          <table:table-cell table:style-name="ce75" table:formula="of:=IF(MAX([.I2:.I6])=-1;21;MAX([.I2:.I6]))" office:value-type="float" office:value="1" calcext:value-type="float">
            <text:p>1</text:p>
          </table:table-cell>
          <table:table-cell table:style-name="ce75" table:formula="of:=IF(MAX([.J2:.J6])=-1;21;MAX([.J2:.J6]))" office:value-type="float" office:value="21" calcext:value-type="float">
            <text:p>21</text:p>
          </table:table-cell>
          <table:table-cell table:style-name="ce75" table:formula="of:=IF(MAX([.K2:.K6])=-1;21;MAX([.K2:.K6]))" office:value-type="float" office:value="7" calcext:value-type="float">
            <text:p>7</text:p>
          </table:table-cell>
          <table:table-cell/>
          <table:table-cell table:style-name="ce78" table:formula="of:=[.M6]+1" office:value-type="float" office:value="5" calcext:value-type="float">
            <text:p>5</text:p>
          </table:table-cell>
          <table:table-cell table:style-name="ce75" table:formula="of:=INDIRECT(ADDRESS(([.N$1]*7);[.$M7]+4))" office:value-type="float" office:value="1" calcext:value-type="float">
            <text:p>1</text:p>
          </table:table-cell>
          <table:table-cell table:style-name="ce75" table:formula="of:=INDIRECT(ADDRESS(([.O$1]*7);[.$M7]+4))" office:value-type="float" office:value="2" calcext:value-type="float">
            <text:p>2</text:p>
          </table:table-cell>
          <table:table-cell table:style-name="ce75" table:formula="of:=INDIRECT(ADDRESS(([.P$1]*7);[.$M7]+4))" office:value-type="float" office:value="21" calcext:value-type="float">
            <text:p>21</text:p>
          </table:table-cell>
          <table:table-cell table:style-name="ce75" table:formula="of:=INDIRECT(ADDRESS(([.Q$1]*7);[.$M7]+4))" office:value-type="float" office:value="21" calcext:value-type="float">
            <text:p>21</text:p>
          </table:table-cell>
          <table:table-cell table:style-name="ce75" table:formula="of:=INDIRECT(ADDRESS(([.R$1]*7);[.$M7]+4))" office:value-type="float" office:value="21" calcext:value-type="float">
            <text:p>21</text:p>
          </table:table-cell>
          <table:table-cell table:style-name="ce75" table:formula="of:=INDIRECT(ADDRESS(([.S$1]*7);[.$M7]+4))" office:value-type="float" office:value="21" calcext:value-type="float">
            <text:p>21</text:p>
          </table:table-cell>
          <table:table-cell table:style-name="ce75" table:formula="of:=INDIRECT(ADDRESS(([.T$1]*7);[.$M7]+4))" office:value-type="float" office:value="8" calcext:value-type="float">
            <text:p>8</text:p>
          </table:table-cell>
          <table:table-cell table:style-name="ce75" table:formula="of:=INDIRECT(ADDRESS(([.U$1]*7);[.$M7]+4))" office:value-type="float" office:value="9" calcext:value-type="float">
            <text:p>9</text:p>
          </table:table-cell>
          <table:table-cell table:style-name="ce75" table:formula="of:=INDIRECT(ADDRESS(([.V$1]*7);[.$M7]+4))" office:value-type="float" office:value="15" calcext:value-type="float">
            <text:p>15</text:p>
          </table:table-cell>
          <table:table-cell table:style-name="ce75" table:formula="of:=INDIRECT(ADDRESS(([.W$1]*7);[.$M7]+4))" office:value-type="float" office:value="21" calcext:value-type="float">
            <text:p>21</text:p>
          </table:table-cell>
          <table:table-cell table:style-name="ce75" table:formula="of:=INDIRECT(ADDRESS(([.X$1]*7);[.$M7]+4))" office:value-type="float" office:value="14" calcext:value-type="float">
            <text:p>14</text:p>
          </table:table-cell>
          <table:table-cell table:style-name="ce75" table:formula="of:=INDIRECT(ADDRESS(([.Y$1]*7);[.$M7]+4))" office:value-type="float" office:value="21" calcext:value-type="float">
            <text:p>21</text:p>
          </table:table-cell>
          <table:table-cell table:style-name="ce75" table:formula="of:=INDIRECT(ADDRESS(([.Z$1]*7);[.$M7]+4))" office:value-type="float" office:value="19" calcext:value-type="float">
            <text:p>19</text:p>
          </table:table-cell>
          <table:table-cell table:style-name="ce75" table:formula="of:=INDIRECT(ADDRESS(([.AA$1]*7);[.$M7]+4))" office:value-type="float" office:value="21" calcext:value-type="float">
            <text:p>21</text:p>
          </table:table-cell>
          <table:table-cell table:number-columns-repeated="997"/>
        </table:table-row>
        <table:table-row table:style-name="ro2">
          <table:table-cell table:formula="of:=[.A7]+1" office:value-type="float" office:value="6" calcext:value-type="float">
            <text:p>6</text:p>
          </table:table-cell>
          <table:table-cell table:style-name="ce73" table:formula="of:=FLOOR([.A8]/7)" office:value-type="float" office:value="0" calcext:value-type="float">
            <text:p>0</text:p>
          </table:table-cell>
          <table:table-cell table:style-name="ce73" table:formula="of:=MOD([.A8];7)" office:value-type="float" office:value="6" calcext:value-type="float">
            <text:p>6</text:p>
          </table:table-cell>
          <table:table-cell table:style-name="ce75" table:formula="of:=IF([.D7]=21;21;MATCH([.D7];[.D2:.D6];0))" office:value-type="float" office:value="5" calcext:value-type="float">
            <text:p>5</text:p>
          </table:table-cell>
          <table:table-cell table:style-name="ce75" table:formula="of:=IF([.E7]=21;21;MATCH([.E7];[.E2:.E6];0))" office:value-type="float" office:value="4" calcext:value-type="float">
            <text:p>4</text:p>
          </table:table-cell>
          <table:table-cell table:style-name="ce75" table:formula="of:=IF([.F7]=21;21;MATCH([.F7];[.F2:.F6];0))" office:value-type="float" office:value="1" calcext:value-type="float">
            <text:p>1</text:p>
          </table:table-cell>
          <table:table-cell table:style-name="ce75" table:formula="of:=IF([.G7]=21;21;MATCH([.G7];[.G2:.G6];0))" office:value-type="float" office:value="2" calcext:value-type="float">
            <text:p>2</text:p>
          </table:table-cell>
          <table:table-cell table:style-name="ce75" table:formula="of:=IF([.H7]=21;21;MATCH([.H7];[.H2:.H6];0))" office:value-type="float" office:value="2" calcext:value-type="float">
            <text:p>2</text:p>
          </table:table-cell>
          <table:table-cell table:style-name="ce75" table:formula="of:=IF([.I7]=21;21;MATCH([.I7];[.I2:.I6];0))" office:value-type="float" office:value="3" calcext:value-type="float">
            <text:p>3</text:p>
          </table:table-cell>
          <table:table-cell table:style-name="ce75" table:formula="of:=IF([.J7]=21;21;MATCH([.J7];[.J2:.J6];0))" office:value-type="float" office:value="21" calcext:value-type="float">
            <text:p>21</text:p>
          </table:table-cell>
          <table:table-cell table:style-name="ce75" table:formula="of:=IF([.K7]=21;21;MATCH([.K7];[.K2:.K6];0))" office:value-type="float" office:value="5" calcext:value-type="float">
            <text:p>5</text:p>
          </table:table-cell>
          <table:table-cell/>
          <table:table-cell table:style-name="ce78" table:formula="of:=[.M7]+1" office:value-type="float" office:value="6" calcext:value-type="float">
            <text:p>6</text:p>
          </table:table-cell>
          <table:table-cell table:style-name="ce75" table:formula="of:=INDIRECT(ADDRESS(([.N$1]*7);[.$M8]+4))" office:value-type="float" office:value="21" calcext:value-type="float">
            <text:p>21</text:p>
          </table:table-cell>
          <table:table-cell table:style-name="ce75" table:formula="of:=INDIRECT(ADDRESS(([.O$1]*7);[.$M8]+4))" office:value-type="float" office:value="3" calcext:value-type="float">
            <text:p>3</text:p>
          </table:table-cell>
          <table:table-cell table:style-name="ce75" table:formula="of:=INDIRECT(ADDRESS(([.P$1]*7);[.$M8]+4))" office:value-type="float" office:value="16" calcext:value-type="float">
            <text:p>16</text:p>
          </table:table-cell>
          <table:table-cell table:style-name="ce75" table:formula="of:=INDIRECT(ADDRESS(([.Q$1]*7);[.$M8]+4))" office:value-type="float" office:value="4" calcext:value-type="float">
            <text:p>4</text:p>
          </table:table-cell>
          <table:table-cell table:style-name="ce75" table:formula="of:=INDIRECT(ADDRESS(([.R$1]*7);[.$M8]+4))" office:value-type="float" office:value="5" calcext:value-type="float">
            <text:p>5</text:p>
          </table:table-cell>
          <table:table-cell table:style-name="ce75" table:formula="of:=INDIRECT(ADDRESS(([.S$1]*7);[.$M8]+4))" office:value-type="float" office:value="6" calcext:value-type="float">
            <text:p>6</text:p>
          </table:table-cell>
          <table:table-cell table:style-name="ce75" table:formula="of:=INDIRECT(ADDRESS(([.T$1]*7);[.$M8]+4))" office:value-type="float" office:value="7" calcext:value-type="float">
            <text:p>7</text:p>
          </table:table-cell>
          <table:table-cell table:style-name="ce75" table:formula="of:=INDIRECT(ADDRESS(([.U$1]*7);[.$M8]+4))" office:value-type="float" office:value="10" calcext:value-type="float">
            <text:p>10</text:p>
          </table:table-cell>
          <table:table-cell table:style-name="ce75" table:formula="of:=INDIRECT(ADDRESS(([.V$1]*7);[.$M8]+4))" office:value-type="float" office:value="11" calcext:value-type="float">
            <text:p>11</text:p>
          </table:table-cell>
          <table:table-cell table:style-name="ce75" table:formula="of:=INDIRECT(ADDRESS(([.W$1]*7);[.$M8]+4))" office:value-type="float" office:value="12" calcext:value-type="float">
            <text:p>12</text:p>
          </table:table-cell>
          <table:table-cell table:style-name="ce75" table:formula="of:=INDIRECT(ADDRESS(([.X$1]*7);[.$M8]+4))" office:value-type="float" office:value="21" calcext:value-type="float">
            <text:p>21</text:p>
          </table:table-cell>
          <table:table-cell table:style-name="ce75" table:formula="of:=INDIRECT(ADDRESS(([.Y$1]*7);[.$M8]+4))" office:value-type="float" office:value="18" calcext:value-type="float">
            <text:p>18</text:p>
          </table:table-cell>
          <table:table-cell table:style-name="ce75" table:formula="of:=INDIRECT(ADDRESS(([.Z$1]*7);[.$M8]+4))" office:value-type="float" office:value="19" calcext:value-type="float">
            <text:p>19</text:p>
          </table:table-cell>
          <table:table-cell table:style-name="ce75" table:formula="of:=INDIRECT(ADDRESS(([.AA$1]*7);[.$M8]+4))" office:value-type="float" office:value="21" calcext:value-type="float">
            <text:p>21</text:p>
          </table:table-cell>
          <table:table-cell table:number-columns-repeated="997"/>
        </table:table-row>
        <table:table-row table:style-name="ro2">
          <table:table-cell table:formula="of:=[.A8]+1" office:value-type="float" office:value="7" calcext:value-type="float">
            <text:p>7</text:p>
          </table:table-cell>
          <table:table-cell table:style-name="ce73" table:formula="of:=FLOOR([.A9]/7)" office:value-type="float" office:value="1" calcext:value-type="float">
            <text:p>1</text:p>
          </table:table-cell>
          <table:table-cell table:style-name="ce73" table:formula="of:=MOD([.A9];7)" office:value-type="float" office:value="0" calcext:value-type="float">
            <text:p>0</text:p>
          </table:table-cell>
          <table:table-cell table:style-name="ce74" table:formula="of:=IFERROR(MATCH(INDIRECT(ADDRESS([.D$1]+2;[.$B9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E$1]+2;[.$B9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F$1]+2;[.$B9]+2; 1; ;&quot;Matrix&quot;));[$Layout.$A$1:$Layout.$S$1];0);-1)" office:value-type="float" office:value="2" calcext:value-type="float">
            <text:p>2</text:p>
          </table:table-cell>
          <table:table-cell table:style-name="ce74" table:formula="of:=IFERROR(MATCH(INDIRECT(ADDRESS([.G$1]+2;[.$B9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H$1]+2;[.$B9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I$1]+2;[.$B9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J$1]+2;[.$B9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K$1]+2;[.$B9]+2; 1; ;&quot;Matrix&quot;));[$Layout.$A$1:$Layout.$S$1];0);-1)" office:value-type="float" office:value="-1" calcext:value-type="float">
            <text:p>-1</text:p>
          </table:table-cell>
          <table:table-cell/>
          <table:table-cell table:style-name="ce78" table:formula="of:=[.M8]+1" office:value-type="float" office:value="7" calcext:value-type="float">
            <text:p>7</text:p>
          </table:table-cell>
          <table:table-cell table:style-name="ce75" table:formula="of:=INDIRECT(ADDRESS(([.N$1]*7);[.$M9]+4))" office:value-type="float" office:value="7" calcext:value-type="float">
            <text:p>7</text:p>
          </table:table-cell>
          <table:table-cell table:style-name="ce75" table:formula="of:=INDIRECT(ADDRESS(([.O$1]*7);[.$M9]+4))" office:value-type="float" office:value="16" calcext:value-type="float">
            <text:p>16</text:p>
          </table:table-cell>
          <table:table-cell table:style-name="ce75" table:formula="of:=INDIRECT(ADDRESS(([.P$1]*7);[.$M9]+4))" office:value-type="float" office:value="3" calcext:value-type="float">
            <text:p>3</text:p>
          </table:table-cell>
          <table:table-cell table:style-name="ce75" table:formula="of:=INDIRECT(ADDRESS(([.Q$1]*7);[.$M9]+4))" office:value-type="float" office:value="21" calcext:value-type="float">
            <text:p>21</text:p>
          </table:table-cell>
          <table:table-cell table:style-name="ce75" table:formula="of:=INDIRECT(ADDRESS(([.R$1]*7);[.$M9]+4))" office:value-type="float" office:value="21" calcext:value-type="float">
            <text:p>21</text:p>
          </table:table-cell>
          <table:table-cell table:style-name="ce75" table:formula="of:=INDIRECT(ADDRESS(([.S$1]*7);[.$M9]+4))" office:value-type="float" office:value="21" calcext:value-type="float">
            <text:p>21</text:p>
          </table:table-cell>
          <table:table-cell table:style-name="ce75" table:formula="of:=INDIRECT(ADDRESS(([.T$1]*7);[.$M9]+4))" office:value-type="float" office:value="8" calcext:value-type="float">
            <text:p>8</text:p>
          </table:table-cell>
          <table:table-cell table:style-name="ce75" table:formula="of:=INDIRECT(ADDRESS(([.U$1]*7);[.$M9]+4))" office:value-type="float" office:value="9" calcext:value-type="float">
            <text:p>9</text:p>
          </table:table-cell>
          <table:table-cell table:style-name="ce75" table:formula="of:=INDIRECT(ADDRESS(([.V$1]*7);[.$M9]+4))" office:value-type="float" office:value="21" calcext:value-type="float">
            <text:p>21</text:p>
          </table:table-cell>
          <table:table-cell table:style-name="ce75" table:formula="of:=INDIRECT(ADDRESS(([.W$1]*7);[.$M9]+4))" office:value-type="float" office:value="21" calcext:value-type="float">
            <text:p>21</text:p>
          </table:table-cell>
          <table:table-cell table:style-name="ce75" table:formula="of:=INDIRECT(ADDRESS(([.X$1]*7);[.$M9]+4))" office:value-type="float" office:value="13" calcext:value-type="float">
            <text:p>13</text:p>
          </table:table-cell>
          <table:table-cell table:style-name="ce75" table:formula="of:=INDIRECT(ADDRESS(([.Y$1]*7);[.$M9]+4))" office:value-type="float" office:value="17" calcext:value-type="float">
            <text:p>17</text:p>
          </table:table-cell>
          <table:table-cell table:style-name="ce75" table:formula="of:=INDIRECT(ADDRESS(([.Z$1]*7);[.$M9]+4))" office:value-type="float" office:value="19" calcext:value-type="float">
            <text:p>19</text:p>
          </table:table-cell>
          <table:table-cell table:style-name="ce75" table:formula="of:=INDIRECT(ADDRESS(([.AA$1]*7);[.$M9]+4))" office:value-type="float" office:value="4" calcext:value-type="float">
            <text:p>4</text:p>
          </table:table-cell>
          <table:table-cell table:number-columns-repeated="997"/>
        </table:table-row>
        <table:table-row table:style-name="ro2">
          <table:table-cell table:formula="of:=[.A9]+1" office:value-type="float" office:value="8" calcext:value-type="float">
            <text:p>8</text:p>
          </table:table-cell>
          <table:table-cell table:style-name="ce73" table:formula="of:=FLOOR([.A10]/7)" office:value-type="float" office:value="1" calcext:value-type="float">
            <text:p>1</text:p>
          </table:table-cell>
          <table:table-cell table:style-name="ce73" table:formula="of:=MOD([.A10];7)" office:value-type="float" office:value="1" calcext:value-type="float">
            <text:p>1</text:p>
          </table:table-cell>
          <table:table-cell table:style-name="ce74" table:formula="of:=IFERROR(MATCH(INDIRECT(ADDRESS([.D$1]+2;[.$B10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E$1]+2;[.$B10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F$1]+2;[.$B10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G$1]+2;[.$B10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H$1]+2;[.$B10]+2; 1; ;&quot;Matrix&quot;));[$Layout.$A$2:$Layout.$S$2];0);-1)" office:value-type="float" office:value="3" calcext:value-type="float">
            <text:p>3</text:p>
          </table:table-cell>
          <table:table-cell table:style-name="ce74" table:formula="of:=IFERROR(MATCH(INDIRECT(ADDRESS([.I$1]+2;[.$B10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J$1]+2;[.$B10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K$1]+2;[.$B10]+2; 1; ;&quot;Matrix&quot;));[$Layout.$A$2:$Layout.$S$2];0);-1)" office:value-type="float" office:value="-1" calcext:value-type="float">
            <text:p>-1</text:p>
          </table:table-cell>
          <table:table-cell/>
          <table:table-cell table:style-name="ce76"/>
          <table:table-cell table:number-columns-repeated="1011"/>
        </table:table-row>
        <table:table-row table:style-name="ro2">
          <table:table-cell table:formula="of:=[.A10]+1" office:value-type="float" office:value="9" calcext:value-type="float">
            <text:p>9</text:p>
          </table:table-cell>
          <table:table-cell table:style-name="ce73" table:formula="of:=FLOOR([.A11]/7)" office:value-type="float" office:value="1" calcext:value-type="float">
            <text:p>1</text:p>
          </table:table-cell>
          <table:table-cell table:style-name="ce73" table:formula="of:=MOD([.A11];7)" office:value-type="float" office:value="2" calcext:value-type="float">
            <text:p>2</text:p>
          </table:table-cell>
          <table:table-cell table:style-name="ce74" table:formula="of:=IFERROR(MATCH(INDIRECT(ADDRESS([.D$1]+2;[.$B11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E$1]+2;[.$B11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F$1]+2;[.$B11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G$1]+2;[.$B11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H$1]+2;[.$B11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I$1]+2;[.$B11]+2; 1; ;&quot;Matrix&quot;));[$Layout.$A$3:$Layout.$S$3];0);-1)" office:value-type="float" office:value="2" calcext:value-type="float">
            <text:p>2</text:p>
          </table:table-cell>
          <table:table-cell table:style-name="ce74" table:formula="of:=IFERROR(MATCH(INDIRECT(ADDRESS([.J$1]+2;[.$B11]+2; 1; ;&quot;Matrix&quot;));[$Layout.$A$3:$Layout.$S$3];0);-1)" office:value-type="float" office:value="3" calcext:value-type="float">
            <text:p>3</text:p>
          </table:table-cell>
          <table:table-cell table:style-name="ce74" table:formula="of:=IFERROR(MATCH(INDIRECT(ADDRESS([.K$1]+2;[.$B11]+2; 1; ;&quot;Matrix&quot;));[$Layout.$A$3:$Layout.$S$3];0);-1)" office:value-type="float" office:value="-1" calcext:value-type="float">
            <text:p>-1</text:p>
          </table:table-cell>
          <table:table-cell/>
          <table:table-cell table:style-name="ce76"/>
          <table:table-cell table:number-columns-repeated="1011"/>
        </table:table-row>
        <table:table-row table:style-name="ro2">
          <table:table-cell table:formula="of:=[.A11]+1" office:value-type="float" office:value="10" calcext:value-type="float">
            <text:p>10</text:p>
          </table:table-cell>
          <table:table-cell table:style-name="ce73" table:formula="of:=FLOOR([.A12]/7)" office:value-type="float" office:value="1" calcext:value-type="float">
            <text:p>1</text:p>
          </table:table-cell>
          <table:table-cell table:style-name="ce73" table:formula="of:=MOD([.A12];7)" office:value-type="float" office:value="3" calcext:value-type="float">
            <text:p>3</text:p>
          </table:table-cell>
          <table:table-cell table:style-name="ce74" table:formula="of:=IFERROR(MATCH(INDIRECT(ADDRESS([.D$1]+2;[.$B12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E$1]+2;[.$B12]+2; 1; ;&quot;Matrix&quot;));[$Layout.$A$4:$Layout.$S$4];0);-1)" office:value-type="float" office:value="2" calcext:value-type="float">
            <text:p>2</text:p>
          </table:table-cell>
          <table:table-cell table:style-name="ce74" table:formula="of:=IFERROR(MATCH(INDIRECT(ADDRESS([.F$1]+2;[.$B12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G$1]+2;[.$B12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H$1]+2;[.$B12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I$1]+2;[.$B12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J$1]+2;[.$B12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K$1]+2;[.$B12]+2; 1; ;&quot;Matrix&quot;));[$Layout.$A$4:$Layout.$S$4];0);-1)" office:value-type="float" office:value="-1" calcext:value-type="float">
            <text:p>-1</text:p>
          </table:table-cell>
          <table:table-cell/>
          <table:table-cell table:style-name="ce77"/>
          <table:table-cell table:style-name="ce79" office:value-type="float" office:value="1" calcext:value-type="float">
            <text:p>1</text:p>
          </table:table-cell>
          <table:table-cell table:style-name="ce79" table:formula="of:=[.N12]+1" office:value-type="float" office:value="2" calcext:value-type="float">
            <text:p>2</text:p>
          </table:table-cell>
          <table:table-cell table:style-name="ce79" table:formula="of:=[.O12]+1" office:value-type="float" office:value="3" calcext:value-type="float">
            <text:p>3</text:p>
          </table:table-cell>
          <table:table-cell table:style-name="ce79" table:formula="of:=[.P12]+1" office:value-type="float" office:value="4" calcext:value-type="float">
            <text:p>4</text:p>
          </table:table-cell>
          <table:table-cell table:style-name="ce79" table:formula="of:=[.Q12]+1" office:value-type="float" office:value="5" calcext:value-type="float">
            <text:p>5</text:p>
          </table:table-cell>
          <table:table-cell table:style-name="ce79" table:formula="of:=[.R12]+1" office:value-type="float" office:value="6" calcext:value-type="float">
            <text:p>6</text:p>
          </table:table-cell>
          <table:table-cell table:style-name="ce79" table:formula="of:=[.S12]+1" office:value-type="float" office:value="7" calcext:value-type="float">
            <text:p>7</text:p>
          </table:table-cell>
          <table:table-cell table:style-name="ce79" table:formula="of:=[.T12]+1" office:value-type="float" office:value="8" calcext:value-type="float">
            <text:p>8</text:p>
          </table:table-cell>
          <table:table-cell table:style-name="ce79" table:formula="of:=[.U12]+1" office:value-type="float" office:value="9" calcext:value-type="float">
            <text:p>9</text:p>
          </table:table-cell>
          <table:table-cell table:style-name="ce79" table:formula="of:=[.V12]+1" office:value-type="float" office:value="10" calcext:value-type="float">
            <text:p>10</text:p>
          </table:table-cell>
          <table:table-cell table:style-name="ce79" table:formula="of:=[.W12]+1" office:value-type="float" office:value="11" calcext:value-type="float">
            <text:p>11</text:p>
          </table:table-cell>
          <table:table-cell table:style-name="ce79" table:formula="of:=[.X12]+1" office:value-type="float" office:value="12" calcext:value-type="float">
            <text:p>12</text:p>
          </table:table-cell>
          <table:table-cell table:style-name="ce79" table:formula="of:=[.Y12]+1" office:value-type="float" office:value="13" calcext:value-type="float">
            <text:p>13</text:p>
          </table:table-cell>
          <table:table-cell table:style-name="ce79" table:formula="of:=[.Z12]+1" office:value-type="float" office:value="14" calcext:value-type="float">
            <text:p>14</text:p>
          </table:table-cell>
          <table:table-cell table:number-columns-repeated="997"/>
        </table:table-row>
        <table:table-row table:style-name="ro2">
          <table:table-cell table:formula="of:=[.A12]+1" office:value-type="float" office:value="11" calcext:value-type="float">
            <text:p>11</text:p>
          </table:table-cell>
          <table:table-cell table:style-name="ce73" table:formula="of:=FLOOR([.A13]/7)" office:value-type="float" office:value="1" calcext:value-type="float">
            <text:p>1</text:p>
          </table:table-cell>
          <table:table-cell table:style-name="ce73" table:formula="of:=MOD([.A13];7)" office:value-type="float" office:value="4" calcext:value-type="float">
            <text:p>4</text:p>
          </table:table-cell>
          <table:table-cell table:style-name="ce74" table:formula="of:=IFERROR(MATCH(INDIRECT(ADDRESS([.D$1]+2;[.$B13]+2; 1; ;&quot;Matrix&quot;));[$Layout.$A$5:$Layout.$S$5];0);-1)" office:value-type="float" office:value="1" calcext:value-type="float">
            <text:p>1</text:p>
          </table:table-cell>
          <table:table-cell table:style-name="ce74" table:formula="of:=IFERROR(MATCH(INDIRECT(ADDRESS([.E$1]+2;[.$B13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F$1]+2;[.$B13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G$1]+2;[.$B13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H$1]+2;[.$B13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I$1]+2;[.$B13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J$1]+2;[.$B13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K$1]+2;[.$B13]+2; 1; ;&quot;Matrix&quot;));[$Layout.$A$5:$Layout.$S$5];0);-1)" office:value-type="float" office:value="16" calcext:value-type="float">
            <text:p>16</text:p>
          </table:table-cell>
          <table:table-cell/>
          <table:table-cell table:style-name="ce78" office:value-type="float" office:value="0" calcext:value-type="float">
            <text:p>0</text:p>
          </table:table-cell>
          <table:table-cell table:style-name="ce75" table:formula="of:=INDIRECT(ADDRESS(([.N$1]*7)+1;[.$M13]+4))" office:value-type="float" office:value="5" calcext:value-type="float">
            <text:p>5</text:p>
          </table:table-cell>
          <table:table-cell table:style-name="ce75" table:formula="of:=INDIRECT(ADDRESS(([.O$1]*7)+1;[.$M13]+4))" office:value-type="float" office:value="5" calcext:value-type="float">
            <text:p>5</text:p>
          </table:table-cell>
          <table:table-cell table:style-name="ce75" table:formula="of:=INDIRECT(ADDRESS(([.P$1]*7)+1;[.$M13]+4))" office:value-type="float" office:value="21" calcext:value-type="float">
            <text:p>21</text:p>
          </table:table-cell>
          <table:table-cell table:style-name="ce75" table:formula="of:=INDIRECT(ADDRESS(([.Q$1]*7)+1;[.$M13]+4))" office:value-type="float" office:value="21" calcext:value-type="float">
            <text:p>21</text:p>
          </table:table-cell>
          <table:table-cell table:style-name="ce75" table:formula="of:=INDIRECT(ADDRESS(([.R$1]*7)+1;[.$M13]+4))" office:value-type="float" office:value="21" calcext:value-type="float">
            <text:p>21</text:p>
          </table:table-cell>
          <table:table-cell table:style-name="ce75" table:formula="of:=INDIRECT(ADDRESS(([.S$1]*7)+1;[.$M13]+4))" office:value-type="float" office:value="21" calcext:value-type="float">
            <text:p>21</text:p>
          </table:table-cell>
          <table:table-cell table:style-name="ce75" table:formula="of:=INDIRECT(ADDRESS(([.T$1]*7)+1;[.$M13]+4))" office:value-type="float" office:value="3" calcext:value-type="float">
            <text:p>3</text:p>
          </table:table-cell>
          <table:table-cell table:style-name="ce75" table:formula="of:=INDIRECT(ADDRESS(([.U$1]*7)+1;[.$M13]+4))" office:value-type="float" office:value="3" calcext:value-type="float">
            <text:p>3</text:p>
          </table:table-cell>
          <table:table-cell table:style-name="ce75" table:formula="of:=INDIRECT(ADDRESS(([.V$1]*7)+1;[.$M13]+4))" office:value-type="float" office:value="21" calcext:value-type="float">
            <text:p>21</text:p>
          </table:table-cell>
          <table:table-cell table:style-name="ce75" table:formula="of:=INDIRECT(ADDRESS(([.W$1]*7)+1;[.$M13]+4))" office:value-type="float" office:value="21" calcext:value-type="float">
            <text:p>21</text:p>
          </table:table-cell>
          <table:table-cell table:style-name="ce75" table:formula="of:=INDIRECT(ADDRESS(([.X$1]*7)+1;[.$M13]+4))" office:value-type="float" office:value="3" calcext:value-type="float">
            <text:p>3</text:p>
          </table:table-cell>
          <table:table-cell table:style-name="ce75" table:formula="of:=INDIRECT(ADDRESS(([.Y$1]*7)+1;[.$M13]+4))" office:value-type="float" office:value="2" calcext:value-type="float">
            <text:p>2</text:p>
          </table:table-cell>
          <table:table-cell table:style-name="ce75" table:formula="of:=INDIRECT(ADDRESS(([.Z$1]*7)+1;[.$M13]+4))" office:value-type="float" office:value="5" calcext:value-type="float">
            <text:p>5</text:p>
          </table:table-cell>
          <table:table-cell table:style-name="ce75" table:formula="of:=INDIRECT(ADDRESS(([.AA$1]*7)+1;[.$M13]+4))" office:value-type="float" office:value="21" calcext:value-type="float">
            <text:p>21</text:p>
          </table:table-cell>
          <table:table-cell table:number-columns-repeated="997"/>
        </table:table-row>
        <table:table-row table:style-name="ro2">
          <table:table-cell table:formula="of:=[.A13]+1" office:value-type="float" office:value="12" calcext:value-type="float">
            <text:p>12</text:p>
          </table:table-cell>
          <table:table-cell table:style-name="ce73" table:formula="of:=FLOOR([.A14]/7)" office:value-type="float" office:value="1" calcext:value-type="float">
            <text:p>1</text:p>
          </table:table-cell>
          <table:table-cell table:style-name="ce73" table:formula="of:=MOD([.A14];7)" office:value-type="float" office:value="5" calcext:value-type="float">
            <text:p>5</text:p>
          </table:table-cell>
          <table:table-cell table:style-name="ce75" table:formula="of:=IF(MAX([.D9:.D13])=-1;21;MAX([.D9:.D13]))" office:value-type="float" office:value="1" calcext:value-type="float">
            <text:p>1</text:p>
          </table:table-cell>
          <table:table-cell table:style-name="ce75" table:formula="of:=IF(MAX([.E9:.E13])=-1;21;MAX([.E9:.E13]))" office:value-type="float" office:value="2" calcext:value-type="float">
            <text:p>2</text:p>
          </table:table-cell>
          <table:table-cell table:style-name="ce75" table:formula="of:=IF(MAX([.F9:.F13])=-1;21;MAX([.F9:.F13]))" office:value-type="float" office:value="2" calcext:value-type="float">
            <text:p>2</text:p>
          </table:table-cell>
          <table:table-cell table:style-name="ce75" table:formula="of:=IF(MAX([.G9:.G13])=-1;21;MAX([.G9:.G13]))" office:value-type="float" office:value="21" calcext:value-type="float">
            <text:p>21</text:p>
          </table:table-cell>
          <table:table-cell table:style-name="ce75" table:formula="of:=IF(MAX([.H9:.H13])=-1;21;MAX([.H9:.H13]))" office:value-type="float" office:value="3" calcext:value-type="float">
            <text:p>3</text:p>
          </table:table-cell>
          <table:table-cell table:style-name="ce75" table:formula="of:=IF(MAX([.I9:.I13])=-1;21;MAX([.I9:.I13]))" office:value-type="float" office:value="2" calcext:value-type="float">
            <text:p>2</text:p>
          </table:table-cell>
          <table:table-cell table:style-name="ce75" table:formula="of:=IF(MAX([.J9:.J13])=-1;21;MAX([.J9:.J13]))" office:value-type="float" office:value="3" calcext:value-type="float">
            <text:p>3</text:p>
          </table:table-cell>
          <table:table-cell table:style-name="ce75" table:formula="of:=IF(MAX([.K9:.K13])=-1;21;MAX([.K9:.K13]))" office:value-type="float" office:value="16" calcext:value-type="float">
            <text:p>16</text:p>
          </table:table-cell>
          <table:table-cell/>
          <table:table-cell table:style-name="ce78" table:formula="of:=[.M13]+1" office:value-type="float" office:value="1" calcext:value-type="float">
            <text:p>1</text:p>
          </table:table-cell>
          <table:table-cell table:style-name="ce75" table:formula="of:=INDIRECT(ADDRESS(([.N$1]*7)+1;[.$M14]+4))" office:value-type="float" office:value="4" calcext:value-type="float">
            <text:p>4</text:p>
          </table:table-cell>
          <table:table-cell table:style-name="ce75" table:formula="of:=INDIRECT(ADDRESS(([.O$1]*7)+1;[.$M14]+4))" office:value-type="float" office:value="4" calcext:value-type="float">
            <text:p>4</text:p>
          </table:table-cell>
          <table:table-cell table:style-name="ce75" table:formula="of:=INDIRECT(ADDRESS(([.P$1]*7)+1;[.$M14]+4))" office:value-type="float" office:value="21" calcext:value-type="float">
            <text:p>21</text:p>
          </table:table-cell>
          <table:table-cell table:style-name="ce75" table:formula="of:=INDIRECT(ADDRESS(([.Q$1]*7)+1;[.$M14]+4))" office:value-type="float" office:value="3" calcext:value-type="float">
            <text:p>3</text:p>
          </table:table-cell>
          <table:table-cell table:style-name="ce75" table:formula="of:=INDIRECT(ADDRESS(([.R$1]*7)+1;[.$M14]+4))" office:value-type="float" office:value="3" calcext:value-type="float">
            <text:p>3</text:p>
          </table:table-cell>
          <table:table-cell table:style-name="ce75" table:formula="of:=INDIRECT(ADDRESS(([.S$1]*7)+1;[.$M14]+4))" office:value-type="float" office:value="3" calcext:value-type="float">
            <text:p>3</text:p>
          </table:table-cell>
          <table:table-cell table:style-name="ce75" table:formula="of:=INDIRECT(ADDRESS(([.T$1]*7)+1;[.$M14]+4))" office:value-type="float" office:value="3" calcext:value-type="float">
            <text:p>3</text:p>
          </table:table-cell>
          <table:table-cell table:style-name="ce75" table:formula="of:=INDIRECT(ADDRESS(([.U$1]*7)+1;[.$M14]+4))" office:value-type="float" office:value="3" calcext:value-type="float">
            <text:p>3</text:p>
          </table:table-cell>
          <table:table-cell table:style-name="ce75" table:formula="of:=INDIRECT(ADDRESS(([.V$1]*7)+1;[.$M14]+4))" office:value-type="float" office:value="3" calcext:value-type="float">
            <text:p>3</text:p>
          </table:table-cell>
          <table:table-cell table:style-name="ce75" table:formula="of:=INDIRECT(ADDRESS(([.W$1]*7)+1;[.$M14]+4))" office:value-type="float" office:value="3" calcext:value-type="float">
            <text:p>3</text:p>
          </table:table-cell>
          <table:table-cell table:style-name="ce75" table:formula="of:=INDIRECT(ADDRESS(([.X$1]*7)+1;[.$M14]+4))" office:value-type="float" office:value="3" calcext:value-type="float">
            <text:p>3</text:p>
          </table:table-cell>
          <table:table-cell table:style-name="ce75" table:formula="of:=INDIRECT(ADDRESS(([.Y$1]*7)+1;[.$M14]+4))" office:value-type="float" office:value="3" calcext:value-type="float">
            <text:p>3</text:p>
          </table:table-cell>
          <table:table-cell table:style-name="ce75" table:formula="of:=INDIRECT(ADDRESS(([.Z$1]*7)+1;[.$M14]+4))" office:value-type="float" office:value="3" calcext:value-type="float">
            <text:p>3</text:p>
          </table:table-cell>
          <table:table-cell table:style-name="ce75" table:formula="of:=INDIRECT(ADDRESS(([.AA$1]*7)+1;[.$M14]+4))" office:value-type="float" office:value="21" calcext:value-type="float">
            <text:p>21</text:p>
          </table:table-cell>
          <table:table-cell table:number-columns-repeated="997"/>
        </table:table-row>
        <table:table-row table:style-name="ro2">
          <table:table-cell table:formula="of:=[.A14]+1" office:value-type="float" office:value="13" calcext:value-type="float">
            <text:p>13</text:p>
          </table:table-cell>
          <table:table-cell table:style-name="ce73" table:formula="of:=FLOOR([.A15]/7)" office:value-type="float" office:value="1" calcext:value-type="float">
            <text:p>1</text:p>
          </table:table-cell>
          <table:table-cell table:style-name="ce73" table:formula="of:=MOD([.A15];7)" office:value-type="float" office:value="6" calcext:value-type="float">
            <text:p>6</text:p>
          </table:table-cell>
          <table:table-cell table:style-name="ce75" table:formula="of:=IF([.D14]=21;21;MATCH([.D14];[.D9:.D13];0))" office:value-type="float" office:value="5" calcext:value-type="float">
            <text:p>5</text:p>
          </table:table-cell>
          <table:table-cell table:style-name="ce75" table:formula="of:=IF([.E14]=21;21;MATCH([.E14];[.E9:.E13];0))" office:value-type="float" office:value="4" calcext:value-type="float">
            <text:p>4</text:p>
          </table:table-cell>
          <table:table-cell table:style-name="ce75" table:formula="of:=IF([.F14]=21;21;MATCH([.F14];[.F9:.F13];0))" office:value-type="float" office:value="1" calcext:value-type="float">
            <text:p>1</text:p>
          </table:table-cell>
          <table:table-cell table:style-name="ce75" table:formula="of:=IF([.G14]=21;21;MATCH([.G14];[.G9:.G13];0))" office:value-type="float" office:value="21" calcext:value-type="float">
            <text:p>21</text:p>
          </table:table-cell>
          <table:table-cell table:style-name="ce75" table:formula="of:=IF([.H14]=21;21;MATCH([.H14];[.H9:.H13];0))" office:value-type="float" office:value="2" calcext:value-type="float">
            <text:p>2</text:p>
          </table:table-cell>
          <table:table-cell table:style-name="ce75" table:formula="of:=IF([.I14]=21;21;MATCH([.I14];[.I9:.I13];0))" office:value-type="float" office:value="3" calcext:value-type="float">
            <text:p>3</text:p>
          </table:table-cell>
          <table:table-cell table:style-name="ce75" table:formula="of:=IF([.J14]=21;21;MATCH([.J14];[.J9:.J13];0))" office:value-type="float" office:value="3" calcext:value-type="float">
            <text:p>3</text:p>
          </table:table-cell>
          <table:table-cell table:style-name="ce75" table:formula="of:=IF([.K14]=21;21;MATCH([.K14];[.K9:.K13];0))" office:value-type="float" office:value="5" calcext:value-type="float">
            <text:p>5</text:p>
          </table:table-cell>
          <table:table-cell/>
          <table:table-cell table:style-name="ce78" table:formula="of:=[.M14]+1" office:value-type="float" office:value="2" calcext:value-type="float">
            <text:p>2</text:p>
          </table:table-cell>
          <table:table-cell table:style-name="ce75" table:formula="of:=INDIRECT(ADDRESS(([.N$1]*7)+1;[.$M15]+4))" office:value-type="float" office:value="1" calcext:value-type="float">
            <text:p>1</text:p>
          </table:table-cell>
          <table:table-cell table:style-name="ce75" table:formula="of:=INDIRECT(ADDRESS(([.O$1]*7)+1;[.$M15]+4))" office:value-type="float" office:value="1" calcext:value-type="float">
            <text:p>1</text:p>
          </table:table-cell>
          <table:table-cell table:style-name="ce75" table:formula="of:=INDIRECT(ADDRESS(([.P$1]*7)+1;[.$M15]+4))" office:value-type="float" office:value="21" calcext:value-type="float">
            <text:p>21</text:p>
          </table:table-cell>
          <table:table-cell table:style-name="ce75" table:formula="of:=INDIRECT(ADDRESS(([.Q$1]*7)+1;[.$M15]+4))" office:value-type="float" office:value="1" calcext:value-type="float">
            <text:p>1</text:p>
          </table:table-cell>
          <table:table-cell table:style-name="ce75" table:formula="of:=INDIRECT(ADDRESS(([.R$1]*7)+1;[.$M15]+4))" office:value-type="float" office:value="21" calcext:value-type="float">
            <text:p>21</text:p>
          </table:table-cell>
          <table:table-cell table:style-name="ce75" table:formula="of:=INDIRECT(ADDRESS(([.S$1]*7)+1;[.$M15]+4))" office:value-type="float" office:value="21" calcext:value-type="float">
            <text:p>21</text:p>
          </table:table-cell>
          <table:table-cell table:style-name="ce75" table:formula="of:=INDIRECT(ADDRESS(([.T$1]*7)+1;[.$M15]+4))" office:value-type="float" office:value="1" calcext:value-type="float">
            <text:p>1</text:p>
          </table:table-cell>
          <table:table-cell table:style-name="ce75" table:formula="of:=INDIRECT(ADDRESS(([.U$1]*7)+1;[.$M15]+4))" office:value-type="float" office:value="1" calcext:value-type="float">
            <text:p>1</text:p>
          </table:table-cell>
          <table:table-cell table:style-name="ce75" table:formula="of:=INDIRECT(ADDRESS(([.V$1]*7)+1;[.$M15]+4))" office:value-type="float" office:value="1" calcext:value-type="float">
            <text:p>1</text:p>
          </table:table-cell>
          <table:table-cell table:style-name="ce75" table:formula="of:=INDIRECT(ADDRESS(([.W$1]*7)+1;[.$M15]+4))" office:value-type="float" office:value="21" calcext:value-type="float">
            <text:p>21</text:p>
          </table:table-cell>
          <table:table-cell table:style-name="ce75" table:formula="of:=INDIRECT(ADDRESS(([.X$1]*7)+1;[.$M15]+4))" office:value-type="float" office:value="1" calcext:value-type="float">
            <text:p>1</text:p>
          </table:table-cell>
          <table:table-cell table:style-name="ce75" table:formula="of:=INDIRECT(ADDRESS(([.Y$1]*7)+1;[.$M15]+4))" office:value-type="float" office:value="1" calcext:value-type="float">
            <text:p>1</text:p>
          </table:table-cell>
          <table:table-cell table:style-name="ce75" table:formula="of:=INDIRECT(ADDRESS(([.Z$1]*7)+1;[.$M15]+4))" office:value-type="float" office:value="1" calcext:value-type="float">
            <text:p>1</text:p>
          </table:table-cell>
          <table:table-cell table:style-name="ce75" table:formula="of:=INDIRECT(ADDRESS(([.AA$1]*7)+1;[.$M15]+4))" office:value-type="float" office:value="21" calcext:value-type="float">
            <text:p>21</text:p>
          </table:table-cell>
          <table:table-cell table:number-columns-repeated="997"/>
        </table:table-row>
        <table:table-row table:style-name="ro2">
          <table:table-cell table:formula="of:=[.A15]+1" office:value-type="float" office:value="14" calcext:value-type="float">
            <text:p>14</text:p>
          </table:table-cell>
          <table:table-cell table:style-name="ce73" table:formula="of:=FLOOR([.A16]/7)" office:value-type="float" office:value="2" calcext:value-type="float">
            <text:p>2</text:p>
          </table:table-cell>
          <table:table-cell table:style-name="ce73" table:formula="of:=MOD([.A16];7)" office:value-type="float" office:value="0" calcext:value-type="float">
            <text:p>0</text:p>
          </table:table-cell>
          <table:table-cell table:style-name="ce74" table:formula="of:=IFERROR(MATCH(INDIRECT(ADDRESS([.D$1]+2;[.$B16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E$1]+2;[.$B16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F$1]+2;[.$B16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G$1]+2;[.$B16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H$1]+2;[.$B16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I$1]+2;[.$B16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J$1]+2;[.$B16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K$1]+2;[.$B16]+2; 1; ;&quot;Matrix&quot;));[$Layout.$A$1:$Layout.$S$1];0);-1)" office:value-type="float" office:value="-1" calcext:value-type="float">
            <text:p>-1</text:p>
          </table:table-cell>
          <table:table-cell/>
          <table:table-cell table:style-name="ce78" table:formula="of:=[.M15]+1" office:value-type="float" office:value="3" calcext:value-type="float">
            <text:p>3</text:p>
          </table:table-cell>
          <table:table-cell table:style-name="ce75" table:formula="of:=INDIRECT(ADDRESS(([.N$1]*7)+1;[.$M16]+4))" office:value-type="float" office:value="2" calcext:value-type="float">
            <text:p>2</text:p>
          </table:table-cell>
          <table:table-cell table:style-name="ce75" table:formula="of:=INDIRECT(ADDRESS(([.O$1]*7)+1;[.$M16]+4))" office:value-type="float" office:value="21" calcext:value-type="float">
            <text:p>21</text:p>
          </table:table-cell>
          <table:table-cell table:style-name="ce75" table:formula="of:=INDIRECT(ADDRESS(([.P$1]*7)+1;[.$M16]+4))" office:value-type="float" office:value="21" calcext:value-type="float">
            <text:p>21</text:p>
          </table:table-cell>
          <table:table-cell table:style-name="ce75" table:formula="of:=INDIRECT(ADDRESS(([.Q$1]*7)+1;[.$M16]+4))" office:value-type="float" office:value="1" calcext:value-type="float">
            <text:p>1</text:p>
          </table:table-cell>
          <table:table-cell table:style-name="ce75" table:formula="of:=INDIRECT(ADDRESS(([.R$1]*7)+1;[.$M16]+4))" office:value-type="float" office:value="1" calcext:value-type="float">
            <text:p>1</text:p>
          </table:table-cell>
          <table:table-cell table:style-name="ce75" table:formula="of:=INDIRECT(ADDRESS(([.S$1]*7)+1;[.$M16]+4))" office:value-type="float" office:value="1" calcext:value-type="float">
            <text:p>1</text:p>
          </table:table-cell>
          <table:table-cell table:style-name="ce75" table:formula="of:=INDIRECT(ADDRESS(([.T$1]*7)+1;[.$M16]+4))" office:value-type="float" office:value="1" calcext:value-type="float">
            <text:p>1</text:p>
          </table:table-cell>
          <table:table-cell table:style-name="ce75" table:formula="of:=INDIRECT(ADDRESS(([.U$1]*7)+1;[.$M16]+4))" office:value-type="float" office:value="1" calcext:value-type="float">
            <text:p>1</text:p>
          </table:table-cell>
          <table:table-cell table:style-name="ce75" table:formula="of:=INDIRECT(ADDRESS(([.V$1]*7)+1;[.$M16]+4))" office:value-type="float" office:value="1" calcext:value-type="float">
            <text:p>1</text:p>
          </table:table-cell>
          <table:table-cell table:style-name="ce75" table:formula="of:=INDIRECT(ADDRESS(([.W$1]*7)+1;[.$M16]+4))" office:value-type="float" office:value="1" calcext:value-type="float">
            <text:p>1</text:p>
          </table:table-cell>
          <table:table-cell table:style-name="ce75" table:formula="of:=INDIRECT(ADDRESS(([.X$1]*7)+1;[.$M16]+4))" office:value-type="float" office:value="1" calcext:value-type="float">
            <text:p>1</text:p>
          </table:table-cell>
          <table:table-cell table:style-name="ce75" table:formula="of:=INDIRECT(ADDRESS(([.Y$1]*7)+1;[.$M16]+4))" office:value-type="float" office:value="1" calcext:value-type="float">
            <text:p>1</text:p>
          </table:table-cell>
          <table:table-cell table:style-name="ce75" table:formula="of:=INDIRECT(ADDRESS(([.Z$1]*7)+1;[.$M16]+4))" office:value-type="float" office:value="1" calcext:value-type="float">
            <text:p>1</text:p>
          </table:table-cell>
          <table:table-cell table:style-name="ce75" table:formula="of:=INDIRECT(ADDRESS(([.AA$1]*7)+1;[.$M16]+4))" office:value-type="float" office:value="21" calcext:value-type="float">
            <text:p>21</text:p>
          </table:table-cell>
          <table:table-cell table:number-columns-repeated="997"/>
        </table:table-row>
        <table:table-row table:style-name="ro2">
          <table:table-cell table:formula="of:=[.A16]+1" office:value-type="float" office:value="15" calcext:value-type="float">
            <text:p>15</text:p>
          </table:table-cell>
          <table:table-cell table:style-name="ce73" table:formula="of:=FLOOR([.A17]/7)" office:value-type="float" office:value="2" calcext:value-type="float">
            <text:p>2</text:p>
          </table:table-cell>
          <table:table-cell table:style-name="ce73" table:formula="of:=MOD([.A17];7)" office:value-type="float" office:value="1" calcext:value-type="float">
            <text:p>1</text:p>
          </table:table-cell>
          <table:table-cell table:style-name="ce74" table:formula="of:=IFERROR(MATCH(INDIRECT(ADDRESS([.D$1]+2;[.$B17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E$1]+2;[.$B17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F$1]+2;[.$B17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G$1]+2;[.$B17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H$1]+2;[.$B17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I$1]+2;[.$B17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J$1]+2;[.$B17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K$1]+2;[.$B17]+2; 1; ;&quot;Matrix&quot;));[$Layout.$A$2:$Layout.$S$2];0);-1)" office:value-type="float" office:value="-1" calcext:value-type="float">
            <text:p>-1</text:p>
          </table:table-cell>
          <table:table-cell/>
          <table:table-cell table:style-name="ce78" table:formula="of:=[.M16]+1" office:value-type="float" office:value="4" calcext:value-type="float">
            <text:p>4</text:p>
          </table:table-cell>
          <table:table-cell table:style-name="ce75" table:formula="of:=INDIRECT(ADDRESS(([.N$1]*7)+1;[.$M17]+4))" office:value-type="float" office:value="2" calcext:value-type="float">
            <text:p>2</text:p>
          </table:table-cell>
          <table:table-cell table:style-name="ce75" table:formula="of:=INDIRECT(ADDRESS(([.O$1]*7)+1;[.$M17]+4))" office:value-type="float" office:value="2" calcext:value-type="float">
            <text:p>2</text:p>
          </table:table-cell>
          <table:table-cell table:style-name="ce75" table:formula="of:=INDIRECT(ADDRESS(([.P$1]*7)+1;[.$M17]+4))" office:value-type="float" office:value="21" calcext:value-type="float">
            <text:p>21</text:p>
          </table:table-cell>
          <table:table-cell table:style-name="ce75" table:formula="of:=INDIRECT(ADDRESS(([.Q$1]*7)+1;[.$M17]+4))" office:value-type="float" office:value="2" calcext:value-type="float">
            <text:p>2</text:p>
          </table:table-cell>
          <table:table-cell table:style-name="ce75" table:formula="of:=INDIRECT(ADDRESS(([.R$1]*7)+1;[.$M17]+4))" office:value-type="float" office:value="2" calcext:value-type="float">
            <text:p>2</text:p>
          </table:table-cell>
          <table:table-cell table:style-name="ce75" table:formula="of:=INDIRECT(ADDRESS(([.S$1]*7)+1;[.$M17]+4))" office:value-type="float" office:value="2" calcext:value-type="float">
            <text:p>2</text:p>
          </table:table-cell>
          <table:table-cell table:style-name="ce75" table:formula="of:=INDIRECT(ADDRESS(([.T$1]*7)+1;[.$M17]+4))" office:value-type="float" office:value="2" calcext:value-type="float">
            <text:p>2</text:p>
          </table:table-cell>
          <table:table-cell table:style-name="ce75" table:formula="of:=INDIRECT(ADDRESS(([.U$1]*7)+1;[.$M17]+4))" office:value-type="float" office:value="2" calcext:value-type="float">
            <text:p>2</text:p>
          </table:table-cell>
          <table:table-cell table:style-name="ce75" table:formula="of:=INDIRECT(ADDRESS(([.V$1]*7)+1;[.$M17]+4))" office:value-type="float" office:value="2" calcext:value-type="float">
            <text:p>2</text:p>
          </table:table-cell>
          <table:table-cell table:style-name="ce75" table:formula="of:=INDIRECT(ADDRESS(([.W$1]*7)+1;[.$M17]+4))" office:value-type="float" office:value="2" calcext:value-type="float">
            <text:p>2</text:p>
          </table:table-cell>
          <table:table-cell table:style-name="ce75" table:formula="of:=INDIRECT(ADDRESS(([.X$1]*7)+1;[.$M17]+4))" office:value-type="float" office:value="2" calcext:value-type="float">
            <text:p>2</text:p>
          </table:table-cell>
          <table:table-cell table:style-name="ce75" table:formula="of:=INDIRECT(ADDRESS(([.Y$1]*7)+1;[.$M17]+4))" office:value-type="float" office:value="2" calcext:value-type="float">
            <text:p>2</text:p>
          </table:table-cell>
          <table:table-cell table:style-name="ce75" table:formula="of:=INDIRECT(ADDRESS(([.Z$1]*7)+1;[.$M17]+4))" office:value-type="float" office:value="2" calcext:value-type="float">
            <text:p>2</text:p>
          </table:table-cell>
          <table:table-cell table:style-name="ce75" table:formula="of:=INDIRECT(ADDRESS(([.AA$1]*7)+1;[.$M17]+4))" office:value-type="float" office:value="21" calcext:value-type="float">
            <text:p>21</text:p>
          </table:table-cell>
          <table:table-cell table:number-columns-repeated="997"/>
        </table:table-row>
        <table:table-row table:style-name="ro2">
          <table:table-cell table:formula="of:=[.A17]+1" office:value-type="float" office:value="16" calcext:value-type="float">
            <text:p>16</text:p>
          </table:table-cell>
          <table:table-cell table:style-name="ce73" table:formula="of:=FLOOR([.A18]/7)" office:value-type="float" office:value="2" calcext:value-type="float">
            <text:p>2</text:p>
          </table:table-cell>
          <table:table-cell table:style-name="ce73" table:formula="of:=MOD([.A18];7)" office:value-type="float" office:value="2" calcext:value-type="float">
            <text:p>2</text:p>
          </table:table-cell>
          <table:table-cell table:style-name="ce74" table:formula="of:=IFERROR(MATCH(INDIRECT(ADDRESS([.D$1]+2;[.$B18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E$1]+2;[.$B18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F$1]+2;[.$B18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G$1]+2;[.$B18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H$1]+2;[.$B18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I$1]+2;[.$B18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J$1]+2;[.$B18]+2; 1; ;&quot;Matrix&quot;));[$Layout.$A$3:$Layout.$S$3];0);-1)" office:value-type="float" office:value="16" calcext:value-type="float">
            <text:p>16</text:p>
          </table:table-cell>
          <table:table-cell table:style-name="ce74" table:formula="of:=IFERROR(MATCH(INDIRECT(ADDRESS([.K$1]+2;[.$B18]+2; 1; ;&quot;Matrix&quot;));[$Layout.$A$3:$Layout.$S$3];0);-1)" office:value-type="float" office:value="-1" calcext:value-type="float">
            <text:p>-1</text:p>
          </table:table-cell>
          <table:table-cell/>
          <table:table-cell table:style-name="ce78" table:formula="of:=[.M17]+1" office:value-type="float" office:value="5" calcext:value-type="float">
            <text:p>5</text:p>
          </table:table-cell>
          <table:table-cell table:style-name="ce75" table:formula="of:=INDIRECT(ADDRESS(([.N$1]*7)+1;[.$M18]+4))" office:value-type="float" office:value="3" calcext:value-type="float">
            <text:p>3</text:p>
          </table:table-cell>
          <table:table-cell table:style-name="ce75" table:formula="of:=INDIRECT(ADDRESS(([.O$1]*7)+1;[.$M18]+4))" office:value-type="float" office:value="3" calcext:value-type="float">
            <text:p>3</text:p>
          </table:table-cell>
          <table:table-cell table:style-name="ce75" table:formula="of:=INDIRECT(ADDRESS(([.P$1]*7)+1;[.$M18]+4))" office:value-type="float" office:value="21" calcext:value-type="float">
            <text:p>21</text:p>
          </table:table-cell>
          <table:table-cell table:style-name="ce75" table:formula="of:=INDIRECT(ADDRESS(([.Q$1]*7)+1;[.$M18]+4))" office:value-type="float" office:value="21" calcext:value-type="float">
            <text:p>21</text:p>
          </table:table-cell>
          <table:table-cell table:style-name="ce75" table:formula="of:=INDIRECT(ADDRESS(([.R$1]*7)+1;[.$M18]+4))" office:value-type="float" office:value="21" calcext:value-type="float">
            <text:p>21</text:p>
          </table:table-cell>
          <table:table-cell table:style-name="ce75" table:formula="of:=INDIRECT(ADDRESS(([.S$1]*7)+1;[.$M18]+4))" office:value-type="float" office:value="21" calcext:value-type="float">
            <text:p>21</text:p>
          </table:table-cell>
          <table:table-cell table:style-name="ce75" table:formula="of:=INDIRECT(ADDRESS(([.T$1]*7)+1;[.$M18]+4))" office:value-type="float" office:value="2" calcext:value-type="float">
            <text:p>2</text:p>
          </table:table-cell>
          <table:table-cell table:style-name="ce75" table:formula="of:=INDIRECT(ADDRESS(([.U$1]*7)+1;[.$M18]+4))" office:value-type="float" office:value="2" calcext:value-type="float">
            <text:p>2</text:p>
          </table:table-cell>
          <table:table-cell table:style-name="ce75" table:formula="of:=INDIRECT(ADDRESS(([.V$1]*7)+1;[.$M18]+4))" office:value-type="float" office:value="2" calcext:value-type="float">
            <text:p>2</text:p>
          </table:table-cell>
          <table:table-cell table:style-name="ce75" table:formula="of:=INDIRECT(ADDRESS(([.W$1]*7)+1;[.$M18]+4))" office:value-type="float" office:value="21" calcext:value-type="float">
            <text:p>21</text:p>
          </table:table-cell>
          <table:table-cell table:style-name="ce75" table:formula="of:=INDIRECT(ADDRESS(([.X$1]*7)+1;[.$M18]+4))" office:value-type="float" office:value="2" calcext:value-type="float">
            <text:p>2</text:p>
          </table:table-cell>
          <table:table-cell table:style-name="ce75" table:formula="of:=INDIRECT(ADDRESS(([.Y$1]*7)+1;[.$M18]+4))" office:value-type="float" office:value="21" calcext:value-type="float">
            <text:p>21</text:p>
          </table:table-cell>
          <table:table-cell table:style-name="ce75" table:formula="of:=INDIRECT(ADDRESS(([.Z$1]*7)+1;[.$M18]+4))" office:value-type="float" office:value="2" calcext:value-type="float">
            <text:p>2</text:p>
          </table:table-cell>
          <table:table-cell table:style-name="ce75" table:formula="of:=INDIRECT(ADDRESS(([.AA$1]*7)+1;[.$M18]+4))" office:value-type="float" office:value="21" calcext:value-type="float">
            <text:p>21</text:p>
          </table:table-cell>
          <table:table-cell table:number-columns-repeated="997"/>
        </table:table-row>
        <table:table-row table:style-name="ro2">
          <table:table-cell table:formula="of:=[.A18]+1" office:value-type="float" office:value="17" calcext:value-type="float">
            <text:p>17</text:p>
          </table:table-cell>
          <table:table-cell table:style-name="ce73" table:formula="of:=FLOOR([.A19]/7)" office:value-type="float" office:value="2" calcext:value-type="float">
            <text:p>2</text:p>
          </table:table-cell>
          <table:table-cell table:style-name="ce73" table:formula="of:=MOD([.A19];7)" office:value-type="float" office:value="3" calcext:value-type="float">
            <text:p>3</text:p>
          </table:table-cell>
          <table:table-cell table:style-name="ce74" table:formula="of:=IFERROR(MATCH(INDIRECT(ADDRESS([.D$1]+2;[.$B19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E$1]+2;[.$B19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F$1]+2;[.$B19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G$1]+2;[.$B19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H$1]+2;[.$B19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I$1]+2;[.$B19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J$1]+2;[.$B19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K$1]+2;[.$B19]+2; 1; ;&quot;Matrix&quot;));[$Layout.$A$4:$Layout.$S$4];0);-1)" office:value-type="float" office:value="3" calcext:value-type="float">
            <text:p>3</text:p>
          </table:table-cell>
          <table:table-cell/>
          <table:table-cell table:style-name="ce78" table:formula="of:=[.M18]+1" office:value-type="float" office:value="6" calcext:value-type="float">
            <text:p>6</text:p>
          </table:table-cell>
          <table:table-cell table:style-name="ce75" table:formula="of:=INDIRECT(ADDRESS(([.N$1]*7)+1;[.$M19]+4))" office:value-type="float" office:value="21" calcext:value-type="float">
            <text:p>21</text:p>
          </table:table-cell>
          <table:table-cell table:style-name="ce75" table:formula="of:=INDIRECT(ADDRESS(([.O$1]*7)+1;[.$M19]+4))" office:value-type="float" office:value="3" calcext:value-type="float">
            <text:p>3</text:p>
          </table:table-cell>
          <table:table-cell table:style-name="ce75" table:formula="of:=INDIRECT(ADDRESS(([.P$1]*7)+1;[.$M19]+4))" office:value-type="float" office:value="3" calcext:value-type="float">
            <text:p>3</text:p>
          </table:table-cell>
          <table:table-cell table:style-name="ce75" table:formula="of:=INDIRECT(ADDRESS(([.Q$1]*7)+1;[.$M19]+4))" office:value-type="float" office:value="4" calcext:value-type="float">
            <text:p>4</text:p>
          </table:table-cell>
          <table:table-cell table:style-name="ce75" table:formula="of:=INDIRECT(ADDRESS(([.R$1]*7)+1;[.$M19]+4))" office:value-type="float" office:value="4" calcext:value-type="float">
            <text:p>4</text:p>
          </table:table-cell>
          <table:table-cell table:style-name="ce75" table:formula="of:=INDIRECT(ADDRESS(([.S$1]*7)+1;[.$M19]+4))" office:value-type="float" office:value="4" calcext:value-type="float">
            <text:p>4</text:p>
          </table:table-cell>
          <table:table-cell table:style-name="ce75" table:formula="of:=INDIRECT(ADDRESS(([.T$1]*7)+1;[.$M19]+4))" office:value-type="float" office:value="4" calcext:value-type="float">
            <text:p>4</text:p>
          </table:table-cell>
          <table:table-cell table:style-name="ce75" table:formula="of:=INDIRECT(ADDRESS(([.U$1]*7)+1;[.$M19]+4))" office:value-type="float" office:value="4" calcext:value-type="float">
            <text:p>4</text:p>
          </table:table-cell>
          <table:table-cell table:style-name="ce75" table:formula="of:=INDIRECT(ADDRESS(([.V$1]*7)+1;[.$M19]+4))" office:value-type="float" office:value="4" calcext:value-type="float">
            <text:p>4</text:p>
          </table:table-cell>
          <table:table-cell table:style-name="ce75" table:formula="of:=INDIRECT(ADDRESS(([.W$1]*7)+1;[.$M19]+4))" office:value-type="float" office:value="4" calcext:value-type="float">
            <text:p>4</text:p>
          </table:table-cell>
          <table:table-cell table:style-name="ce75" table:formula="of:=INDIRECT(ADDRESS(([.X$1]*7)+1;[.$M19]+4))" office:value-type="float" office:value="21" calcext:value-type="float">
            <text:p>21</text:p>
          </table:table-cell>
          <table:table-cell table:style-name="ce75" table:formula="of:=INDIRECT(ADDRESS(([.Y$1]*7)+1;[.$M19]+4))" office:value-type="float" office:value="4" calcext:value-type="float">
            <text:p>4</text:p>
          </table:table-cell>
          <table:table-cell table:style-name="ce75" table:formula="of:=INDIRECT(ADDRESS(([.Z$1]*7)+1;[.$M19]+4))" office:value-type="float" office:value="3" calcext:value-type="float">
            <text:p>3</text:p>
          </table:table-cell>
          <table:table-cell table:style-name="ce75" table:formula="of:=INDIRECT(ADDRESS(([.AA$1]*7)+1;[.$M19]+4))" office:value-type="float" office:value="21" calcext:value-type="float">
            <text:p>21</text:p>
          </table:table-cell>
          <table:table-cell table:number-columns-repeated="997"/>
        </table:table-row>
        <table:table-row table:style-name="ro2">
          <table:table-cell table:formula="of:=[.A19]+1" office:value-type="float" office:value="18" calcext:value-type="float">
            <text:p>18</text:p>
          </table:table-cell>
          <table:table-cell table:style-name="ce73" table:formula="of:=FLOOR([.A20]/7)" office:value-type="float" office:value="2" calcext:value-type="float">
            <text:p>2</text:p>
          </table:table-cell>
          <table:table-cell table:style-name="ce73" table:formula="of:=MOD([.A20];7)" office:value-type="float" office:value="4" calcext:value-type="float">
            <text:p>4</text:p>
          </table:table-cell>
          <table:table-cell table:style-name="ce74" table:formula="of:=IFERROR(MATCH(INDIRECT(ADDRESS([.D$1]+2;[.$B20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E$1]+2;[.$B20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F$1]+2;[.$B20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G$1]+2;[.$B20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H$1]+2;[.$B20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I$1]+2;[.$B20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J$1]+2;[.$B20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K$1]+2;[.$B20]+2; 1; ;&quot;Matrix&quot;));[$Layout.$A$5:$Layout.$S$5];0);-1)" office:value-type="float" office:value="-1" calcext:value-type="float">
            <text:p>-1</text:p>
          </table:table-cell>
          <table:table-cell/>
          <table:table-cell table:style-name="ce78" table:formula="of:=[.M19]+1" office:value-type="float" office:value="7" calcext:value-type="float">
            <text:p>7</text:p>
          </table:table-cell>
          <table:table-cell table:style-name="ce75" table:formula="of:=INDIRECT(ADDRESS(([.N$1]*7)+1;[.$M20]+4))" office:value-type="float" office:value="5" calcext:value-type="float">
            <text:p>5</text:p>
          </table:table-cell>
          <table:table-cell table:style-name="ce75" table:formula="of:=INDIRECT(ADDRESS(([.O$1]*7)+1;[.$M20]+4))" office:value-type="float" office:value="5" calcext:value-type="float">
            <text:p>5</text:p>
          </table:table-cell>
          <table:table-cell table:style-name="ce75" table:formula="of:=INDIRECT(ADDRESS(([.P$1]*7)+1;[.$M20]+4))" office:value-type="float" office:value="4" calcext:value-type="float">
            <text:p>4</text:p>
          </table:table-cell>
          <table:table-cell table:style-name="ce75" table:formula="of:=INDIRECT(ADDRESS(([.Q$1]*7)+1;[.$M20]+4))" office:value-type="float" office:value="21" calcext:value-type="float">
            <text:p>21</text:p>
          </table:table-cell>
          <table:table-cell table:style-name="ce75" table:formula="of:=INDIRECT(ADDRESS(([.R$1]*7)+1;[.$M20]+4))" office:value-type="float" office:value="21" calcext:value-type="float">
            <text:p>21</text:p>
          </table:table-cell>
          <table:table-cell table:style-name="ce75" table:formula="of:=INDIRECT(ADDRESS(([.S$1]*7)+1;[.$M20]+4))" office:value-type="float" office:value="21" calcext:value-type="float">
            <text:p>21</text:p>
          </table:table-cell>
          <table:table-cell table:style-name="ce75" table:formula="of:=INDIRECT(ADDRESS(([.T$1]*7)+1;[.$M20]+4))" office:value-type="float" office:value="4" calcext:value-type="float">
            <text:p>4</text:p>
          </table:table-cell>
          <table:table-cell table:style-name="ce75" table:formula="of:=INDIRECT(ADDRESS(([.U$1]*7)+1;[.$M20]+4))" office:value-type="float" office:value="4" calcext:value-type="float">
            <text:p>4</text:p>
          </table:table-cell>
          <table:table-cell table:style-name="ce75" table:formula="of:=INDIRECT(ADDRESS(([.V$1]*7)+1;[.$M20]+4))" office:value-type="float" office:value="21" calcext:value-type="float">
            <text:p>21</text:p>
          </table:table-cell>
          <table:table-cell table:style-name="ce75" table:formula="of:=INDIRECT(ADDRESS(([.W$1]*7)+1;[.$M20]+4))" office:value-type="float" office:value="21" calcext:value-type="float">
            <text:p>21</text:p>
          </table:table-cell>
          <table:table-cell table:style-name="ce75" table:formula="of:=INDIRECT(ADDRESS(([.X$1]*7)+1;[.$M20]+4))" office:value-type="float" office:value="4" calcext:value-type="float">
            <text:p>4</text:p>
          </table:table-cell>
          <table:table-cell table:style-name="ce75" table:formula="of:=INDIRECT(ADDRESS(([.Y$1]*7)+1;[.$M20]+4))" office:value-type="float" office:value="5" calcext:value-type="float">
            <text:p>5</text:p>
          </table:table-cell>
          <table:table-cell table:style-name="ce75" table:formula="of:=INDIRECT(ADDRESS(([.Z$1]*7)+1;[.$M20]+4))" office:value-type="float" office:value="5" calcext:value-type="float">
            <text:p>5</text:p>
          </table:table-cell>
          <table:table-cell table:style-name="ce75" table:formula="of:=INDIRECT(ADDRESS(([.AA$1]*7)+1;[.$M20]+4))" office:value-type="float" office:value="5" calcext:value-type="float">
            <text:p>5</text:p>
          </table:table-cell>
          <table:table-cell table:number-columns-repeated="997"/>
        </table:table-row>
        <table:table-row table:style-name="ro2">
          <table:table-cell table:formula="of:=[.A20]+1" office:value-type="float" office:value="19" calcext:value-type="float">
            <text:p>19</text:p>
          </table:table-cell>
          <table:table-cell table:style-name="ce73" table:formula="of:=FLOOR([.A21]/7)" office:value-type="float" office:value="2" calcext:value-type="float">
            <text:p>2</text:p>
          </table:table-cell>
          <table:table-cell table:style-name="ce73" table:formula="of:=MOD([.A21];7)" office:value-type="float" office:value="5" calcext:value-type="float">
            <text:p>5</text:p>
          </table:table-cell>
          <table:table-cell table:style-name="ce75" table:formula="of:=IF(MAX([.D16:.D20])=-1;21;MAX([.D16:.D20]))" office:value-type="float" office:value="21" calcext:value-type="float">
            <text:p>21</text:p>
          </table:table-cell>
          <table:table-cell table:style-name="ce75" table:formula="of:=IF(MAX([.E16:.E20])=-1;21;MAX([.E16:.E20]))" office:value-type="float" office:value="21" calcext:value-type="float">
            <text:p>21</text:p>
          </table:table-cell>
          <table:table-cell table:style-name="ce75" table:formula="of:=IF(MAX([.F16:.F20])=-1;21;MAX([.F16:.F20]))" office:value-type="float" office:value="21" calcext:value-type="float">
            <text:p>21</text:p>
          </table:table-cell>
          <table:table-cell table:style-name="ce75" table:formula="of:=IF(MAX([.G16:.G20])=-1;21;MAX([.G16:.G20]))" office:value-type="float" office:value="21" calcext:value-type="float">
            <text:p>21</text:p>
          </table:table-cell>
          <table:table-cell table:style-name="ce75" table:formula="of:=IF(MAX([.H16:.H20])=-1;21;MAX([.H16:.H20]))" office:value-type="float" office:value="21" calcext:value-type="float">
            <text:p>21</text:p>
          </table:table-cell>
          <table:table-cell table:style-name="ce75" table:formula="of:=IF(MAX([.I16:.I20])=-1;21;MAX([.I16:.I20]))" office:value-type="float" office:value="21" calcext:value-type="float">
            <text:p>21</text:p>
          </table:table-cell>
          <table:table-cell table:style-name="ce75" table:formula="of:=IF(MAX([.J16:.J20])=-1;21;MAX([.J16:.J20]))" office:value-type="float" office:value="16" calcext:value-type="float">
            <text:p>16</text:p>
          </table:table-cell>
          <table:table-cell table:style-name="ce75" table:formula="of:=IF(MAX([.K16:.K20])=-1;21;MAX([.K16:.K20]))" office:value-type="float" office:value="3" calcext:value-type="float">
            <text:p>3</text:p>
          </table:table-cell>
          <table:table-cell/>
          <table:table-cell table:style-name="ce76"/>
          <table:table-cell table:number-columns-repeated="1011"/>
        </table:table-row>
        <table:table-row table:style-name="ro2">
          <table:table-cell table:formula="of:=[.A21]+1" office:value-type="float" office:value="20" calcext:value-type="float">
            <text:p>20</text:p>
          </table:table-cell>
          <table:table-cell table:style-name="ce73" table:formula="of:=FLOOR([.A22]/7)" office:value-type="float" office:value="2" calcext:value-type="float">
            <text:p>2</text:p>
          </table:table-cell>
          <table:table-cell table:style-name="ce73" table:formula="of:=MOD([.A22];7)" office:value-type="float" office:value="6" calcext:value-type="float">
            <text:p>6</text:p>
          </table:table-cell>
          <table:table-cell table:style-name="ce75" table:formula="of:=IF([.D21]=21;21;MATCH([.D21];[.D16:.D20];0))" office:value-type="float" office:value="21" calcext:value-type="float">
            <text:p>21</text:p>
          </table:table-cell>
          <table:table-cell table:style-name="ce75" table:formula="of:=IF([.E21]=21;21;MATCH([.E21];[.E16:.E20];0))" office:value-type="float" office:value="21" calcext:value-type="float">
            <text:p>21</text:p>
          </table:table-cell>
          <table:table-cell table:style-name="ce75" table:formula="of:=IF([.F21]=21;21;MATCH([.F21];[.F16:.F20];0))" office:value-type="float" office:value="21" calcext:value-type="float">
            <text:p>21</text:p>
          </table:table-cell>
          <table:table-cell table:style-name="ce75" table:formula="of:=IF([.G21]=21;21;MATCH([.G21];[.G16:.G20];0))" office:value-type="float" office:value="21" calcext:value-type="float">
            <text:p>21</text:p>
          </table:table-cell>
          <table:table-cell table:style-name="ce75" table:formula="of:=IF([.H21]=21;21;MATCH([.H21];[.H16:.H20];0))" office:value-type="float" office:value="21" calcext:value-type="float">
            <text:p>21</text:p>
          </table:table-cell>
          <table:table-cell table:style-name="ce75" table:formula="of:=IF([.I21]=21;21;MATCH([.I21];[.I16:.I20];0))" office:value-type="float" office:value="21" calcext:value-type="float">
            <text:p>21</text:p>
          </table:table-cell>
          <table:table-cell table:style-name="ce75" table:formula="of:=IF([.J21]=21;21;MATCH([.J21];[.J16:.J20];0))" office:value-type="float" office:value="3" calcext:value-type="float">
            <text:p>3</text:p>
          </table:table-cell>
          <table:table-cell table:style-name="ce75" table:formula="of:=IF([.K21]=21;21;MATCH([.K21];[.K16:.K20];0))" office:value-type="float" office:value="4" calcext:value-type="float">
            <text:p>4</text:p>
          </table:table-cell>
          <table:table-cell/>
          <table:table-cell table:style-name="ce76"/>
          <table:table-cell table:number-columns-repeated="1011"/>
        </table:table-row>
        <table:table-row table:style-name="ro2">
          <table:table-cell table:formula="of:=[.A22]+1" office:value-type="float" office:value="21" calcext:value-type="float">
            <text:p>21</text:p>
          </table:table-cell>
          <table:table-cell table:style-name="ce73" table:formula="of:=FLOOR([.A23]/7)" office:value-type="float" office:value="3" calcext:value-type="float">
            <text:p>3</text:p>
          </table:table-cell>
          <table:table-cell table:style-name="ce73" table:formula="of:=MOD([.A23];7)" office:value-type="float" office:value="0" calcext:value-type="float">
            <text:p>0</text:p>
          </table:table-cell>
          <table:table-cell table:style-name="ce74" table:formula="of:=IFERROR(MATCH(INDIRECT(ADDRESS([.D$1]+2;[.$B23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E$1]+2;[.$B23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F$1]+2;[.$B23]+2; 1; ;&quot;Matrix&quot;));[$Layout.$A$1:$Layout.$S$1];0);-1)" office:value-type="float" office:value="3" calcext:value-type="float">
            <text:p>3</text:p>
          </table:table-cell>
          <table:table-cell table:style-name="ce74" table:formula="of:=IFERROR(MATCH(INDIRECT(ADDRESS([.G$1]+2;[.$B23]+2; 1; ;&quot;Matrix&quot;));[$Layout.$A$1:$Layout.$S$1];0);-1)" office:value-type="float" office:value="4" calcext:value-type="float">
            <text:p>4</text:p>
          </table:table-cell>
          <table:table-cell table:style-name="ce74" table:formula="of:=IFERROR(MATCH(INDIRECT(ADDRESS([.H$1]+2;[.$B23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I$1]+2;[.$B23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J$1]+2;[.$B23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K$1]+2;[.$B23]+2; 1; ;&quot;Matrix&quot;));[$Layout.$A$1:$Layout.$S$1];0);-1)" office:value-type="float" office:value="-1" calcext:value-type="float">
            <text:p>-1</text:p>
          </table:table-cell>
          <table:table-cell/>
          <table:table-cell table:style-name="ce76"/>
          <table:table-cell table:number-columns-repeated="1011"/>
        </table:table-row>
        <table:table-row table:style-name="ro2">
          <table:table-cell table:formula="of:=[.A23]+1" office:value-type="float" office:value="22" calcext:value-type="float">
            <text:p>22</text:p>
          </table:table-cell>
          <table:table-cell table:style-name="ce73" table:formula="of:=FLOOR([.A24]/7)" office:value-type="float" office:value="3" calcext:value-type="float">
            <text:p>3</text:p>
          </table:table-cell>
          <table:table-cell table:style-name="ce73" table:formula="of:=MOD([.A24];7)" office:value-type="float" office:value="1" calcext:value-type="float">
            <text:p>1</text:p>
          </table:table-cell>
          <table:table-cell table:style-name="ce74" table:formula="of:=IFERROR(MATCH(INDIRECT(ADDRESS([.D$1]+2;[.$B24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E$1]+2;[.$B24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F$1]+2;[.$B24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G$1]+2;[.$B24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H$1]+2;[.$B24]+2; 1; ;&quot;Matrix&quot;));[$Layout.$A$2:$Layout.$S$2];0);-1)" office:value-type="float" office:value="4" calcext:value-type="float">
            <text:p>4</text:p>
          </table:table-cell>
          <table:table-cell table:style-name="ce74" table:formula="of:=IFERROR(MATCH(INDIRECT(ADDRESS([.I$1]+2;[.$B24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J$1]+2;[.$B24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K$1]+2;[.$B24]+2; 1; ;&quot;Matrix&quot;));[$Layout.$A$2:$Layout.$S$2];0);-1)" office:value-type="float" office:value="-1" calcext:value-type="float">
            <text:p>-1</text:p>
          </table:table-cell>
          <table:table-cell/>
          <table:table-cell table:style-name="ce76"/>
          <table:table-cell table:number-columns-repeated="1011"/>
        </table:table-row>
        <table:table-row table:style-name="ro2">
          <table:table-cell table:formula="of:=[.A24]+1" office:value-type="float" office:value="23" calcext:value-type="float">
            <text:p>23</text:p>
          </table:table-cell>
          <table:table-cell table:style-name="ce73" table:formula="of:=FLOOR([.A25]/7)" office:value-type="float" office:value="3" calcext:value-type="float">
            <text:p>3</text:p>
          </table:table-cell>
          <table:table-cell table:style-name="ce73" table:formula="of:=MOD([.A25];7)" office:value-type="float" office:value="2" calcext:value-type="float">
            <text:p>2</text:p>
          </table:table-cell>
          <table:table-cell table:style-name="ce74" table:formula="of:=IFERROR(MATCH(INDIRECT(ADDRESS([.D$1]+2;[.$B25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E$1]+2;[.$B25]+2; 1; ;&quot;Matrix&quot;));[$Layout.$A$3:$Layout.$S$3];0);-1)" office:value-type="float" office:value="4" calcext:value-type="float">
            <text:p>4</text:p>
          </table:table-cell>
          <table:table-cell table:style-name="ce74" table:formula="of:=IFERROR(MATCH(INDIRECT(ADDRESS([.F$1]+2;[.$B25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G$1]+2;[.$B25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H$1]+2;[.$B25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I$1]+2;[.$B25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J$1]+2;[.$B25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K$1]+2;[.$B25]+2; 1; ;&quot;Matrix&quot;));[$Layout.$A$3:$Layout.$S$3];0);-1)" office:value-type="float" office:value="-1" calcext:value-type="float">
            <text:p>-1</text:p>
          </table:table-cell>
          <table:table-cell/>
          <table:table-cell table:style-name="ce76"/>
          <table:table-cell table:number-columns-repeated="1011"/>
        </table:table-row>
        <table:table-row table:style-name="ro2">
          <table:table-cell table:formula="of:=[.A25]+1" office:value-type="float" office:value="24" calcext:value-type="float">
            <text:p>24</text:p>
          </table:table-cell>
          <table:table-cell table:style-name="ce73" table:formula="of:=FLOOR([.A26]/7)" office:value-type="float" office:value="3" calcext:value-type="float">
            <text:p>3</text:p>
          </table:table-cell>
          <table:table-cell table:style-name="ce73" table:formula="of:=MOD([.A26];7)" office:value-type="float" office:value="3" calcext:value-type="float">
            <text:p>3</text:p>
          </table:table-cell>
          <table:table-cell table:style-name="ce74" table:formula="of:=IFERROR(MATCH(INDIRECT(ADDRESS([.D$1]+2;[.$B26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E$1]+2;[.$B26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F$1]+2;[.$B26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G$1]+2;[.$B26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H$1]+2;[.$B26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I$1]+2;[.$B26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J$1]+2;[.$B26]+2; 1; ;&quot;Matrix&quot;));[$Layout.$A$4:$Layout.$S$4];0);-1)" office:value-type="float" office:value="4" calcext:value-type="float">
            <text:p>4</text:p>
          </table:table-cell>
          <table:table-cell table:style-name="ce74" table:formula="of:=IFERROR(MATCH(INDIRECT(ADDRESS([.K$1]+2;[.$B26]+2; 1; ;&quot;Matrix&quot;));[$Layout.$A$4:$Layout.$S$4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26]+1" office:value-type="float" office:value="25" calcext:value-type="float">
            <text:p>25</text:p>
          </table:table-cell>
          <table:table-cell table:style-name="ce73" table:formula="of:=FLOOR([.A27]/7)" office:value-type="float" office:value="3" calcext:value-type="float">
            <text:p>3</text:p>
          </table:table-cell>
          <table:table-cell table:style-name="ce73" table:formula="of:=MOD([.A27];7)" office:value-type="float" office:value="4" calcext:value-type="float">
            <text:p>4</text:p>
          </table:table-cell>
          <table:table-cell table:style-name="ce74" table:formula="of:=IFERROR(MATCH(INDIRECT(ADDRESS([.D$1]+2;[.$B27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E$1]+2;[.$B27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F$1]+2;[.$B27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G$1]+2;[.$B27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H$1]+2;[.$B27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I$1]+2;[.$B27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J$1]+2;[.$B27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K$1]+2;[.$B27]+2; 1; ;&quot;Matrix&quot;));[$Layout.$A$5:$Layout.$S$5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27]+1" office:value-type="float" office:value="26" calcext:value-type="float">
            <text:p>26</text:p>
          </table:table-cell>
          <table:table-cell table:style-name="ce73" table:formula="of:=FLOOR([.A28]/7)" office:value-type="float" office:value="3" calcext:value-type="float">
            <text:p>3</text:p>
          </table:table-cell>
          <table:table-cell table:style-name="ce73" table:formula="of:=MOD([.A28];7)" office:value-type="float" office:value="5" calcext:value-type="float">
            <text:p>5</text:p>
          </table:table-cell>
          <table:table-cell table:style-name="ce75" table:formula="of:=IF(MAX([.D23:.D27])=-1;21;MAX([.D23:.D27]))" office:value-type="float" office:value="21" calcext:value-type="float">
            <text:p>21</text:p>
          </table:table-cell>
          <table:table-cell table:style-name="ce75" table:formula="of:=IF(MAX([.E23:.E27])=-1;21;MAX([.E23:.E27]))" office:value-type="float" office:value="4" calcext:value-type="float">
            <text:p>4</text:p>
          </table:table-cell>
          <table:table-cell table:style-name="ce75" table:formula="of:=IF(MAX([.F23:.F27])=-1;21;MAX([.F23:.F27]))" office:value-type="float" office:value="3" calcext:value-type="float">
            <text:p>3</text:p>
          </table:table-cell>
          <table:table-cell table:style-name="ce75" table:formula="of:=IF(MAX([.G23:.G27])=-1;21;MAX([.G23:.G27]))" office:value-type="float" office:value="4" calcext:value-type="float">
            <text:p>4</text:p>
          </table:table-cell>
          <table:table-cell table:style-name="ce75" table:formula="of:=IF(MAX([.H23:.H27])=-1;21;MAX([.H23:.H27]))" office:value-type="float" office:value="4" calcext:value-type="float">
            <text:p>4</text:p>
          </table:table-cell>
          <table:table-cell table:style-name="ce75" table:formula="of:=IF(MAX([.I23:.I27])=-1;21;MAX([.I23:.I27]))" office:value-type="float" office:value="21" calcext:value-type="float">
            <text:p>21</text:p>
          </table:table-cell>
          <table:table-cell table:style-name="ce75" table:formula="of:=IF(MAX([.J23:.J27])=-1;21;MAX([.J23:.J27]))" office:value-type="float" office:value="4" calcext:value-type="float">
            <text:p>4</text:p>
          </table:table-cell>
          <table:table-cell table:style-name="ce75" table:formula="of:=IF(MAX([.K23:.K27])=-1;21;MAX([.K23:.K27]))" office:value-type="float" office:value="21" calcext:value-type="float">
            <text:p>21</text:p>
          </table:table-cell>
          <table:table-cell table:number-columns-repeated="1013"/>
        </table:table-row>
        <table:table-row table:style-name="ro2">
          <table:table-cell table:formula="of:=[.A28]+1" office:value-type="float" office:value="27" calcext:value-type="float">
            <text:p>27</text:p>
          </table:table-cell>
          <table:table-cell table:style-name="ce73" table:formula="of:=FLOOR([.A29]/7)" office:value-type="float" office:value="3" calcext:value-type="float">
            <text:p>3</text:p>
          </table:table-cell>
          <table:table-cell table:style-name="ce73" table:formula="of:=MOD([.A29];7)" office:value-type="float" office:value="6" calcext:value-type="float">
            <text:p>6</text:p>
          </table:table-cell>
          <table:table-cell table:style-name="ce75" table:formula="of:=IF([.D28]=21;21;MATCH([.D28];[.D23:.D27];0))" office:value-type="float" office:value="21" calcext:value-type="float">
            <text:p>21</text:p>
          </table:table-cell>
          <table:table-cell table:style-name="ce75" table:formula="of:=IF([.E28]=21;21;MATCH([.E28];[.E23:.E27];0))" office:value-type="float" office:value="3" calcext:value-type="float">
            <text:p>3</text:p>
          </table:table-cell>
          <table:table-cell table:style-name="ce75" table:formula="of:=IF([.F28]=21;21;MATCH([.F28];[.F23:.F27];0))" office:value-type="float" office:value="1" calcext:value-type="float">
            <text:p>1</text:p>
          </table:table-cell>
          <table:table-cell table:style-name="ce75" table:formula="of:=IF([.G28]=21;21;MATCH([.G28];[.G23:.G27];0))" office:value-type="float" office:value="1" calcext:value-type="float">
            <text:p>1</text:p>
          </table:table-cell>
          <table:table-cell table:style-name="ce75" table:formula="of:=IF([.H28]=21;21;MATCH([.H28];[.H23:.H27];0))" office:value-type="float" office:value="2" calcext:value-type="float">
            <text:p>2</text:p>
          </table:table-cell>
          <table:table-cell table:style-name="ce75" table:formula="of:=IF([.I28]=21;21;MATCH([.I28];[.I23:.I27];0))" office:value-type="float" office:value="21" calcext:value-type="float">
            <text:p>21</text:p>
          </table:table-cell>
          <table:table-cell table:style-name="ce75" table:formula="of:=IF([.J28]=21;21;MATCH([.J28];[.J23:.J27];0))" office:value-type="float" office:value="4" calcext:value-type="float">
            <text:p>4</text:p>
          </table:table-cell>
          <table:table-cell table:style-name="ce75" table:formula="of:=IF([.K28]=21;21;MATCH([.K28];[.K23:.K27];0))" office:value-type="float" office:value="21" calcext:value-type="float">
            <text:p>21</text:p>
          </table:table-cell>
          <table:table-cell table:number-columns-repeated="1013"/>
        </table:table-row>
        <table:table-row table:style-name="ro2">
          <table:table-cell table:formula="of:=[.A29]+1" office:value-type="float" office:value="28" calcext:value-type="float">
            <text:p>28</text:p>
          </table:table-cell>
          <table:table-cell table:style-name="ce73" table:formula="of:=FLOOR([.A30]/7)" office:value-type="float" office:value="4" calcext:value-type="float">
            <text:p>4</text:p>
          </table:table-cell>
          <table:table-cell table:style-name="ce73" table:formula="of:=MOD([.A30];7)" office:value-type="float" office:value="0" calcext:value-type="float">
            <text:p>0</text:p>
          </table:table-cell>
          <table:table-cell table:style-name="ce74" table:formula="of:=IFERROR(MATCH(INDIRECT(ADDRESS([.D$1]+2;[.$B30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E$1]+2;[.$B30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F$1]+2;[.$B30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G$1]+2;[.$B30]+2; 1; ;&quot;Matrix&quot;));[$Layout.$A$1:$Layout.$S$1];0);-1)" office:value-type="float" office:value="5" calcext:value-type="float">
            <text:p>5</text:p>
          </table:table-cell>
          <table:table-cell table:style-name="ce74" table:formula="of:=IFERROR(MATCH(INDIRECT(ADDRESS([.H$1]+2;[.$B30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I$1]+2;[.$B30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J$1]+2;[.$B30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K$1]+2;[.$B30]+2; 1; ;&quot;Matrix&quot;));[$Layout.$A$1:$Layout.$S$1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30]+1" office:value-type="float" office:value="29" calcext:value-type="float">
            <text:p>29</text:p>
          </table:table-cell>
          <table:table-cell table:style-name="ce73" table:formula="of:=FLOOR([.A31]/7)" office:value-type="float" office:value="4" calcext:value-type="float">
            <text:p>4</text:p>
          </table:table-cell>
          <table:table-cell table:style-name="ce73" table:formula="of:=MOD([.A31];7)" office:value-type="float" office:value="1" calcext:value-type="float">
            <text:p>1</text:p>
          </table:table-cell>
          <table:table-cell table:style-name="ce74" table:formula="of:=IFERROR(MATCH(INDIRECT(ADDRESS([.D$1]+2;[.$B31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E$1]+2;[.$B31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F$1]+2;[.$B31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G$1]+2;[.$B31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H$1]+2;[.$B31]+2; 1; ;&quot;Matrix&quot;));[$Layout.$A$2:$Layout.$S$2];0);-1)" office:value-type="float" office:value="5" calcext:value-type="float">
            <text:p>5</text:p>
          </table:table-cell>
          <table:table-cell table:style-name="ce74" table:formula="of:=IFERROR(MATCH(INDIRECT(ADDRESS([.I$1]+2;[.$B31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J$1]+2;[.$B31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K$1]+2;[.$B31]+2; 1; ;&quot;Matrix&quot;));[$Layout.$A$2:$Layout.$S$2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31]+1" office:value-type="float" office:value="30" calcext:value-type="float">
            <text:p>30</text:p>
          </table:table-cell>
          <table:table-cell table:style-name="ce73" table:formula="of:=FLOOR([.A32]/7)" office:value-type="float" office:value="4" calcext:value-type="float">
            <text:p>4</text:p>
          </table:table-cell>
          <table:table-cell table:style-name="ce73" table:formula="of:=MOD([.A32];7)" office:value-type="float" office:value="2" calcext:value-type="float">
            <text:p>2</text:p>
          </table:table-cell>
          <table:table-cell table:style-name="ce74" table:formula="of:=IFERROR(MATCH(INDIRECT(ADDRESS([.D$1]+2;[.$B32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E$1]+2;[.$B32]+2; 1; ;&quot;Matrix&quot;));[$Layout.$A$3:$Layout.$S$3];0);-1)" office:value-type="float" office:value="5" calcext:value-type="float">
            <text:p>5</text:p>
          </table:table-cell>
          <table:table-cell table:style-name="ce74" table:formula="of:=IFERROR(MATCH(INDIRECT(ADDRESS([.F$1]+2;[.$B32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G$1]+2;[.$B32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H$1]+2;[.$B32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I$1]+2;[.$B32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J$1]+2;[.$B32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K$1]+2;[.$B32]+2; 1; ;&quot;Matrix&quot;));[$Layout.$A$3:$Layout.$S$3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32]+1" office:value-type="float" office:value="31" calcext:value-type="float">
            <text:p>31</text:p>
          </table:table-cell>
          <table:table-cell table:style-name="ce73" table:formula="of:=FLOOR([.A33]/7)" office:value-type="float" office:value="4" calcext:value-type="float">
            <text:p>4</text:p>
          </table:table-cell>
          <table:table-cell table:style-name="ce73" table:formula="of:=MOD([.A33];7)" office:value-type="float" office:value="3" calcext:value-type="float">
            <text:p>3</text:p>
          </table:table-cell>
          <table:table-cell table:style-name="ce74" table:formula="of:=IFERROR(MATCH(INDIRECT(ADDRESS([.D$1]+2;[.$B33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E$1]+2;[.$B33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F$1]+2;[.$B33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G$1]+2;[.$B33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H$1]+2;[.$B33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I$1]+2;[.$B33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J$1]+2;[.$B33]+2; 1; ;&quot;Matrix&quot;));[$Layout.$A$4:$Layout.$S$4];0);-1)" office:value-type="float" office:value="5" calcext:value-type="float">
            <text:p>5</text:p>
          </table:table-cell>
          <table:table-cell table:style-name="ce74" table:formula="of:=IFERROR(MATCH(INDIRECT(ADDRESS([.K$1]+2;[.$B33]+2; 1; ;&quot;Matrix&quot;));[$Layout.$A$4:$Layout.$S$4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33]+1" office:value-type="float" office:value="32" calcext:value-type="float">
            <text:p>32</text:p>
          </table:table-cell>
          <table:table-cell table:style-name="ce73" table:formula="of:=FLOOR([.A34]/7)" office:value-type="float" office:value="4" calcext:value-type="float">
            <text:p>4</text:p>
          </table:table-cell>
          <table:table-cell table:style-name="ce73" table:formula="of:=MOD([.A34];7)" office:value-type="float" office:value="4" calcext:value-type="float">
            <text:p>4</text:p>
          </table:table-cell>
          <table:table-cell table:style-name="ce74" table:formula="of:=IFERROR(MATCH(INDIRECT(ADDRESS([.D$1]+2;[.$B34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E$1]+2;[.$B34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F$1]+2;[.$B34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G$1]+2;[.$B34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H$1]+2;[.$B34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I$1]+2;[.$B34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J$1]+2;[.$B34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K$1]+2;[.$B34]+2; 1; ;&quot;Matrix&quot;));[$Layout.$A$5:$Layout.$S$5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34]+1" office:value-type="float" office:value="33" calcext:value-type="float">
            <text:p>33</text:p>
          </table:table-cell>
          <table:table-cell table:style-name="ce73" table:formula="of:=FLOOR([.A35]/7)" office:value-type="float" office:value="4" calcext:value-type="float">
            <text:p>4</text:p>
          </table:table-cell>
          <table:table-cell table:style-name="ce73" table:formula="of:=MOD([.A35];7)" office:value-type="float" office:value="5" calcext:value-type="float">
            <text:p>5</text:p>
          </table:table-cell>
          <table:table-cell table:style-name="ce75" table:formula="of:=IF(MAX([.D30:.D34])=-1;21;MAX([.D30:.D34]))" office:value-type="float" office:value="21" calcext:value-type="float">
            <text:p>21</text:p>
          </table:table-cell>
          <table:table-cell table:style-name="ce75" table:formula="of:=IF(MAX([.E30:.E34])=-1;21;MAX([.E30:.E34]))" office:value-type="float" office:value="5" calcext:value-type="float">
            <text:p>5</text:p>
          </table:table-cell>
          <table:table-cell table:style-name="ce75" table:formula="of:=IF(MAX([.F30:.F34])=-1;21;MAX([.F30:.F34]))" office:value-type="float" office:value="21" calcext:value-type="float">
            <text:p>21</text:p>
          </table:table-cell>
          <table:table-cell table:style-name="ce75" table:formula="of:=IF(MAX([.G30:.G34])=-1;21;MAX([.G30:.G34]))" office:value-type="float" office:value="5" calcext:value-type="float">
            <text:p>5</text:p>
          </table:table-cell>
          <table:table-cell table:style-name="ce75" table:formula="of:=IF(MAX([.H30:.H34])=-1;21;MAX([.H30:.H34]))" office:value-type="float" office:value="5" calcext:value-type="float">
            <text:p>5</text:p>
          </table:table-cell>
          <table:table-cell table:style-name="ce75" table:formula="of:=IF(MAX([.I30:.I34])=-1;21;MAX([.I30:.I34]))" office:value-type="float" office:value="21" calcext:value-type="float">
            <text:p>21</text:p>
          </table:table-cell>
          <table:table-cell table:style-name="ce75" table:formula="of:=IF(MAX([.J30:.J34])=-1;21;MAX([.J30:.J34]))" office:value-type="float" office:value="5" calcext:value-type="float">
            <text:p>5</text:p>
          </table:table-cell>
          <table:table-cell table:style-name="ce75" table:formula="of:=IF(MAX([.K30:.K34])=-1;21;MAX([.K30:.K34]))" office:value-type="float" office:value="21" calcext:value-type="float">
            <text:p>21</text:p>
          </table:table-cell>
          <table:table-cell table:number-columns-repeated="1013"/>
        </table:table-row>
        <table:table-row table:style-name="ro2">
          <table:table-cell table:formula="of:=[.A35]+1" office:value-type="float" office:value="34" calcext:value-type="float">
            <text:p>34</text:p>
          </table:table-cell>
          <table:table-cell table:style-name="ce73" table:formula="of:=FLOOR([.A36]/7)" office:value-type="float" office:value="4" calcext:value-type="float">
            <text:p>4</text:p>
          </table:table-cell>
          <table:table-cell table:style-name="ce73" table:formula="of:=MOD([.A36];7)" office:value-type="float" office:value="6" calcext:value-type="float">
            <text:p>6</text:p>
          </table:table-cell>
          <table:table-cell table:style-name="ce75" table:formula="of:=IF([.D35]=21;21;MATCH([.D35];[.D30:.D34];0))" office:value-type="float" office:value="21" calcext:value-type="float">
            <text:p>21</text:p>
          </table:table-cell>
          <table:table-cell table:style-name="ce75" table:formula="of:=IF([.E35]=21;21;MATCH([.E35];[.E30:.E34];0))" office:value-type="float" office:value="3" calcext:value-type="float">
            <text:p>3</text:p>
          </table:table-cell>
          <table:table-cell table:style-name="ce75" table:formula="of:=IF([.F35]=21;21;MATCH([.F35];[.F30:.F34];0))" office:value-type="float" office:value="21" calcext:value-type="float">
            <text:p>21</text:p>
          </table:table-cell>
          <table:table-cell table:style-name="ce75" table:formula="of:=IF([.G35]=21;21;MATCH([.G35];[.G30:.G34];0))" office:value-type="float" office:value="1" calcext:value-type="float">
            <text:p>1</text:p>
          </table:table-cell>
          <table:table-cell table:style-name="ce75" table:formula="of:=IF([.H35]=21;21;MATCH([.H35];[.H30:.H34];0))" office:value-type="float" office:value="2" calcext:value-type="float">
            <text:p>2</text:p>
          </table:table-cell>
          <table:table-cell table:style-name="ce75" table:formula="of:=IF([.I35]=21;21;MATCH([.I35];[.I30:.I34];0))" office:value-type="float" office:value="21" calcext:value-type="float">
            <text:p>21</text:p>
          </table:table-cell>
          <table:table-cell table:style-name="ce75" table:formula="of:=IF([.J35]=21;21;MATCH([.J35];[.J30:.J34];0))" office:value-type="float" office:value="4" calcext:value-type="float">
            <text:p>4</text:p>
          </table:table-cell>
          <table:table-cell table:style-name="ce75" table:formula="of:=IF([.K35]=21;21;MATCH([.K35];[.K30:.K34];0))" office:value-type="float" office:value="21" calcext:value-type="float">
            <text:p>21</text:p>
          </table:table-cell>
          <table:table-cell table:number-columns-repeated="1013"/>
        </table:table-row>
        <table:table-row table:style-name="ro2">
          <table:table-cell table:formula="of:=[.A36]+1" office:value-type="float" office:value="35" calcext:value-type="float">
            <text:p>35</text:p>
          </table:table-cell>
          <table:table-cell table:style-name="ce73" table:formula="of:=FLOOR([.A37]/7)" office:value-type="float" office:value="5" calcext:value-type="float">
            <text:p>5</text:p>
          </table:table-cell>
          <table:table-cell table:style-name="ce73" table:formula="of:=MOD([.A37];7)" office:value-type="float" office:value="0" calcext:value-type="float">
            <text:p>0</text:p>
          </table:table-cell>
          <table:table-cell table:style-name="ce74" table:formula="of:=IFERROR(MATCH(INDIRECT(ADDRESS([.D$1]+2;[.$B37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E$1]+2;[.$B37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F$1]+2;[.$B37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G$1]+2;[.$B37]+2; 1; ;&quot;Matrix&quot;));[$Layout.$A$1:$Layout.$S$1];0);-1)" office:value-type="float" office:value="6" calcext:value-type="float">
            <text:p>6</text:p>
          </table:table-cell>
          <table:table-cell table:style-name="ce74" table:formula="of:=IFERROR(MATCH(INDIRECT(ADDRESS([.H$1]+2;[.$B37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I$1]+2;[.$B37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J$1]+2;[.$B37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K$1]+2;[.$B37]+2; 1; ;&quot;Matrix&quot;));[$Layout.$A$1:$Layout.$S$1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37]+1" office:value-type="float" office:value="36" calcext:value-type="float">
            <text:p>36</text:p>
          </table:table-cell>
          <table:table-cell table:style-name="ce73" table:formula="of:=FLOOR([.A38]/7)" office:value-type="float" office:value="5" calcext:value-type="float">
            <text:p>5</text:p>
          </table:table-cell>
          <table:table-cell table:style-name="ce73" table:formula="of:=MOD([.A38];7)" office:value-type="float" office:value="1" calcext:value-type="float">
            <text:p>1</text:p>
          </table:table-cell>
          <table:table-cell table:style-name="ce74" table:formula="of:=IFERROR(MATCH(INDIRECT(ADDRESS([.D$1]+2;[.$B38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E$1]+2;[.$B38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F$1]+2;[.$B38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G$1]+2;[.$B38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H$1]+2;[.$B38]+2; 1; ;&quot;Matrix&quot;));[$Layout.$A$2:$Layout.$S$2];0);-1)" office:value-type="float" office:value="6" calcext:value-type="float">
            <text:p>6</text:p>
          </table:table-cell>
          <table:table-cell table:style-name="ce74" table:formula="of:=IFERROR(MATCH(INDIRECT(ADDRESS([.I$1]+2;[.$B38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J$1]+2;[.$B38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K$1]+2;[.$B38]+2; 1; ;&quot;Matrix&quot;));[$Layout.$A$2:$Layout.$S$2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38]+1" office:value-type="float" office:value="37" calcext:value-type="float">
            <text:p>37</text:p>
          </table:table-cell>
          <table:table-cell table:style-name="ce73" table:formula="of:=FLOOR([.A39]/7)" office:value-type="float" office:value="5" calcext:value-type="float">
            <text:p>5</text:p>
          </table:table-cell>
          <table:table-cell table:style-name="ce73" table:formula="of:=MOD([.A39];7)" office:value-type="float" office:value="2" calcext:value-type="float">
            <text:p>2</text:p>
          </table:table-cell>
          <table:table-cell table:style-name="ce74" table:formula="of:=IFERROR(MATCH(INDIRECT(ADDRESS([.D$1]+2;[.$B39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E$1]+2;[.$B39]+2; 1; ;&quot;Matrix&quot;));[$Layout.$A$3:$Layout.$S$3];0);-1)" office:value-type="float" office:value="6" calcext:value-type="float">
            <text:p>6</text:p>
          </table:table-cell>
          <table:table-cell table:style-name="ce74" table:formula="of:=IFERROR(MATCH(INDIRECT(ADDRESS([.F$1]+2;[.$B39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G$1]+2;[.$B39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H$1]+2;[.$B39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I$1]+2;[.$B39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J$1]+2;[.$B39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K$1]+2;[.$B39]+2; 1; ;&quot;Matrix&quot;));[$Layout.$A$3:$Layout.$S$3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39]+1" office:value-type="float" office:value="38" calcext:value-type="float">
            <text:p>38</text:p>
          </table:table-cell>
          <table:table-cell table:style-name="ce73" table:formula="of:=FLOOR([.A40]/7)" office:value-type="float" office:value="5" calcext:value-type="float">
            <text:p>5</text:p>
          </table:table-cell>
          <table:table-cell table:style-name="ce73" table:formula="of:=MOD([.A40];7)" office:value-type="float" office:value="3" calcext:value-type="float">
            <text:p>3</text:p>
          </table:table-cell>
          <table:table-cell table:style-name="ce74" table:formula="of:=IFERROR(MATCH(INDIRECT(ADDRESS([.D$1]+2;[.$B40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E$1]+2;[.$B40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F$1]+2;[.$B40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G$1]+2;[.$B40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H$1]+2;[.$B40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I$1]+2;[.$B40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J$1]+2;[.$B40]+2; 1; ;&quot;Matrix&quot;));[$Layout.$A$4:$Layout.$S$4];0);-1)" office:value-type="float" office:value="6" calcext:value-type="float">
            <text:p>6</text:p>
          </table:table-cell>
          <table:table-cell table:style-name="ce74" table:formula="of:=IFERROR(MATCH(INDIRECT(ADDRESS([.K$1]+2;[.$B40]+2; 1; ;&quot;Matrix&quot;));[$Layout.$A$4:$Layout.$S$4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40]+1" office:value-type="float" office:value="39" calcext:value-type="float">
            <text:p>39</text:p>
          </table:table-cell>
          <table:table-cell table:style-name="ce73" table:formula="of:=FLOOR([.A41]/7)" office:value-type="float" office:value="5" calcext:value-type="float">
            <text:p>5</text:p>
          </table:table-cell>
          <table:table-cell table:style-name="ce73" table:formula="of:=MOD([.A41];7)" office:value-type="float" office:value="4" calcext:value-type="float">
            <text:p>4</text:p>
          </table:table-cell>
          <table:table-cell table:style-name="ce74" table:formula="of:=IFERROR(MATCH(INDIRECT(ADDRESS([.D$1]+2;[.$B41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E$1]+2;[.$B41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F$1]+2;[.$B41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G$1]+2;[.$B41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H$1]+2;[.$B41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I$1]+2;[.$B41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J$1]+2;[.$B41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K$1]+2;[.$B41]+2; 1; ;&quot;Matrix&quot;));[$Layout.$A$5:$Layout.$S$5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41]+1" office:value-type="float" office:value="40" calcext:value-type="float">
            <text:p>40</text:p>
          </table:table-cell>
          <table:table-cell table:style-name="ce73" table:formula="of:=FLOOR([.A42]/7)" office:value-type="float" office:value="5" calcext:value-type="float">
            <text:p>5</text:p>
          </table:table-cell>
          <table:table-cell table:style-name="ce73" table:formula="of:=MOD([.A42];7)" office:value-type="float" office:value="5" calcext:value-type="float">
            <text:p>5</text:p>
          </table:table-cell>
          <table:table-cell table:style-name="ce75" table:formula="of:=IF(MAX([.D37:.D41])=-1;21;MAX([.D37:.D41]))" office:value-type="float" office:value="21" calcext:value-type="float">
            <text:p>21</text:p>
          </table:table-cell>
          <table:table-cell table:style-name="ce75" table:formula="of:=IF(MAX([.E37:.E41])=-1;21;MAX([.E37:.E41]))" office:value-type="float" office:value="6" calcext:value-type="float">
            <text:p>6</text:p>
          </table:table-cell>
          <table:table-cell table:style-name="ce75" table:formula="of:=IF(MAX([.F37:.F41])=-1;21;MAX([.F37:.F41]))" office:value-type="float" office:value="21" calcext:value-type="float">
            <text:p>21</text:p>
          </table:table-cell>
          <table:table-cell table:style-name="ce75" table:formula="of:=IF(MAX([.G37:.G41])=-1;21;MAX([.G37:.G41]))" office:value-type="float" office:value="6" calcext:value-type="float">
            <text:p>6</text:p>
          </table:table-cell>
          <table:table-cell table:style-name="ce75" table:formula="of:=IF(MAX([.H37:.H41])=-1;21;MAX([.H37:.H41]))" office:value-type="float" office:value="6" calcext:value-type="float">
            <text:p>6</text:p>
          </table:table-cell>
          <table:table-cell table:style-name="ce75" table:formula="of:=IF(MAX([.I37:.I41])=-1;21;MAX([.I37:.I41]))" office:value-type="float" office:value="21" calcext:value-type="float">
            <text:p>21</text:p>
          </table:table-cell>
          <table:table-cell table:style-name="ce75" table:formula="of:=IF(MAX([.J37:.J41])=-1;21;MAX([.J37:.J41]))" office:value-type="float" office:value="6" calcext:value-type="float">
            <text:p>6</text:p>
          </table:table-cell>
          <table:table-cell table:style-name="ce75" table:formula="of:=IF(MAX([.K37:.K41])=-1;21;MAX([.K37:.K41]))" office:value-type="float" office:value="21" calcext:value-type="float">
            <text:p>21</text:p>
          </table:table-cell>
          <table:table-cell table:number-columns-repeated="1013"/>
        </table:table-row>
        <table:table-row table:style-name="ro2">
          <table:table-cell table:formula="of:=[.A42]+1" office:value-type="float" office:value="41" calcext:value-type="float">
            <text:p>41</text:p>
          </table:table-cell>
          <table:table-cell table:style-name="ce73" table:formula="of:=FLOOR([.A43]/7)" office:value-type="float" office:value="5" calcext:value-type="float">
            <text:p>5</text:p>
          </table:table-cell>
          <table:table-cell table:style-name="ce73" table:formula="of:=MOD([.A43];7)" office:value-type="float" office:value="6" calcext:value-type="float">
            <text:p>6</text:p>
          </table:table-cell>
          <table:table-cell table:style-name="ce75" table:formula="of:=IF([.D42]=21;21;MATCH([.D42];[.D37:.D41];0))" office:value-type="float" office:value="21" calcext:value-type="float">
            <text:p>21</text:p>
          </table:table-cell>
          <table:table-cell table:style-name="ce75" table:formula="of:=IF([.E42]=21;21;MATCH([.E42];[.E37:.E41];0))" office:value-type="float" office:value="3" calcext:value-type="float">
            <text:p>3</text:p>
          </table:table-cell>
          <table:table-cell table:style-name="ce75" table:formula="of:=IF([.F42]=21;21;MATCH([.F42];[.F37:.F41];0))" office:value-type="float" office:value="21" calcext:value-type="float">
            <text:p>21</text:p>
          </table:table-cell>
          <table:table-cell table:style-name="ce75" table:formula="of:=IF([.G42]=21;21;MATCH([.G42];[.G37:.G41];0))" office:value-type="float" office:value="1" calcext:value-type="float">
            <text:p>1</text:p>
          </table:table-cell>
          <table:table-cell table:style-name="ce75" table:formula="of:=IF([.H42]=21;21;MATCH([.H42];[.H37:.H41];0))" office:value-type="float" office:value="2" calcext:value-type="float">
            <text:p>2</text:p>
          </table:table-cell>
          <table:table-cell table:style-name="ce75" table:formula="of:=IF([.I42]=21;21;MATCH([.I42];[.I37:.I41];0))" office:value-type="float" office:value="21" calcext:value-type="float">
            <text:p>21</text:p>
          </table:table-cell>
          <table:table-cell table:style-name="ce75" table:formula="of:=IF([.J42]=21;21;MATCH([.J42];[.J37:.J41];0))" office:value-type="float" office:value="4" calcext:value-type="float">
            <text:p>4</text:p>
          </table:table-cell>
          <table:table-cell table:style-name="ce75" table:formula="of:=IF([.K42]=21;21;MATCH([.K42];[.K37:.K41];0))" office:value-type="float" office:value="21" calcext:value-type="float">
            <text:p>21</text:p>
          </table:table-cell>
          <table:table-cell table:number-columns-repeated="1013"/>
        </table:table-row>
        <table:table-row table:style-name="ro2">
          <table:table-cell table:formula="of:=[.A43]+1" office:value-type="float" office:value="42" calcext:value-type="float">
            <text:p>42</text:p>
          </table:table-cell>
          <table:table-cell table:style-name="ce73" table:formula="of:=FLOOR([.A44]/7)" office:value-type="float" office:value="6" calcext:value-type="float">
            <text:p>6</text:p>
          </table:table-cell>
          <table:table-cell table:style-name="ce73" table:formula="of:=MOD([.A44];7)" office:value-type="float" office:value="0" calcext:value-type="float">
            <text:p>0</text:p>
          </table:table-cell>
          <table:table-cell table:style-name="ce74" table:formula="of:=IFERROR(MATCH(INDIRECT(ADDRESS([.D$1]+2;[.$B44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E$1]+2;[.$B44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F$1]+2;[.$B44]+2; 1; ;&quot;Matrix&quot;));[$Layout.$A$1:$Layout.$S$1];0);-1)" office:value-type="float" office:value="8" calcext:value-type="float">
            <text:p>8</text:p>
          </table:table-cell>
          <table:table-cell table:style-name="ce74" table:formula="of:=IFERROR(MATCH(INDIRECT(ADDRESS([.G$1]+2;[.$B44]+2; 1; ;&quot;Matrix&quot;));[$Layout.$A$1:$Layout.$S$1];0);-1)" office:value-type="float" office:value="7" calcext:value-type="float">
            <text:p>7</text:p>
          </table:table-cell>
          <table:table-cell table:style-name="ce74" table:formula="of:=IFERROR(MATCH(INDIRECT(ADDRESS([.H$1]+2;[.$B44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I$1]+2;[.$B44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J$1]+2;[.$B44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K$1]+2;[.$B44]+2; 1; ;&quot;Matrix&quot;));[$Layout.$A$1:$Layout.$S$1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44]+1" office:value-type="float" office:value="43" calcext:value-type="float">
            <text:p>43</text:p>
          </table:table-cell>
          <table:table-cell table:style-name="ce73" table:formula="of:=FLOOR([.A45]/7)" office:value-type="float" office:value="6" calcext:value-type="float">
            <text:p>6</text:p>
          </table:table-cell>
          <table:table-cell table:style-name="ce73" table:formula="of:=MOD([.A45];7)" office:value-type="float" office:value="1" calcext:value-type="float">
            <text:p>1</text:p>
          </table:table-cell>
          <table:table-cell table:style-name="ce74" table:formula="of:=IFERROR(MATCH(INDIRECT(ADDRESS([.D$1]+2;[.$B45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E$1]+2;[.$B45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F$1]+2;[.$B45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G$1]+2;[.$B45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H$1]+2;[.$B45]+2; 1; ;&quot;Matrix&quot;));[$Layout.$A$2:$Layout.$S$2];0);-1)" office:value-type="float" office:value="7" calcext:value-type="float">
            <text:p>7</text:p>
          </table:table-cell>
          <table:table-cell table:style-name="ce74" table:formula="of:=IFERROR(MATCH(INDIRECT(ADDRESS([.I$1]+2;[.$B45]+2; 1; ;&quot;Matrix&quot;));[$Layout.$A$2:$Layout.$S$2];0);-1)" office:value-type="float" office:value="8" calcext:value-type="float">
            <text:p>8</text:p>
          </table:table-cell>
          <table:table-cell table:style-name="ce74" table:formula="of:=IFERROR(MATCH(INDIRECT(ADDRESS([.J$1]+2;[.$B45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K$1]+2;[.$B45]+2; 1; ;&quot;Matrix&quot;));[$Layout.$A$2:$Layout.$S$2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45]+1" office:value-type="float" office:value="44" calcext:value-type="float">
            <text:p>44</text:p>
          </table:table-cell>
          <table:table-cell table:style-name="ce73" table:formula="of:=FLOOR([.A46]/7)" office:value-type="float" office:value="6" calcext:value-type="float">
            <text:p>6</text:p>
          </table:table-cell>
          <table:table-cell table:style-name="ce73" table:formula="of:=MOD([.A46];7)" office:value-type="float" office:value="2" calcext:value-type="float">
            <text:p>2</text:p>
          </table:table-cell>
          <table:table-cell table:style-name="ce74" table:formula="of:=IFERROR(MATCH(INDIRECT(ADDRESS([.D$1]+2;[.$B46]+2; 1; ;&quot;Matrix&quot;));[$Layout.$A$3:$Layout.$S$3];0);-1)" office:value-type="float" office:value="8" calcext:value-type="float">
            <text:p>8</text:p>
          </table:table-cell>
          <table:table-cell table:style-name="ce74" table:formula="of:=IFERROR(MATCH(INDIRECT(ADDRESS([.E$1]+2;[.$B46]+2; 1; ;&quot;Matrix&quot;));[$Layout.$A$3:$Layout.$S$3];0);-1)" office:value-type="float" office:value="7" calcext:value-type="float">
            <text:p>7</text:p>
          </table:table-cell>
          <table:table-cell table:style-name="ce74" table:formula="of:=IFERROR(MATCH(INDIRECT(ADDRESS([.F$1]+2;[.$B46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G$1]+2;[.$B46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H$1]+2;[.$B46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I$1]+2;[.$B46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J$1]+2;[.$B46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K$1]+2;[.$B46]+2; 1; ;&quot;Matrix&quot;));[$Layout.$A$3:$Layout.$S$3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46]+1" office:value-type="float" office:value="45" calcext:value-type="float">
            <text:p>45</text:p>
          </table:table-cell>
          <table:table-cell table:style-name="ce73" table:formula="of:=FLOOR([.A47]/7)" office:value-type="float" office:value="6" calcext:value-type="float">
            <text:p>6</text:p>
          </table:table-cell>
          <table:table-cell table:style-name="ce73" table:formula="of:=MOD([.A47];7)" office:value-type="float" office:value="3" calcext:value-type="float">
            <text:p>3</text:p>
          </table:table-cell>
          <table:table-cell table:style-name="ce74" table:formula="of:=IFERROR(MATCH(INDIRECT(ADDRESS([.D$1]+2;[.$B47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E$1]+2;[.$B47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F$1]+2;[.$B47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G$1]+2;[.$B47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H$1]+2;[.$B47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I$1]+2;[.$B47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J$1]+2;[.$B47]+2; 1; ;&quot;Matrix&quot;));[$Layout.$A$4:$Layout.$S$4];0);-1)" office:value-type="float" office:value="7" calcext:value-type="float">
            <text:p>7</text:p>
          </table:table-cell>
          <table:table-cell table:style-name="ce74" table:formula="of:=IFERROR(MATCH(INDIRECT(ADDRESS([.K$1]+2;[.$B47]+2; 1; ;&quot;Matrix&quot;));[$Layout.$A$4:$Layout.$S$4];0);-1)"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 table:formula="of:=[.A47]+1" office:value-type="float" office:value="46" calcext:value-type="float">
            <text:p>46</text:p>
          </table:table-cell>
          <table:table-cell table:style-name="ce73" table:formula="of:=FLOOR([.A48]/7)" office:value-type="float" office:value="6" calcext:value-type="float">
            <text:p>6</text:p>
          </table:table-cell>
          <table:table-cell table:style-name="ce73" table:formula="of:=MOD([.A48];7)" office:value-type="float" office:value="4" calcext:value-type="float">
            <text:p>4</text:p>
          </table:table-cell>
          <table:table-cell table:style-name="ce74" table:formula="of:=IFERROR(MATCH(INDIRECT(ADDRESS([.D$1]+2;[.$B48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E$1]+2;[.$B48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F$1]+2;[.$B48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G$1]+2;[.$B48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H$1]+2;[.$B48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I$1]+2;[.$B48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J$1]+2;[.$B48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K$1]+2;[.$B48]+2; 1; ;&quot;Matrix&quot;));[$Layout.$A$5:$Layout.$S$5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48]+1" office:value-type="float" office:value="47" calcext:value-type="float">
            <text:p>47</text:p>
          </table:table-cell>
          <table:table-cell table:style-name="ce73" table:formula="of:=FLOOR([.A49]/7)" office:value-type="float" office:value="6" calcext:value-type="float">
            <text:p>6</text:p>
          </table:table-cell>
          <table:table-cell table:style-name="ce73" table:formula="of:=MOD([.A49];7)" office:value-type="float" office:value="5" calcext:value-type="float">
            <text:p>5</text:p>
          </table:table-cell>
          <table:table-cell table:style-name="ce75" table:formula="of:=IF(MAX([.D44:.D48])=-1;21;MAX([.D44:.D48]))" office:value-type="float" office:value="8" calcext:value-type="float">
            <text:p>8</text:p>
          </table:table-cell>
          <table:table-cell table:style-name="ce75" table:formula="of:=IF(MAX([.E44:.E48])=-1;21;MAX([.E44:.E48]))" office:value-type="float" office:value="7" calcext:value-type="float">
            <text:p>7</text:p>
          </table:table-cell>
          <table:table-cell table:style-name="ce75" table:formula="of:=IF(MAX([.F44:.F48])=-1;21;MAX([.F44:.F48]))" office:value-type="float" office:value="8" calcext:value-type="float">
            <text:p>8</text:p>
          </table:table-cell>
          <table:table-cell table:style-name="ce75" table:formula="of:=IF(MAX([.G44:.G48])=-1;21;MAX([.G44:.G48]))" office:value-type="float" office:value="7" calcext:value-type="float">
            <text:p>7</text:p>
          </table:table-cell>
          <table:table-cell table:style-name="ce75" table:formula="of:=IF(MAX([.H44:.H48])=-1;21;MAX([.H44:.H48]))" office:value-type="float" office:value="7" calcext:value-type="float">
            <text:p>7</text:p>
          </table:table-cell>
          <table:table-cell table:style-name="ce75" table:formula="of:=IF(MAX([.I44:.I48])=-1;21;MAX([.I44:.I48]))" office:value-type="float" office:value="8" calcext:value-type="float">
            <text:p>8</text:p>
          </table:table-cell>
          <table:table-cell table:style-name="ce75" table:formula="of:=IF(MAX([.J44:.J48])=-1;21;MAX([.J44:.J48]))" office:value-type="float" office:value="7" calcext:value-type="float">
            <text:p>7</text:p>
          </table:table-cell>
          <table:table-cell table:style-name="ce75" table:formula="of:=IF(MAX([.K44:.K48])=-1;21;MAX([.K44:.K48]))"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 table:formula="of:=[.A49]+1" office:value-type="float" office:value="48" calcext:value-type="float">
            <text:p>48</text:p>
          </table:table-cell>
          <table:table-cell table:style-name="ce73" table:formula="of:=FLOOR([.A50]/7)" office:value-type="float" office:value="6" calcext:value-type="float">
            <text:p>6</text:p>
          </table:table-cell>
          <table:table-cell table:style-name="ce73" table:formula="of:=MOD([.A50];7)" office:value-type="float" office:value="6" calcext:value-type="float">
            <text:p>6</text:p>
          </table:table-cell>
          <table:table-cell table:style-name="ce75" table:formula="of:=IF([.D49]=21;21;MATCH([.D49];[.D44:.D48];0))" office:value-type="float" office:value="3" calcext:value-type="float">
            <text:p>3</text:p>
          </table:table-cell>
          <table:table-cell table:style-name="ce75" table:formula="of:=IF([.E49]=21;21;MATCH([.E49];[.E44:.E48];0))" office:value-type="float" office:value="3" calcext:value-type="float">
            <text:p>3</text:p>
          </table:table-cell>
          <table:table-cell table:style-name="ce75" table:formula="of:=IF([.F49]=21;21;MATCH([.F49];[.F44:.F48];0))" office:value-type="float" office:value="1" calcext:value-type="float">
            <text:p>1</text:p>
          </table:table-cell>
          <table:table-cell table:style-name="ce75" table:formula="of:=IF([.G49]=21;21;MATCH([.G49];[.G44:.G48];0))" office:value-type="float" office:value="1" calcext:value-type="float">
            <text:p>1</text:p>
          </table:table-cell>
          <table:table-cell table:style-name="ce75" table:formula="of:=IF([.H49]=21;21;MATCH([.H49];[.H44:.H48];0))" office:value-type="float" office:value="2" calcext:value-type="float">
            <text:p>2</text:p>
          </table:table-cell>
          <table:table-cell table:style-name="ce75" table:formula="of:=IF([.I49]=21;21;MATCH([.I49];[.I44:.I48];0))" office:value-type="float" office:value="2" calcext:value-type="float">
            <text:p>2</text:p>
          </table:table-cell>
          <table:table-cell table:style-name="ce75" table:formula="of:=IF([.J49]=21;21;MATCH([.J49];[.J44:.J48];0))" office:value-type="float" office:value="4" calcext:value-type="float">
            <text:p>4</text:p>
          </table:table-cell>
          <table:table-cell table:style-name="ce75" table:formula="of:=IF([.K49]=21;21;MATCH([.K49];[.K44:.K48];0))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formula="of:=[.A50]+1" office:value-type="float" office:value="49" calcext:value-type="float">
            <text:p>49</text:p>
          </table:table-cell>
          <table:table-cell table:style-name="ce73" table:formula="of:=FLOOR([.A51]/7)" office:value-type="float" office:value="7" calcext:value-type="float">
            <text:p>7</text:p>
          </table:table-cell>
          <table:table-cell table:style-name="ce73" table:formula="of:=MOD([.A51];7)" office:value-type="float" office:value="0" calcext:value-type="float">
            <text:p>0</text:p>
          </table:table-cell>
          <table:table-cell table:style-name="ce74" table:formula="of:=IFERROR(MATCH(INDIRECT(ADDRESS([.D$1]+2;[.$B51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E$1]+2;[.$B51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F$1]+2;[.$B51]+2; 1; ;&quot;Matrix&quot;));[$Layout.$A$1:$Layout.$S$1];0);-1)" office:value-type="float" office:value="9" calcext:value-type="float">
            <text:p>9</text:p>
          </table:table-cell>
          <table:table-cell table:style-name="ce74" table:formula="of:=IFERROR(MATCH(INDIRECT(ADDRESS([.G$1]+2;[.$B51]+2; 1; ;&quot;Matrix&quot;));[$Layout.$A$1:$Layout.$S$1];0);-1)" office:value-type="float" office:value="10" calcext:value-type="float">
            <text:p>10</text:p>
          </table:table-cell>
          <table:table-cell table:style-name="ce74" table:formula="of:=IFERROR(MATCH(INDIRECT(ADDRESS([.H$1]+2;[.$B51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I$1]+2;[.$B51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J$1]+2;[.$B51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K$1]+2;[.$B51]+2; 1; ;&quot;Matrix&quot;));[$Layout.$A$1:$Layout.$S$1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51]+1" office:value-type="float" office:value="50" calcext:value-type="float">
            <text:p>50</text:p>
          </table:table-cell>
          <table:table-cell table:style-name="ce73" table:formula="of:=FLOOR([.A52]/7)" office:value-type="float" office:value="7" calcext:value-type="float">
            <text:p>7</text:p>
          </table:table-cell>
          <table:table-cell table:style-name="ce73" table:formula="of:=MOD([.A52];7)" office:value-type="float" office:value="1" calcext:value-type="float">
            <text:p>1</text:p>
          </table:table-cell>
          <table:table-cell table:style-name="ce74" table:formula="of:=IFERROR(MATCH(INDIRECT(ADDRESS([.D$1]+2;[.$B52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E$1]+2;[.$B52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F$1]+2;[.$B52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G$1]+2;[.$B52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H$1]+2;[.$B52]+2; 1; ;&quot;Matrix&quot;));[$Layout.$A$2:$Layout.$S$2];0);-1)" office:value-type="float" office:value="10" calcext:value-type="float">
            <text:p>10</text:p>
          </table:table-cell>
          <table:table-cell table:style-name="ce74" table:formula="of:=IFERROR(MATCH(INDIRECT(ADDRESS([.I$1]+2;[.$B52]+2; 1; ;&quot;Matrix&quot;));[$Layout.$A$2:$Layout.$S$2];0);-1)" office:value-type="float" office:value="9" calcext:value-type="float">
            <text:p>9</text:p>
          </table:table-cell>
          <table:table-cell table:style-name="ce74" table:formula="of:=IFERROR(MATCH(INDIRECT(ADDRESS([.J$1]+2;[.$B52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K$1]+2;[.$B52]+2; 1; ;&quot;Matrix&quot;));[$Layout.$A$2:$Layout.$S$2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52]+1" office:value-type="float" office:value="51" calcext:value-type="float">
            <text:p>51</text:p>
          </table:table-cell>
          <table:table-cell table:style-name="ce73" table:formula="of:=FLOOR([.A53]/7)" office:value-type="float" office:value="7" calcext:value-type="float">
            <text:p>7</text:p>
          </table:table-cell>
          <table:table-cell table:style-name="ce73" table:formula="of:=MOD([.A53];7)" office:value-type="float" office:value="2" calcext:value-type="float">
            <text:p>2</text:p>
          </table:table-cell>
          <table:table-cell table:style-name="ce74" table:formula="of:=IFERROR(MATCH(INDIRECT(ADDRESS([.D$1]+2;[.$B53]+2; 1; ;&quot;Matrix&quot;));[$Layout.$A$3:$Layout.$S$3];0);-1)" office:value-type="float" office:value="9" calcext:value-type="float">
            <text:p>9</text:p>
          </table:table-cell>
          <table:table-cell table:style-name="ce74" table:formula="of:=IFERROR(MATCH(INDIRECT(ADDRESS([.E$1]+2;[.$B53]+2; 1; ;&quot;Matrix&quot;));[$Layout.$A$3:$Layout.$S$3];0);-1)" office:value-type="float" office:value="10" calcext:value-type="float">
            <text:p>10</text:p>
          </table:table-cell>
          <table:table-cell table:style-name="ce74" table:formula="of:=IFERROR(MATCH(INDIRECT(ADDRESS([.F$1]+2;[.$B53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G$1]+2;[.$B53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H$1]+2;[.$B53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I$1]+2;[.$B53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J$1]+2;[.$B53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K$1]+2;[.$B53]+2; 1; ;&quot;Matrix&quot;));[$Layout.$A$3:$Layout.$S$3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53]+1" office:value-type="float" office:value="52" calcext:value-type="float">
            <text:p>52</text:p>
          </table:table-cell>
          <table:table-cell table:style-name="ce73" table:formula="of:=FLOOR([.A54]/7)" office:value-type="float" office:value="7" calcext:value-type="float">
            <text:p>7</text:p>
          </table:table-cell>
          <table:table-cell table:style-name="ce73" table:formula="of:=MOD([.A54];7)" office:value-type="float" office:value="3" calcext:value-type="float">
            <text:p>3</text:p>
          </table:table-cell>
          <table:table-cell table:style-name="ce74" table:formula="of:=IFERROR(MATCH(INDIRECT(ADDRESS([.D$1]+2;[.$B54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E$1]+2;[.$B54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F$1]+2;[.$B54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G$1]+2;[.$B54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H$1]+2;[.$B54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I$1]+2;[.$B54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J$1]+2;[.$B54]+2; 1; ;&quot;Matrix&quot;));[$Layout.$A$4:$Layout.$S$4];0);-1)" office:value-type="float" office:value="10" calcext:value-type="float">
            <text:p>10</text:p>
          </table:table-cell>
          <table:table-cell table:style-name="ce74" table:formula="of:=IFERROR(MATCH(INDIRECT(ADDRESS([.K$1]+2;[.$B54]+2; 1; ;&quot;Matrix&quot;));[$Layout.$A$4:$Layout.$S$4];0);-1)"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formula="of:=[.A54]+1" office:value-type="float" office:value="53" calcext:value-type="float">
            <text:p>53</text:p>
          </table:table-cell>
          <table:table-cell table:style-name="ce73" table:formula="of:=FLOOR([.A55]/7)" office:value-type="float" office:value="7" calcext:value-type="float">
            <text:p>7</text:p>
          </table:table-cell>
          <table:table-cell table:style-name="ce73" table:formula="of:=MOD([.A55];7)" office:value-type="float" office:value="4" calcext:value-type="float">
            <text:p>4</text:p>
          </table:table-cell>
          <table:table-cell table:style-name="ce74" table:formula="of:=IFERROR(MATCH(INDIRECT(ADDRESS([.D$1]+2;[.$B55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E$1]+2;[.$B55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F$1]+2;[.$B55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G$1]+2;[.$B55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H$1]+2;[.$B55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I$1]+2;[.$B55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J$1]+2;[.$B55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K$1]+2;[.$B55]+2; 1; ;&quot;Matrix&quot;));[$Layout.$A$5:$Layout.$S$5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55]+1" office:value-type="float" office:value="54" calcext:value-type="float">
            <text:p>54</text:p>
          </table:table-cell>
          <table:table-cell table:style-name="ce73" table:formula="of:=FLOOR([.A56]/7)" office:value-type="float" office:value="7" calcext:value-type="float">
            <text:p>7</text:p>
          </table:table-cell>
          <table:table-cell table:style-name="ce73" table:formula="of:=MOD([.A56];7)" office:value-type="float" office:value="5" calcext:value-type="float">
            <text:p>5</text:p>
          </table:table-cell>
          <table:table-cell table:style-name="ce75" table:formula="of:=IF(MAX([.D51:.D55])=-1;21;MAX([.D51:.D55]))" office:value-type="float" office:value="9" calcext:value-type="float">
            <text:p>9</text:p>
          </table:table-cell>
          <table:table-cell table:style-name="ce75" table:formula="of:=IF(MAX([.E51:.E55])=-1;21;MAX([.E51:.E55]))" office:value-type="float" office:value="10" calcext:value-type="float">
            <text:p>10</text:p>
          </table:table-cell>
          <table:table-cell table:style-name="ce75" table:formula="of:=IF(MAX([.F51:.F55])=-1;21;MAX([.F51:.F55]))" office:value-type="float" office:value="9" calcext:value-type="float">
            <text:p>9</text:p>
          </table:table-cell>
          <table:table-cell table:style-name="ce75" table:formula="of:=IF(MAX([.G51:.G55])=-1;21;MAX([.G51:.G55]))" office:value-type="float" office:value="10" calcext:value-type="float">
            <text:p>10</text:p>
          </table:table-cell>
          <table:table-cell table:style-name="ce75" table:formula="of:=IF(MAX([.H51:.H55])=-1;21;MAX([.H51:.H55]))" office:value-type="float" office:value="10" calcext:value-type="float">
            <text:p>10</text:p>
          </table:table-cell>
          <table:table-cell table:style-name="ce75" table:formula="of:=IF(MAX([.I51:.I55])=-1;21;MAX([.I51:.I55]))" office:value-type="float" office:value="9" calcext:value-type="float">
            <text:p>9</text:p>
          </table:table-cell>
          <table:table-cell table:style-name="ce75" table:formula="of:=IF(MAX([.J51:.J55])=-1;21;MAX([.J51:.J55]))" office:value-type="float" office:value="10" calcext:value-type="float">
            <text:p>10</text:p>
          </table:table-cell>
          <table:table-cell table:style-name="ce75" table:formula="of:=IF(MAX([.K51:.K55])=-1;21;MAX([.K51:.K55]))"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formula="of:=[.A56]+1" office:value-type="float" office:value="55" calcext:value-type="float">
            <text:p>55</text:p>
          </table:table-cell>
          <table:table-cell table:style-name="ce73" table:formula="of:=FLOOR([.A57]/7)" office:value-type="float" office:value="7" calcext:value-type="float">
            <text:p>7</text:p>
          </table:table-cell>
          <table:table-cell table:style-name="ce73" table:formula="of:=MOD([.A57];7)" office:value-type="float" office:value="6" calcext:value-type="float">
            <text:p>6</text:p>
          </table:table-cell>
          <table:table-cell table:style-name="ce75" table:formula="of:=IF([.D56]=21;21;MATCH([.D56];[.D51:.D55];0))" office:value-type="float" office:value="3" calcext:value-type="float">
            <text:p>3</text:p>
          </table:table-cell>
          <table:table-cell table:style-name="ce75" table:formula="of:=IF([.E56]=21;21;MATCH([.E56];[.E51:.E55];0))" office:value-type="float" office:value="3" calcext:value-type="float">
            <text:p>3</text:p>
          </table:table-cell>
          <table:table-cell table:style-name="ce75" table:formula="of:=IF([.F56]=21;21;MATCH([.F56];[.F51:.F55];0))" office:value-type="float" office:value="1" calcext:value-type="float">
            <text:p>1</text:p>
          </table:table-cell>
          <table:table-cell table:style-name="ce75" table:formula="of:=IF([.G56]=21;21;MATCH([.G56];[.G51:.G55];0))" office:value-type="float" office:value="1" calcext:value-type="float">
            <text:p>1</text:p>
          </table:table-cell>
          <table:table-cell table:style-name="ce75" table:formula="of:=IF([.H56]=21;21;MATCH([.H56];[.H51:.H55];0))" office:value-type="float" office:value="2" calcext:value-type="float">
            <text:p>2</text:p>
          </table:table-cell>
          <table:table-cell table:style-name="ce75" table:formula="of:=IF([.I56]=21;21;MATCH([.I56];[.I51:.I55];0))" office:value-type="float" office:value="2" calcext:value-type="float">
            <text:p>2</text:p>
          </table:table-cell>
          <table:table-cell table:style-name="ce75" table:formula="of:=IF([.J56]=21;21;MATCH([.J56];[.J51:.J55];0))" office:value-type="float" office:value="4" calcext:value-type="float">
            <text:p>4</text:p>
          </table:table-cell>
          <table:table-cell table:style-name="ce75" table:formula="of:=IF([.K56]=21;21;MATCH([.K56];[.K51:.K55];0))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formula="of:=[.A57]+1" office:value-type="float" office:value="56" calcext:value-type="float">
            <text:p>56</text:p>
          </table:table-cell>
          <table:table-cell table:style-name="ce73" table:formula="of:=FLOOR([.A58]/7)" office:value-type="float" office:value="8" calcext:value-type="float">
            <text:p>8</text:p>
          </table:table-cell>
          <table:table-cell table:style-name="ce73" table:formula="of:=MOD([.A58];7)" office:value-type="float" office:value="0" calcext:value-type="float">
            <text:p>0</text:p>
          </table:table-cell>
          <table:table-cell table:style-name="ce74" table:formula="of:=IFERROR(MATCH(INDIRECT(ADDRESS([.D$1]+2;[.$B58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E$1]+2;[.$B58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F$1]+2;[.$B58]+2; 1; ;&quot;Matrix&quot;));[$Layout.$A$1:$Layout.$S$1];0);-1)" office:value-type="float" office:value="15" calcext:value-type="float">
            <text:p>15</text:p>
          </table:table-cell>
          <table:table-cell table:style-name="ce74" table:formula="of:=IFERROR(MATCH(INDIRECT(ADDRESS([.G$1]+2;[.$B58]+2; 1; ;&quot;Matrix&quot;));[$Layout.$A$1:$Layout.$S$1];0);-1)" office:value-type="float" office:value="11" calcext:value-type="float">
            <text:p>11</text:p>
          </table:table-cell>
          <table:table-cell table:style-name="ce74" table:formula="of:=IFERROR(MATCH(INDIRECT(ADDRESS([.H$1]+2;[.$B58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I$1]+2;[.$B58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J$1]+2;[.$B58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K$1]+2;[.$B58]+2; 1; ;&quot;Matrix&quot;));[$Layout.$A$1:$Layout.$S$1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58]+1" office:value-type="float" office:value="57" calcext:value-type="float">
            <text:p>57</text:p>
          </table:table-cell>
          <table:table-cell table:style-name="ce73" table:formula="of:=FLOOR([.A59]/7)" office:value-type="float" office:value="8" calcext:value-type="float">
            <text:p>8</text:p>
          </table:table-cell>
          <table:table-cell table:style-name="ce73" table:formula="of:=MOD([.A59];7)" office:value-type="float" office:value="1" calcext:value-type="float">
            <text:p>1</text:p>
          </table:table-cell>
          <table:table-cell table:style-name="ce74" table:formula="of:=IFERROR(MATCH(INDIRECT(ADDRESS([.D$1]+2;[.$B59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E$1]+2;[.$B59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F$1]+2;[.$B59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G$1]+2;[.$B59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H$1]+2;[.$B59]+2; 1; ;&quot;Matrix&quot;));[$Layout.$A$2:$Layout.$S$2];0);-1)" office:value-type="float" office:value="11" calcext:value-type="float">
            <text:p>11</text:p>
          </table:table-cell>
          <table:table-cell table:style-name="ce74" table:formula="of:=IFERROR(MATCH(INDIRECT(ADDRESS([.I$1]+2;[.$B59]+2; 1; ;&quot;Matrix&quot;));[$Layout.$A$2:$Layout.$S$2];0);-1)" office:value-type="float" office:value="15" calcext:value-type="float">
            <text:p>15</text:p>
          </table:table-cell>
          <table:table-cell table:style-name="ce74" table:formula="of:=IFERROR(MATCH(INDIRECT(ADDRESS([.J$1]+2;[.$B59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K$1]+2;[.$B59]+2; 1; ;&quot;Matrix&quot;));[$Layout.$A$2:$Layout.$S$2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59]+1" office:value-type="float" office:value="58" calcext:value-type="float">
            <text:p>58</text:p>
          </table:table-cell>
          <table:table-cell table:style-name="ce73" table:formula="of:=FLOOR([.A60]/7)" office:value-type="float" office:value="8" calcext:value-type="float">
            <text:p>8</text:p>
          </table:table-cell>
          <table:table-cell table:style-name="ce73" table:formula="of:=MOD([.A60];7)" office:value-type="float" office:value="2" calcext:value-type="float">
            <text:p>2</text:p>
          </table:table-cell>
          <table:table-cell table:style-name="ce74" table:formula="of:=IFERROR(MATCH(INDIRECT(ADDRESS([.D$1]+2;[.$B60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E$1]+2;[.$B60]+2; 1; ;&quot;Matrix&quot;));[$Layout.$A$3:$Layout.$S$3];0);-1)" office:value-type="float" office:value="11" calcext:value-type="float">
            <text:p>11</text:p>
          </table:table-cell>
          <table:table-cell table:style-name="ce74" table:formula="of:=IFERROR(MATCH(INDIRECT(ADDRESS([.F$1]+2;[.$B60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G$1]+2;[.$B60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H$1]+2;[.$B60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I$1]+2;[.$B60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J$1]+2;[.$B60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K$1]+2;[.$B60]+2; 1; ;&quot;Matrix&quot;));[$Layout.$A$3:$Layout.$S$3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60]+1" office:value-type="float" office:value="59" calcext:value-type="float">
            <text:p>59</text:p>
          </table:table-cell>
          <table:table-cell table:style-name="ce73" table:formula="of:=FLOOR([.A61]/7)" office:value-type="float" office:value="8" calcext:value-type="float">
            <text:p>8</text:p>
          </table:table-cell>
          <table:table-cell table:style-name="ce73" table:formula="of:=MOD([.A61];7)" office:value-type="float" office:value="3" calcext:value-type="float">
            <text:p>3</text:p>
          </table:table-cell>
          <table:table-cell table:style-name="ce74" table:formula="of:=IFERROR(MATCH(INDIRECT(ADDRESS([.D$1]+2;[.$B61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E$1]+2;[.$B61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F$1]+2;[.$B61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G$1]+2;[.$B61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H$1]+2;[.$B61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I$1]+2;[.$B61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J$1]+2;[.$B61]+2; 1; ;&quot;Matrix&quot;));[$Layout.$A$4:$Layout.$S$4];0);-1)" office:value-type="float" office:value="11" calcext:value-type="float">
            <text:p>11</text:p>
          </table:table-cell>
          <table:table-cell table:style-name="ce74" table:formula="of:=IFERROR(MATCH(INDIRECT(ADDRESS([.K$1]+2;[.$B61]+2; 1; ;&quot;Matrix&quot;));[$Layout.$A$4:$Layout.$S$4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61]+1" office:value-type="float" office:value="60" calcext:value-type="float">
            <text:p>60</text:p>
          </table:table-cell>
          <table:table-cell table:style-name="ce73" table:formula="of:=FLOOR([.A62]/7)" office:value-type="float" office:value="8" calcext:value-type="float">
            <text:p>8</text:p>
          </table:table-cell>
          <table:table-cell table:style-name="ce73" table:formula="of:=MOD([.A62];7)" office:value-type="float" office:value="4" calcext:value-type="float">
            <text:p>4</text:p>
          </table:table-cell>
          <table:table-cell table:style-name="ce74" table:formula="of:=IFERROR(MATCH(INDIRECT(ADDRESS([.D$1]+2;[.$B62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E$1]+2;[.$B62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F$1]+2;[.$B62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G$1]+2;[.$B62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H$1]+2;[.$B62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I$1]+2;[.$B62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J$1]+2;[.$B62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K$1]+2;[.$B62]+2; 1; ;&quot;Matrix&quot;));[$Layout.$A$5:$Layout.$S$5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62]+1" office:value-type="float" office:value="61" calcext:value-type="float">
            <text:p>61</text:p>
          </table:table-cell>
          <table:table-cell table:style-name="ce73" table:formula="of:=FLOOR([.A63]/7)" office:value-type="float" office:value="8" calcext:value-type="float">
            <text:p>8</text:p>
          </table:table-cell>
          <table:table-cell table:style-name="ce73" table:formula="of:=MOD([.A63];7)" office:value-type="float" office:value="5" calcext:value-type="float">
            <text:p>5</text:p>
          </table:table-cell>
          <table:table-cell table:style-name="ce75" table:formula="of:=IF(MAX([.D58:.D62])=-1;21;MAX([.D58:.D62]))" office:value-type="float" office:value="21" calcext:value-type="float">
            <text:p>21</text:p>
          </table:table-cell>
          <table:table-cell table:style-name="ce75" table:formula="of:=IF(MAX([.E58:.E62])=-1;21;MAX([.E58:.E62]))" office:value-type="float" office:value="11" calcext:value-type="float">
            <text:p>11</text:p>
          </table:table-cell>
          <table:table-cell table:style-name="ce75" table:formula="of:=IF(MAX([.F58:.F62])=-1;21;MAX([.F58:.F62]))" office:value-type="float" office:value="15" calcext:value-type="float">
            <text:p>15</text:p>
          </table:table-cell>
          <table:table-cell table:style-name="ce75" table:formula="of:=IF(MAX([.G58:.G62])=-1;21;MAX([.G58:.G62]))" office:value-type="float" office:value="11" calcext:value-type="float">
            <text:p>11</text:p>
          </table:table-cell>
          <table:table-cell table:style-name="ce75" table:formula="of:=IF(MAX([.H58:.H62])=-1;21;MAX([.H58:.H62]))" office:value-type="float" office:value="11" calcext:value-type="float">
            <text:p>11</text:p>
          </table:table-cell>
          <table:table-cell table:style-name="ce75" table:formula="of:=IF(MAX([.I58:.I62])=-1;21;MAX([.I58:.I62]))" office:value-type="float" office:value="15" calcext:value-type="float">
            <text:p>15</text:p>
          </table:table-cell>
          <table:table-cell table:style-name="ce75" table:formula="of:=IF(MAX([.J58:.J62])=-1;21;MAX([.J58:.J62]))" office:value-type="float" office:value="11" calcext:value-type="float">
            <text:p>11</text:p>
          </table:table-cell>
          <table:table-cell table:style-name="ce75" table:formula="of:=IF(MAX([.K58:.K62])=-1;21;MAX([.K58:.K62]))" office:value-type="float" office:value="21" calcext:value-type="float">
            <text:p>21</text:p>
          </table:table-cell>
          <table:table-cell table:number-columns-repeated="1013"/>
        </table:table-row>
        <table:table-row table:style-name="ro2">
          <table:table-cell table:formula="of:=[.A63]+1" office:value-type="float" office:value="62" calcext:value-type="float">
            <text:p>62</text:p>
          </table:table-cell>
          <table:table-cell table:style-name="ce73" table:formula="of:=FLOOR([.A64]/7)" office:value-type="float" office:value="8" calcext:value-type="float">
            <text:p>8</text:p>
          </table:table-cell>
          <table:table-cell table:style-name="ce73" table:formula="of:=MOD([.A64];7)" office:value-type="float" office:value="6" calcext:value-type="float">
            <text:p>6</text:p>
          </table:table-cell>
          <table:table-cell table:style-name="ce75" table:formula="of:=IF([.D63]=21;21;MATCH([.D63];[.D58:.D62];0))" office:value-type="float" office:value="21" calcext:value-type="float">
            <text:p>21</text:p>
          </table:table-cell>
          <table:table-cell table:style-name="ce75" table:formula="of:=IF([.E63]=21;21;MATCH([.E63];[.E58:.E62];0))" office:value-type="float" office:value="3" calcext:value-type="float">
            <text:p>3</text:p>
          </table:table-cell>
          <table:table-cell table:style-name="ce75" table:formula="of:=IF([.F63]=21;21;MATCH([.F63];[.F58:.F62];0))" office:value-type="float" office:value="1" calcext:value-type="float">
            <text:p>1</text:p>
          </table:table-cell>
          <table:table-cell table:style-name="ce75" table:formula="of:=IF([.G63]=21;21;MATCH([.G63];[.G58:.G62];0))" office:value-type="float" office:value="1" calcext:value-type="float">
            <text:p>1</text:p>
          </table:table-cell>
          <table:table-cell table:style-name="ce75" table:formula="of:=IF([.H63]=21;21;MATCH([.H63];[.H58:.H62];0))" office:value-type="float" office:value="2" calcext:value-type="float">
            <text:p>2</text:p>
          </table:table-cell>
          <table:table-cell table:style-name="ce75" table:formula="of:=IF([.I63]=21;21;MATCH([.I63];[.I58:.I62];0))" office:value-type="float" office:value="2" calcext:value-type="float">
            <text:p>2</text:p>
          </table:table-cell>
          <table:table-cell table:style-name="ce75" table:formula="of:=IF([.J63]=21;21;MATCH([.J63];[.J58:.J62];0))" office:value-type="float" office:value="4" calcext:value-type="float">
            <text:p>4</text:p>
          </table:table-cell>
          <table:table-cell table:style-name="ce75" table:formula="of:=IF([.K63]=21;21;MATCH([.K63];[.K58:.K62];0))" office:value-type="float" office:value="21" calcext:value-type="float">
            <text:p>21</text:p>
          </table:table-cell>
          <table:table-cell table:number-columns-repeated="1013"/>
        </table:table-row>
        <table:table-row table:style-name="ro2">
          <table:table-cell table:formula="of:=[.A64]+1" office:value-type="float" office:value="63" calcext:value-type="float">
            <text:p>63</text:p>
          </table:table-cell>
          <table:table-cell table:style-name="ce73" table:formula="of:=FLOOR([.A65]/7)" office:value-type="float" office:value="9" calcext:value-type="float">
            <text:p>9</text:p>
          </table:table-cell>
          <table:table-cell table:style-name="ce73" table:formula="of:=MOD([.A65];7)" office:value-type="float" office:value="0" calcext:value-type="float">
            <text:p>0</text:p>
          </table:table-cell>
          <table:table-cell table:style-name="ce74" table:formula="of:=IFERROR(MATCH(INDIRECT(ADDRESS([.D$1]+2;[.$B65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E$1]+2;[.$B65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F$1]+2;[.$B65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G$1]+2;[.$B65]+2; 1; ;&quot;Matrix&quot;));[$Layout.$A$1:$Layout.$S$1];0);-1)" office:value-type="float" office:value="12" calcext:value-type="float">
            <text:p>12</text:p>
          </table:table-cell>
          <table:table-cell table:style-name="ce74" table:formula="of:=IFERROR(MATCH(INDIRECT(ADDRESS([.H$1]+2;[.$B65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I$1]+2;[.$B65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J$1]+2;[.$B65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K$1]+2;[.$B65]+2; 1; ;&quot;Matrix&quot;));[$Layout.$A$1:$Layout.$S$1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65]+1" office:value-type="float" office:value="64" calcext:value-type="float">
            <text:p>64</text:p>
          </table:table-cell>
          <table:table-cell table:style-name="ce73" table:formula="of:=FLOOR([.A66]/7)" office:value-type="float" office:value="9" calcext:value-type="float">
            <text:p>9</text:p>
          </table:table-cell>
          <table:table-cell table:style-name="ce73" table:formula="of:=MOD([.A66];7)" office:value-type="float" office:value="1" calcext:value-type="float">
            <text:p>1</text:p>
          </table:table-cell>
          <table:table-cell table:style-name="ce74" table:formula="of:=IFERROR(MATCH(INDIRECT(ADDRESS([.D$1]+2;[.$B66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E$1]+2;[.$B66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F$1]+2;[.$B66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G$1]+2;[.$B66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H$1]+2;[.$B66]+2; 1; ;&quot;Matrix&quot;));[$Layout.$A$2:$Layout.$S$2];0);-1)" office:value-type="float" office:value="12" calcext:value-type="float">
            <text:p>12</text:p>
          </table:table-cell>
          <table:table-cell table:style-name="ce74" table:formula="of:=IFERROR(MATCH(INDIRECT(ADDRESS([.I$1]+2;[.$B66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J$1]+2;[.$B66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K$1]+2;[.$B66]+2; 1; ;&quot;Matrix&quot;));[$Layout.$A$2:$Layout.$S$2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66]+1" office:value-type="float" office:value="65" calcext:value-type="float">
            <text:p>65</text:p>
          </table:table-cell>
          <table:table-cell table:style-name="ce73" table:formula="of:=FLOOR([.A67]/7)" office:value-type="float" office:value="9" calcext:value-type="float">
            <text:p>9</text:p>
          </table:table-cell>
          <table:table-cell table:style-name="ce73" table:formula="of:=MOD([.A67];7)" office:value-type="float" office:value="2" calcext:value-type="float">
            <text:p>2</text:p>
          </table:table-cell>
          <table:table-cell table:style-name="ce74" table:formula="of:=IFERROR(MATCH(INDIRECT(ADDRESS([.D$1]+2;[.$B67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E$1]+2;[.$B67]+2; 1; ;&quot;Matrix&quot;));[$Layout.$A$3:$Layout.$S$3];0);-1)" office:value-type="float" office:value="12" calcext:value-type="float">
            <text:p>12</text:p>
          </table:table-cell>
          <table:table-cell table:style-name="ce74" table:formula="of:=IFERROR(MATCH(INDIRECT(ADDRESS([.F$1]+2;[.$B67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G$1]+2;[.$B67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H$1]+2;[.$B67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I$1]+2;[.$B67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J$1]+2;[.$B67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K$1]+2;[.$B67]+2; 1; ;&quot;Matrix&quot;));[$Layout.$A$3:$Layout.$S$3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67]+1" office:value-type="float" office:value="66" calcext:value-type="float">
            <text:p>66</text:p>
          </table:table-cell>
          <table:table-cell table:style-name="ce73" table:formula="of:=FLOOR([.A68]/7)" office:value-type="float" office:value="9" calcext:value-type="float">
            <text:p>9</text:p>
          </table:table-cell>
          <table:table-cell table:style-name="ce73" table:formula="of:=MOD([.A68];7)" office:value-type="float" office:value="3" calcext:value-type="float">
            <text:p>3</text:p>
          </table:table-cell>
          <table:table-cell table:style-name="ce74" table:formula="of:=IFERROR(MATCH(INDIRECT(ADDRESS([.D$1]+2;[.$B68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E$1]+2;[.$B68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F$1]+2;[.$B68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G$1]+2;[.$B68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H$1]+2;[.$B68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I$1]+2;[.$B68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J$1]+2;[.$B68]+2; 1; ;&quot;Matrix&quot;));[$Layout.$A$4:$Layout.$S$4];0);-1)" office:value-type="float" office:value="12" calcext:value-type="float">
            <text:p>12</text:p>
          </table:table-cell>
          <table:table-cell table:style-name="ce74" table:formula="of:=IFERROR(MATCH(INDIRECT(ADDRESS([.K$1]+2;[.$B68]+2; 1; ;&quot;Matrix&quot;));[$Layout.$A$4:$Layout.$S$4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68]+1" office:value-type="float" office:value="67" calcext:value-type="float">
            <text:p>67</text:p>
          </table:table-cell>
          <table:table-cell table:style-name="ce73" table:formula="of:=FLOOR([.A69]/7)" office:value-type="float" office:value="9" calcext:value-type="float">
            <text:p>9</text:p>
          </table:table-cell>
          <table:table-cell table:style-name="ce73" table:formula="of:=MOD([.A69];7)" office:value-type="float" office:value="4" calcext:value-type="float">
            <text:p>4</text:p>
          </table:table-cell>
          <table:table-cell table:style-name="ce74" table:formula="of:=IFERROR(MATCH(INDIRECT(ADDRESS([.D$1]+2;[.$B69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E$1]+2;[.$B69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F$1]+2;[.$B69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G$1]+2;[.$B69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H$1]+2;[.$B69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I$1]+2;[.$B69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J$1]+2;[.$B69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K$1]+2;[.$B69]+2; 1; ;&quot;Matrix&quot;));[$Layout.$A$5:$Layout.$S$5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69]+1" office:value-type="float" office:value="68" calcext:value-type="float">
            <text:p>68</text:p>
          </table:table-cell>
          <table:table-cell table:style-name="ce73" table:formula="of:=FLOOR([.A70]/7)" office:value-type="float" office:value="9" calcext:value-type="float">
            <text:p>9</text:p>
          </table:table-cell>
          <table:table-cell table:style-name="ce73" table:formula="of:=MOD([.A70];7)" office:value-type="float" office:value="5" calcext:value-type="float">
            <text:p>5</text:p>
          </table:table-cell>
          <table:table-cell table:style-name="ce75" table:formula="of:=IF(MAX([.D65:.D69])=-1;21;MAX([.D65:.D69]))" office:value-type="float" office:value="21" calcext:value-type="float">
            <text:p>21</text:p>
          </table:table-cell>
          <table:table-cell table:style-name="ce75" table:formula="of:=IF(MAX([.E65:.E69])=-1;21;MAX([.E65:.E69]))" office:value-type="float" office:value="12" calcext:value-type="float">
            <text:p>12</text:p>
          </table:table-cell>
          <table:table-cell table:style-name="ce75" table:formula="of:=IF(MAX([.F65:.F69])=-1;21;MAX([.F65:.F69]))" office:value-type="float" office:value="21" calcext:value-type="float">
            <text:p>21</text:p>
          </table:table-cell>
          <table:table-cell table:style-name="ce75" table:formula="of:=IF(MAX([.G65:.G69])=-1;21;MAX([.G65:.G69]))" office:value-type="float" office:value="12" calcext:value-type="float">
            <text:p>12</text:p>
          </table:table-cell>
          <table:table-cell table:style-name="ce75" table:formula="of:=IF(MAX([.H65:.H69])=-1;21;MAX([.H65:.H69]))" office:value-type="float" office:value="12" calcext:value-type="float">
            <text:p>12</text:p>
          </table:table-cell>
          <table:table-cell table:style-name="ce75" table:formula="of:=IF(MAX([.I65:.I69])=-1;21;MAX([.I65:.I69]))" office:value-type="float" office:value="21" calcext:value-type="float">
            <text:p>21</text:p>
          </table:table-cell>
          <table:table-cell table:style-name="ce75" table:formula="of:=IF(MAX([.J65:.J69])=-1;21;MAX([.J65:.J69]))" office:value-type="float" office:value="12" calcext:value-type="float">
            <text:p>12</text:p>
          </table:table-cell>
          <table:table-cell table:style-name="ce75" table:formula="of:=IF(MAX([.K65:.K69])=-1;21;MAX([.K65:.K69]))" office:value-type="float" office:value="21" calcext:value-type="float">
            <text:p>21</text:p>
          </table:table-cell>
          <table:table-cell table:number-columns-repeated="1013"/>
        </table:table-row>
        <table:table-row table:style-name="ro2">
          <table:table-cell table:formula="of:=[.A70]+1" office:value-type="float" office:value="69" calcext:value-type="float">
            <text:p>69</text:p>
          </table:table-cell>
          <table:table-cell table:style-name="ce73" table:formula="of:=FLOOR([.A71]/7)" office:value-type="float" office:value="9" calcext:value-type="float">
            <text:p>9</text:p>
          </table:table-cell>
          <table:table-cell table:style-name="ce73" table:formula="of:=MOD([.A71];7)" office:value-type="float" office:value="6" calcext:value-type="float">
            <text:p>6</text:p>
          </table:table-cell>
          <table:table-cell table:style-name="ce75" table:formula="of:=IF([.D70]=21;21;MATCH([.D70];[.D65:.D69];0))" office:value-type="float" office:value="21" calcext:value-type="float">
            <text:p>21</text:p>
          </table:table-cell>
          <table:table-cell table:style-name="ce75" table:formula="of:=IF([.E70]=21;21;MATCH([.E70];[.E65:.E69];0))" office:value-type="float" office:value="3" calcext:value-type="float">
            <text:p>3</text:p>
          </table:table-cell>
          <table:table-cell table:style-name="ce75" table:formula="of:=IF([.F70]=21;21;MATCH([.F70];[.F65:.F69];0))" office:value-type="float" office:value="21" calcext:value-type="float">
            <text:p>21</text:p>
          </table:table-cell>
          <table:table-cell table:style-name="ce75" table:formula="of:=IF([.G70]=21;21;MATCH([.G70];[.G65:.G69];0))" office:value-type="float" office:value="1" calcext:value-type="float">
            <text:p>1</text:p>
          </table:table-cell>
          <table:table-cell table:style-name="ce75" table:formula="of:=IF([.H70]=21;21;MATCH([.H70];[.H65:.H69];0))" office:value-type="float" office:value="2" calcext:value-type="float">
            <text:p>2</text:p>
          </table:table-cell>
          <table:table-cell table:style-name="ce75" table:formula="of:=IF([.I70]=21;21;MATCH([.I70];[.I65:.I69];0))" office:value-type="float" office:value="21" calcext:value-type="float">
            <text:p>21</text:p>
          </table:table-cell>
          <table:table-cell table:style-name="ce75" table:formula="of:=IF([.J70]=21;21;MATCH([.J70];[.J65:.J69];0))" office:value-type="float" office:value="4" calcext:value-type="float">
            <text:p>4</text:p>
          </table:table-cell>
          <table:table-cell table:style-name="ce75" table:formula="of:=IF([.K70]=21;21;MATCH([.K70];[.K65:.K69];0))" office:value-type="float" office:value="21" calcext:value-type="float">
            <text:p>21</text:p>
          </table:table-cell>
          <table:table-cell table:number-columns-repeated="1013"/>
        </table:table-row>
        <table:table-row table:style-name="ro2">
          <table:table-cell table:formula="of:=[.A71]+1" office:value-type="float" office:value="70" calcext:value-type="float">
            <text:p>70</text:p>
          </table:table-cell>
          <table:table-cell table:style-name="ce73" table:formula="of:=FLOOR([.A72]/7)" office:value-type="float" office:value="10" calcext:value-type="float">
            <text:p>10</text:p>
          </table:table-cell>
          <table:table-cell table:style-name="ce73" table:formula="of:=MOD([.A72];7)" office:value-type="float" office:value="0" calcext:value-type="float">
            <text:p>0</text:p>
          </table:table-cell>
          <table:table-cell table:style-name="ce74" table:formula="of:=IFERROR(MATCH(INDIRECT(ADDRESS([.D$1]+2;[.$B72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E$1]+2;[.$B72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F$1]+2;[.$B72]+2; 1; ;&quot;Matrix&quot;));[$Layout.$A$1:$Layout.$S$1];0);-1)" office:value-type="float" office:value="14" calcext:value-type="float">
            <text:p>14</text:p>
          </table:table-cell>
          <table:table-cell table:style-name="ce74" table:formula="of:=IFERROR(MATCH(INDIRECT(ADDRESS([.G$1]+2;[.$B72]+2; 1; ;&quot;Matrix&quot;));[$Layout.$A$1:$Layout.$S$1];0);-1)" office:value-type="float" office:value="13" calcext:value-type="float">
            <text:p>13</text:p>
          </table:table-cell>
          <table:table-cell table:style-name="ce74" table:formula="of:=IFERROR(MATCH(INDIRECT(ADDRESS([.H$1]+2;[.$B72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I$1]+2;[.$B72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J$1]+2;[.$B72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K$1]+2;[.$B72]+2; 1; ;&quot;Matrix&quot;));[$Layout.$A$1:$Layout.$S$1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72]+1" office:value-type="float" office:value="71" calcext:value-type="float">
            <text:p>71</text:p>
          </table:table-cell>
          <table:table-cell table:style-name="ce73" table:formula="of:=FLOOR([.A73]/7)" office:value-type="float" office:value="10" calcext:value-type="float">
            <text:p>10</text:p>
          </table:table-cell>
          <table:table-cell table:style-name="ce73" table:formula="of:=MOD([.A73];7)" office:value-type="float" office:value="1" calcext:value-type="float">
            <text:p>1</text:p>
          </table:table-cell>
          <table:table-cell table:style-name="ce74" table:formula="of:=IFERROR(MATCH(INDIRECT(ADDRESS([.D$1]+2;[.$B73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E$1]+2;[.$B73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F$1]+2;[.$B73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G$1]+2;[.$B73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H$1]+2;[.$B73]+2; 1; ;&quot;Matrix&quot;));[$Layout.$A$2:$Layout.$S$2];0);-1)" office:value-type="float" office:value="13" calcext:value-type="float">
            <text:p>13</text:p>
          </table:table-cell>
          <table:table-cell table:style-name="ce74" table:formula="of:=IFERROR(MATCH(INDIRECT(ADDRESS([.I$1]+2;[.$B73]+2; 1; ;&quot;Matrix&quot;));[$Layout.$A$2:$Layout.$S$2];0);-1)" office:value-type="float" office:value="14" calcext:value-type="float">
            <text:p>14</text:p>
          </table:table-cell>
          <table:table-cell table:style-name="ce74" table:formula="of:=IFERROR(MATCH(INDIRECT(ADDRESS([.J$1]+2;[.$B73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K$1]+2;[.$B73]+2; 1; ;&quot;Matrix&quot;));[$Layout.$A$2:$Layout.$S$2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73]+1" office:value-type="float" office:value="72" calcext:value-type="float">
            <text:p>72</text:p>
          </table:table-cell>
          <table:table-cell table:style-name="ce73" table:formula="of:=FLOOR([.A74]/7)" office:value-type="float" office:value="10" calcext:value-type="float">
            <text:p>10</text:p>
          </table:table-cell>
          <table:table-cell table:style-name="ce73" table:formula="of:=MOD([.A74];7)" office:value-type="float" office:value="2" calcext:value-type="float">
            <text:p>2</text:p>
          </table:table-cell>
          <table:table-cell table:style-name="ce74" table:formula="of:=IFERROR(MATCH(INDIRECT(ADDRESS([.D$1]+2;[.$B74]+2; 1; ;&quot;Matrix&quot;));[$Layout.$A$3:$Layout.$S$3];0);-1)" office:value-type="float" office:value="14" calcext:value-type="float">
            <text:p>14</text:p>
          </table:table-cell>
          <table:table-cell table:style-name="ce74" table:formula="of:=IFERROR(MATCH(INDIRECT(ADDRESS([.E$1]+2;[.$B74]+2; 1; ;&quot;Matrix&quot;));[$Layout.$A$3:$Layout.$S$3];0);-1)" office:value-type="float" office:value="13" calcext:value-type="float">
            <text:p>13</text:p>
          </table:table-cell>
          <table:table-cell table:style-name="ce74" table:formula="of:=IFERROR(MATCH(INDIRECT(ADDRESS([.F$1]+2;[.$B74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G$1]+2;[.$B74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H$1]+2;[.$B74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I$1]+2;[.$B74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J$1]+2;[.$B74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K$1]+2;[.$B74]+2; 1; ;&quot;Matrix&quot;));[$Layout.$A$3:$Layout.$S$3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74]+1" office:value-type="float" office:value="73" calcext:value-type="float">
            <text:p>73</text:p>
          </table:table-cell>
          <table:table-cell table:style-name="ce73" table:formula="of:=FLOOR([.A75]/7)" office:value-type="float" office:value="10" calcext:value-type="float">
            <text:p>10</text:p>
          </table:table-cell>
          <table:table-cell table:style-name="ce73" table:formula="of:=MOD([.A75];7)" office:value-type="float" office:value="3" calcext:value-type="float">
            <text:p>3</text:p>
          </table:table-cell>
          <table:table-cell table:style-name="ce74" table:formula="of:=IFERROR(MATCH(INDIRECT(ADDRESS([.D$1]+2;[.$B75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E$1]+2;[.$B75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F$1]+2;[.$B75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G$1]+2;[.$B75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H$1]+2;[.$B75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I$1]+2;[.$B75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J$1]+2;[.$B75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K$1]+2;[.$B75]+2; 1; ;&quot;Matrix&quot;));[$Layout.$A$4:$Layout.$S$4];0);-1)" office:value-type="float" office:value="13" calcext:value-type="float">
            <text:p>13</text:p>
          </table:table-cell>
          <table:table-cell table:number-columns-repeated="1013"/>
        </table:table-row>
        <table:table-row table:style-name="ro2">
          <table:table-cell table:formula="of:=[.A75]+1" office:value-type="float" office:value="74" calcext:value-type="float">
            <text:p>74</text:p>
          </table:table-cell>
          <table:table-cell table:style-name="ce73" table:formula="of:=FLOOR([.A76]/7)" office:value-type="float" office:value="10" calcext:value-type="float">
            <text:p>10</text:p>
          </table:table-cell>
          <table:table-cell table:style-name="ce73" table:formula="of:=MOD([.A76];7)" office:value-type="float" office:value="4" calcext:value-type="float">
            <text:p>4</text:p>
          </table:table-cell>
          <table:table-cell table:style-name="ce74" table:formula="of:=IFERROR(MATCH(INDIRECT(ADDRESS([.D$1]+2;[.$B76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E$1]+2;[.$B76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F$1]+2;[.$B76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G$1]+2;[.$B76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H$1]+2;[.$B76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I$1]+2;[.$B76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J$1]+2;[.$B76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K$1]+2;[.$B76]+2; 1; ;&quot;Matrix&quot;));[$Layout.$A$5:$Layout.$S$5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76]+1" office:value-type="float" office:value="75" calcext:value-type="float">
            <text:p>75</text:p>
          </table:table-cell>
          <table:table-cell table:style-name="ce73" table:formula="of:=FLOOR([.A77]/7)" office:value-type="float" office:value="10" calcext:value-type="float">
            <text:p>10</text:p>
          </table:table-cell>
          <table:table-cell table:style-name="ce73" table:formula="of:=MOD([.A77];7)" office:value-type="float" office:value="5" calcext:value-type="float">
            <text:p>5</text:p>
          </table:table-cell>
          <table:table-cell table:style-name="ce75" table:formula="of:=IF(MAX([.D72:.D76])=-1;21;MAX([.D72:.D76]))" office:value-type="float" office:value="14" calcext:value-type="float">
            <text:p>14</text:p>
          </table:table-cell>
          <table:table-cell table:style-name="ce75" table:formula="of:=IF(MAX([.E72:.E76])=-1;21;MAX([.E72:.E76]))" office:value-type="float" office:value="13" calcext:value-type="float">
            <text:p>13</text:p>
          </table:table-cell>
          <table:table-cell table:style-name="ce75" table:formula="of:=IF(MAX([.F72:.F76])=-1;21;MAX([.F72:.F76]))" office:value-type="float" office:value="14" calcext:value-type="float">
            <text:p>14</text:p>
          </table:table-cell>
          <table:table-cell table:style-name="ce75" table:formula="of:=IF(MAX([.G72:.G76])=-1;21;MAX([.G72:.G76]))" office:value-type="float" office:value="13" calcext:value-type="float">
            <text:p>13</text:p>
          </table:table-cell>
          <table:table-cell table:style-name="ce75" table:formula="of:=IF(MAX([.H72:.H76])=-1;21;MAX([.H72:.H76]))" office:value-type="float" office:value="13" calcext:value-type="float">
            <text:p>13</text:p>
          </table:table-cell>
          <table:table-cell table:style-name="ce75" table:formula="of:=IF(MAX([.I72:.I76])=-1;21;MAX([.I72:.I76]))" office:value-type="float" office:value="14" calcext:value-type="float">
            <text:p>14</text:p>
          </table:table-cell>
          <table:table-cell table:style-name="ce75" table:formula="of:=IF(MAX([.J72:.J76])=-1;21;MAX([.J72:.J76]))" office:value-type="float" office:value="21" calcext:value-type="float">
            <text:p>21</text:p>
          </table:table-cell>
          <table:table-cell table:style-name="ce75" table:formula="of:=IF(MAX([.K72:.K76])=-1;21;MAX([.K72:.K76]))" office:value-type="float" office:value="13" calcext:value-type="float">
            <text:p>13</text:p>
          </table:table-cell>
          <table:table-cell table:number-columns-repeated="1013"/>
        </table:table-row>
        <table:table-row table:style-name="ro2">
          <table:table-cell table:formula="of:=[.A77]+1" office:value-type="float" office:value="76" calcext:value-type="float">
            <text:p>76</text:p>
          </table:table-cell>
          <table:table-cell table:style-name="ce73" table:formula="of:=FLOOR([.A78]/7)" office:value-type="float" office:value="10" calcext:value-type="float">
            <text:p>10</text:p>
          </table:table-cell>
          <table:table-cell table:style-name="ce73" table:formula="of:=MOD([.A78];7)" office:value-type="float" office:value="6" calcext:value-type="float">
            <text:p>6</text:p>
          </table:table-cell>
          <table:table-cell table:style-name="ce75" table:formula="of:=IF([.D77]=21;21;MATCH([.D77];[.D72:.D76];0))" office:value-type="float" office:value="3" calcext:value-type="float">
            <text:p>3</text:p>
          </table:table-cell>
          <table:table-cell table:style-name="ce75" table:formula="of:=IF([.E77]=21;21;MATCH([.E77];[.E72:.E76];0))" office:value-type="float" office:value="3" calcext:value-type="float">
            <text:p>3</text:p>
          </table:table-cell>
          <table:table-cell table:style-name="ce75" table:formula="of:=IF([.F77]=21;21;MATCH([.F77];[.F72:.F76];0))" office:value-type="float" office:value="1" calcext:value-type="float">
            <text:p>1</text:p>
          </table:table-cell>
          <table:table-cell table:style-name="ce75" table:formula="of:=IF([.G77]=21;21;MATCH([.G77];[.G72:.G76];0))" office:value-type="float" office:value="1" calcext:value-type="float">
            <text:p>1</text:p>
          </table:table-cell>
          <table:table-cell table:style-name="ce75" table:formula="of:=IF([.H77]=21;21;MATCH([.H77];[.H72:.H76];0))" office:value-type="float" office:value="2" calcext:value-type="float">
            <text:p>2</text:p>
          </table:table-cell>
          <table:table-cell table:style-name="ce75" table:formula="of:=IF([.I77]=21;21;MATCH([.I77];[.I72:.I76];0))" office:value-type="float" office:value="2" calcext:value-type="float">
            <text:p>2</text:p>
          </table:table-cell>
          <table:table-cell table:style-name="ce75" table:formula="of:=IF([.J77]=21;21;MATCH([.J77];[.J72:.J76];0))" office:value-type="float" office:value="21" calcext:value-type="float">
            <text:p>21</text:p>
          </table:table-cell>
          <table:table-cell table:style-name="ce75" table:formula="of:=IF([.K77]=21;21;MATCH([.K77];[.K72:.K76];0))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formula="of:=[.A78]+1" office:value-type="float" office:value="77" calcext:value-type="float">
            <text:p>77</text:p>
          </table:table-cell>
          <table:table-cell table:style-name="ce73" table:formula="of:=FLOOR([.A79]/7)" office:value-type="float" office:value="11" calcext:value-type="float">
            <text:p>11</text:p>
          </table:table-cell>
          <table:table-cell table:style-name="ce73" table:formula="of:=MOD([.A79];7)" office:value-type="float" office:value="0" calcext:value-type="float">
            <text:p>0</text:p>
          </table:table-cell>
          <table:table-cell table:style-name="ce74" table:formula="of:=IFERROR(MATCH(INDIRECT(ADDRESS([.D$1]+2;[.$B79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E$1]+2;[.$B79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F$1]+2;[.$B79]+2; 1; ;&quot;Matrix&quot;));[$Layout.$A$1:$Layout.$S$1];0);-1)" office:value-type="float" office:value="16" calcext:value-type="float">
            <text:p>16</text:p>
          </table:table-cell>
          <table:table-cell table:style-name="ce74" table:formula="of:=IFERROR(MATCH(INDIRECT(ADDRESS([.G$1]+2;[.$B79]+2; 1; ;&quot;Matrix&quot;));[$Layout.$A$1:$Layout.$S$1];0);-1)" office:value-type="float" office:value="17" calcext:value-type="float">
            <text:p>17</text:p>
          </table:table-cell>
          <table:table-cell table:style-name="ce74" table:formula="of:=IFERROR(MATCH(INDIRECT(ADDRESS([.H$1]+2;[.$B79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I$1]+2;[.$B79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J$1]+2;[.$B79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K$1]+2;[.$B79]+2; 1; ;&quot;Matrix&quot;));[$Layout.$A$1:$Layout.$S$1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79]+1" office:value-type="float" office:value="78" calcext:value-type="float">
            <text:p>78</text:p>
          </table:table-cell>
          <table:table-cell table:style-name="ce73" table:formula="of:=FLOOR([.A80]/7)" office:value-type="float" office:value="11" calcext:value-type="float">
            <text:p>11</text:p>
          </table:table-cell>
          <table:table-cell table:style-name="ce73" table:formula="of:=MOD([.A80];7)" office:value-type="float" office:value="1" calcext:value-type="float">
            <text:p>1</text:p>
          </table:table-cell>
          <table:table-cell table:style-name="ce74" table:formula="of:=IFERROR(MATCH(INDIRECT(ADDRESS([.D$1]+2;[.$B80]+2; 1; ;&quot;Matrix&quot;));[$Layout.$A$2:$Layout.$S$2];0);-1)" office:value-type="float" office:value="16" calcext:value-type="float">
            <text:p>16</text:p>
          </table:table-cell>
          <table:table-cell table:style-name="ce74" table:formula="of:=IFERROR(MATCH(INDIRECT(ADDRESS([.E$1]+2;[.$B80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F$1]+2;[.$B80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G$1]+2;[.$B80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H$1]+2;[.$B80]+2; 1; ;&quot;Matrix&quot;));[$Layout.$A$2:$Layout.$S$2];0);-1)" office:value-type="float" office:value="17" calcext:value-type="float">
            <text:p>17</text:p>
          </table:table-cell>
          <table:table-cell table:style-name="ce74" table:formula="of:=IFERROR(MATCH(INDIRECT(ADDRESS([.I$1]+2;[.$B80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J$1]+2;[.$B80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K$1]+2;[.$B80]+2; 1; ;&quot;Matrix&quot;));[$Layout.$A$2:$Layout.$S$2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80]+1" office:value-type="float" office:value="79" calcext:value-type="float">
            <text:p>79</text:p>
          </table:table-cell>
          <table:table-cell table:style-name="ce73" table:formula="of:=FLOOR([.A81]/7)" office:value-type="float" office:value="11" calcext:value-type="float">
            <text:p>11</text:p>
          </table:table-cell>
          <table:table-cell table:style-name="ce73" table:formula="of:=MOD([.A81];7)" office:value-type="float" office:value="2" calcext:value-type="float">
            <text:p>2</text:p>
          </table:table-cell>
          <table:table-cell table:style-name="ce74" table:formula="of:=IFERROR(MATCH(INDIRECT(ADDRESS([.D$1]+2;[.$B81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E$1]+2;[.$B81]+2; 1; ;&quot;Matrix&quot;));[$Layout.$A$3:$Layout.$S$3];0);-1)" office:value-type="float" office:value="17" calcext:value-type="float">
            <text:p>17</text:p>
          </table:table-cell>
          <table:table-cell table:style-name="ce74" table:formula="of:=IFERROR(MATCH(INDIRECT(ADDRESS([.F$1]+2;[.$B81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G$1]+2;[.$B81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H$1]+2;[.$B81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I$1]+2;[.$B81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J$1]+2;[.$B81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K$1]+2;[.$B81]+2; 1; ;&quot;Matrix&quot;));[$Layout.$A$3:$Layout.$S$3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81]+1" office:value-type="float" office:value="80" calcext:value-type="float">
            <text:p>80</text:p>
          </table:table-cell>
          <table:table-cell table:style-name="ce73" table:formula="of:=FLOOR([.A82]/7)" office:value-type="float" office:value="11" calcext:value-type="float">
            <text:p>11</text:p>
          </table:table-cell>
          <table:table-cell table:style-name="ce73" table:formula="of:=MOD([.A82];7)" office:value-type="float" office:value="3" calcext:value-type="float">
            <text:p>3</text:p>
          </table:table-cell>
          <table:table-cell table:style-name="ce74" table:formula="of:=IFERROR(MATCH(INDIRECT(ADDRESS([.D$1]+2;[.$B82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E$1]+2;[.$B82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F$1]+2;[.$B82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G$1]+2;[.$B82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H$1]+2;[.$B82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I$1]+2;[.$B82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J$1]+2;[.$B82]+2; 1; ;&quot;Matrix&quot;));[$Layout.$A$4:$Layout.$S$4];0);-1)" office:value-type="float" office:value="18" calcext:value-type="float">
            <text:p>18</text:p>
          </table:table-cell>
          <table:table-cell table:style-name="ce74" table:formula="of:=IFERROR(MATCH(INDIRECT(ADDRESS([.K$1]+2;[.$B82]+2; 1; ;&quot;Matrix&quot;));[$Layout.$A$4:$Layout.$S$4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82]+1" office:value-type="float" office:value="81" calcext:value-type="float">
            <text:p>81</text:p>
          </table:table-cell>
          <table:table-cell table:style-name="ce73" table:formula="of:=FLOOR([.A83]/7)" office:value-type="float" office:value="11" calcext:value-type="float">
            <text:p>11</text:p>
          </table:table-cell>
          <table:table-cell table:style-name="ce73" table:formula="of:=MOD([.A83];7)" office:value-type="float" office:value="4" calcext:value-type="float">
            <text:p>4</text:p>
          </table:table-cell>
          <table:table-cell table:style-name="ce74" table:formula="of:=IFERROR(MATCH(INDIRECT(ADDRESS([.D$1]+2;[.$B83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E$1]+2;[.$B83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F$1]+2;[.$B83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G$1]+2;[.$B83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H$1]+2;[.$B83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I$1]+2;[.$B83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J$1]+2;[.$B83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K$1]+2;[.$B83]+2; 1; ;&quot;Matrix&quot;));[$Layout.$A$5:$Layout.$S$5];0);-1)" office:value-type="float" office:value="17" calcext:value-type="float">
            <text:p>17</text:p>
          </table:table-cell>
          <table:table-cell table:number-columns-repeated="1013"/>
        </table:table-row>
        <table:table-row table:style-name="ro2">
          <table:table-cell table:formula="of:=[.A83]+1" office:value-type="float" office:value="82" calcext:value-type="float">
            <text:p>82</text:p>
          </table:table-cell>
          <table:table-cell table:style-name="ce73" table:formula="of:=FLOOR([.A84]/7)" office:value-type="float" office:value="11" calcext:value-type="float">
            <text:p>11</text:p>
          </table:table-cell>
          <table:table-cell table:style-name="ce73" table:formula="of:=MOD([.A84];7)" office:value-type="float" office:value="5" calcext:value-type="float">
            <text:p>5</text:p>
          </table:table-cell>
          <table:table-cell table:style-name="ce75" table:formula="of:=IF(MAX([.D79:.D83])=-1;21;MAX([.D79:.D83]))" office:value-type="float" office:value="16" calcext:value-type="float">
            <text:p>16</text:p>
          </table:table-cell>
          <table:table-cell table:style-name="ce75" table:formula="of:=IF(MAX([.E79:.E83])=-1;21;MAX([.E79:.E83]))" office:value-type="float" office:value="17" calcext:value-type="float">
            <text:p>17</text:p>
          </table:table-cell>
          <table:table-cell table:style-name="ce75" table:formula="of:=IF(MAX([.F79:.F83])=-1;21;MAX([.F79:.F83]))" office:value-type="float" office:value="16" calcext:value-type="float">
            <text:p>16</text:p>
          </table:table-cell>
          <table:table-cell table:style-name="ce75" table:formula="of:=IF(MAX([.G79:.G83])=-1;21;MAX([.G79:.G83]))" office:value-type="float" office:value="17" calcext:value-type="float">
            <text:p>17</text:p>
          </table:table-cell>
          <table:table-cell table:style-name="ce75" table:formula="of:=IF(MAX([.H79:.H83])=-1;21;MAX([.H79:.H83]))" office:value-type="float" office:value="17" calcext:value-type="float">
            <text:p>17</text:p>
          </table:table-cell>
          <table:table-cell table:style-name="ce75" table:formula="of:=IF(MAX([.I79:.I83])=-1;21;MAX([.I79:.I83]))" office:value-type="float" office:value="21" calcext:value-type="float">
            <text:p>21</text:p>
          </table:table-cell>
          <table:table-cell table:style-name="ce75" table:formula="of:=IF(MAX([.J79:.J83])=-1;21;MAX([.J79:.J83]))" office:value-type="float" office:value="18" calcext:value-type="float">
            <text:p>18</text:p>
          </table:table-cell>
          <table:table-cell table:style-name="ce75" table:formula="of:=IF(MAX([.K79:.K83])=-1;21;MAX([.K79:.K83]))" office:value-type="float" office:value="17" calcext:value-type="float">
            <text:p>17</text:p>
          </table:table-cell>
          <table:table-cell table:number-columns-repeated="1013"/>
        </table:table-row>
        <table:table-row table:style-name="ro2">
          <table:table-cell table:formula="of:=[.A84]+1" office:value-type="float" office:value="83" calcext:value-type="float">
            <text:p>83</text:p>
          </table:table-cell>
          <table:table-cell table:style-name="ce73" table:formula="of:=FLOOR([.A85]/7)" office:value-type="float" office:value="11" calcext:value-type="float">
            <text:p>11</text:p>
          </table:table-cell>
          <table:table-cell table:style-name="ce73" table:formula="of:=MOD([.A85];7)" office:value-type="float" office:value="6" calcext:value-type="float">
            <text:p>6</text:p>
          </table:table-cell>
          <table:table-cell table:style-name="ce75" table:formula="of:=IF([.D84]=21;21;MATCH([.D84];[.D79:.D83];0))" office:value-type="float" office:value="2" calcext:value-type="float">
            <text:p>2</text:p>
          </table:table-cell>
          <table:table-cell table:style-name="ce75" table:formula="of:=IF([.E84]=21;21;MATCH([.E84];[.E79:.E83];0))" office:value-type="float" office:value="3" calcext:value-type="float">
            <text:p>3</text:p>
          </table:table-cell>
          <table:table-cell table:style-name="ce75" table:formula="of:=IF([.F84]=21;21;MATCH([.F84];[.F79:.F83];0))" office:value-type="float" office:value="1" calcext:value-type="float">
            <text:p>1</text:p>
          </table:table-cell>
          <table:table-cell table:style-name="ce75" table:formula="of:=IF([.G84]=21;21;MATCH([.G84];[.G79:.G83];0))" office:value-type="float" office:value="1" calcext:value-type="float">
            <text:p>1</text:p>
          </table:table-cell>
          <table:table-cell table:style-name="ce75" table:formula="of:=IF([.H84]=21;21;MATCH([.H84];[.H79:.H83];0))" office:value-type="float" office:value="2" calcext:value-type="float">
            <text:p>2</text:p>
          </table:table-cell>
          <table:table-cell table:style-name="ce75" table:formula="of:=IF([.I84]=21;21;MATCH([.I84];[.I79:.I83];0))" office:value-type="float" office:value="21" calcext:value-type="float">
            <text:p>21</text:p>
          </table:table-cell>
          <table:table-cell table:style-name="ce75" table:formula="of:=IF([.J84]=21;21;MATCH([.J84];[.J79:.J83];0))" office:value-type="float" office:value="4" calcext:value-type="float">
            <text:p>4</text:p>
          </table:table-cell>
          <table:table-cell table:style-name="ce75" table:formula="of:=IF([.K84]=21;21;MATCH([.K84];[.K79:.K83];0))"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table:formula="of:=[.A85]+1" office:value-type="float" office:value="84" calcext:value-type="float">
            <text:p>84</text:p>
          </table:table-cell>
          <table:table-cell table:style-name="ce73" table:formula="of:=FLOOR([.A86]/7)" office:value-type="float" office:value="12" calcext:value-type="float">
            <text:p>12</text:p>
          </table:table-cell>
          <table:table-cell table:style-name="ce73" table:formula="of:=MOD([.A86];7)" office:value-type="float" office:value="0" calcext:value-type="float">
            <text:p>0</text:p>
          </table:table-cell>
          <table:table-cell table:style-name="ce74" table:formula="of:=IFERROR(MATCH(INDIRECT(ADDRESS([.D$1]+2;[.$B86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E$1]+2;[.$B86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F$1]+2;[.$B86]+2; 1; ;&quot;Matrix&quot;));[$Layout.$A$1:$Layout.$S$1];0);-1)" office:value-type="float" office:value="18" calcext:value-type="float">
            <text:p>18</text:p>
          </table:table-cell>
          <table:table-cell table:style-name="ce74" table:formula="of:=IFERROR(MATCH(INDIRECT(ADDRESS([.G$1]+2;[.$B86]+2; 1; ;&quot;Matrix&quot;));[$Layout.$A$1:$Layout.$S$1];0);-1)" office:value-type="float" office:value="19" calcext:value-type="float">
            <text:p>19</text:p>
          </table:table-cell>
          <table:table-cell table:style-name="ce74" table:formula="of:=IFERROR(MATCH(INDIRECT(ADDRESS([.H$1]+2;[.$B86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I$1]+2;[.$B86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J$1]+2;[.$B86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K$1]+2;[.$B86]+2; 1; ;&quot;Matrix&quot;));[$Layout.$A$1:$Layout.$S$1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86]+1" office:value-type="float" office:value="85" calcext:value-type="float">
            <text:p>85</text:p>
          </table:table-cell>
          <table:table-cell table:style-name="ce73" table:formula="of:=FLOOR([.A87]/7)" office:value-type="float" office:value="12" calcext:value-type="float">
            <text:p>12</text:p>
          </table:table-cell>
          <table:table-cell table:style-name="ce73" table:formula="of:=MOD([.A87];7)" office:value-type="float" office:value="1" calcext:value-type="float">
            <text:p>1</text:p>
          </table:table-cell>
          <table:table-cell table:style-name="ce74" table:formula="of:=IFERROR(MATCH(INDIRECT(ADDRESS([.D$1]+2;[.$B87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E$1]+2;[.$B87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F$1]+2;[.$B87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G$1]+2;[.$B87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H$1]+2;[.$B87]+2; 1; ;&quot;Matrix&quot;));[$Layout.$A$2:$Layout.$S$2];0);-1)" office:value-type="float" office:value="18" calcext:value-type="float">
            <text:p>18</text:p>
          </table:table-cell>
          <table:table-cell table:style-name="ce74" table:formula="of:=IFERROR(MATCH(INDIRECT(ADDRESS([.I$1]+2;[.$B87]+2; 1; ;&quot;Matrix&quot;));[$Layout.$A$2:$Layout.$S$2];0);-1)" office:value-type="float" office:value="19" calcext:value-type="float">
            <text:p>19</text:p>
          </table:table-cell>
          <table:table-cell table:style-name="ce74" table:formula="of:=IFERROR(MATCH(INDIRECT(ADDRESS([.J$1]+2;[.$B87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K$1]+2;[.$B87]+2; 1; ;&quot;Matrix&quot;));[$Layout.$A$2:$Layout.$S$2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87]+1" office:value-type="float" office:value="86" calcext:value-type="float">
            <text:p>86</text:p>
          </table:table-cell>
          <table:table-cell table:style-name="ce73" table:formula="of:=FLOOR([.A88]/7)" office:value-type="float" office:value="12" calcext:value-type="float">
            <text:p>12</text:p>
          </table:table-cell>
          <table:table-cell table:style-name="ce73" table:formula="of:=MOD([.A88];7)" office:value-type="float" office:value="2" calcext:value-type="float">
            <text:p>2</text:p>
          </table:table-cell>
          <table:table-cell table:style-name="ce74" table:formula="of:=IFERROR(MATCH(INDIRECT(ADDRESS([.D$1]+2;[.$B88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E$1]+2;[.$B88]+2; 1; ;&quot;Matrix&quot;));[$Layout.$A$3:$Layout.$S$3];0);-1)" office:value-type="float" office:value="18" calcext:value-type="float">
            <text:p>18</text:p>
          </table:table-cell>
          <table:table-cell table:style-name="ce74" table:formula="of:=IFERROR(MATCH(INDIRECT(ADDRESS([.F$1]+2;[.$B88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G$1]+2;[.$B88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H$1]+2;[.$B88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I$1]+2;[.$B88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J$1]+2;[.$B88]+2; 1; ;&quot;Matrix&quot;));[$Layout.$A$3:$Layout.$S$3];0);-1)" office:value-type="float" office:value="19" calcext:value-type="float">
            <text:p>19</text:p>
          </table:table-cell>
          <table:table-cell table:style-name="ce74" table:formula="of:=IFERROR(MATCH(INDIRECT(ADDRESS([.K$1]+2;[.$B88]+2; 1; ;&quot;Matrix&quot;));[$Layout.$A$3:$Layout.$S$3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88]+1" office:value-type="float" office:value="87" calcext:value-type="float">
            <text:p>87</text:p>
          </table:table-cell>
          <table:table-cell table:style-name="ce73" table:formula="of:=FLOOR([.A89]/7)" office:value-type="float" office:value="12" calcext:value-type="float">
            <text:p>12</text:p>
          </table:table-cell>
          <table:table-cell table:style-name="ce73" table:formula="of:=MOD([.A89];7)" office:value-type="float" office:value="3" calcext:value-type="float">
            <text:p>3</text:p>
          </table:table-cell>
          <table:table-cell table:style-name="ce74" table:formula="of:=IFERROR(MATCH(INDIRECT(ADDRESS([.D$1]+2;[.$B89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E$1]+2;[.$B89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F$1]+2;[.$B89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G$1]+2;[.$B89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H$1]+2;[.$B89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I$1]+2;[.$B89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J$1]+2;[.$B89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K$1]+2;[.$B89]+2; 1; ;&quot;Matrix&quot;));[$Layout.$A$4:$Layout.$S$4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89]+1" office:value-type="float" office:value="88" calcext:value-type="float">
            <text:p>88</text:p>
          </table:table-cell>
          <table:table-cell table:style-name="ce73" table:formula="of:=FLOOR([.A90]/7)" office:value-type="float" office:value="12" calcext:value-type="float">
            <text:p>12</text:p>
          </table:table-cell>
          <table:table-cell table:style-name="ce73" table:formula="of:=MOD([.A90];7)" office:value-type="float" office:value="4" calcext:value-type="float">
            <text:p>4</text:p>
          </table:table-cell>
          <table:table-cell table:style-name="ce74" table:formula="of:=IFERROR(MATCH(INDIRECT(ADDRESS([.D$1]+2;[.$B90]+2; 1; ;&quot;Matrix&quot;));[$Layout.$A$5:$Layout.$S$5];0);-1)" office:value-type="float" office:value="18" calcext:value-type="float">
            <text:p>18</text:p>
          </table:table-cell>
          <table:table-cell table:style-name="ce74" table:formula="of:=IFERROR(MATCH(INDIRECT(ADDRESS([.E$1]+2;[.$B90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F$1]+2;[.$B90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G$1]+2;[.$B90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H$1]+2;[.$B90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I$1]+2;[.$B90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J$1]+2;[.$B90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K$1]+2;[.$B90]+2; 1; ;&quot;Matrix&quot;));[$Layout.$A$5:$Layout.$S$5];0);-1)" office:value-type="float" office:value="19" calcext:value-type="float">
            <text:p>19</text:p>
          </table:table-cell>
          <table:table-cell table:number-columns-repeated="1013"/>
        </table:table-row>
        <table:table-row table:style-name="ro2">
          <table:table-cell table:formula="of:=[.A90]+1" office:value-type="float" office:value="89" calcext:value-type="float">
            <text:p>89</text:p>
          </table:table-cell>
          <table:table-cell table:style-name="ce73" table:formula="of:=FLOOR([.A91]/7)" office:value-type="float" office:value="12" calcext:value-type="float">
            <text:p>12</text:p>
          </table:table-cell>
          <table:table-cell table:style-name="ce73" table:formula="of:=MOD([.A91];7)" office:value-type="float" office:value="5" calcext:value-type="float">
            <text:p>5</text:p>
          </table:table-cell>
          <table:table-cell table:style-name="ce75" table:formula="of:=IF(MAX([.D86:.D90])=-1;21;MAX([.D86:.D90]))" office:value-type="float" office:value="18" calcext:value-type="float">
            <text:p>18</text:p>
          </table:table-cell>
          <table:table-cell table:style-name="ce75" table:formula="of:=IF(MAX([.E86:.E90])=-1;21;MAX([.E86:.E90]))" office:value-type="float" office:value="18" calcext:value-type="float">
            <text:p>18</text:p>
          </table:table-cell>
          <table:table-cell table:style-name="ce75" table:formula="of:=IF(MAX([.F86:.F90])=-1;21;MAX([.F86:.F90]))" office:value-type="float" office:value="18" calcext:value-type="float">
            <text:p>18</text:p>
          </table:table-cell>
          <table:table-cell table:style-name="ce75" table:formula="of:=IF(MAX([.G86:.G90])=-1;21;MAX([.G86:.G90]))" office:value-type="float" office:value="19" calcext:value-type="float">
            <text:p>19</text:p>
          </table:table-cell>
          <table:table-cell table:style-name="ce75" table:formula="of:=IF(MAX([.H86:.H90])=-1;21;MAX([.H86:.H90]))" office:value-type="float" office:value="18" calcext:value-type="float">
            <text:p>18</text:p>
          </table:table-cell>
          <table:table-cell table:style-name="ce75" table:formula="of:=IF(MAX([.I86:.I90])=-1;21;MAX([.I86:.I90]))" office:value-type="float" office:value="19" calcext:value-type="float">
            <text:p>19</text:p>
          </table:table-cell>
          <table:table-cell table:style-name="ce75" table:formula="of:=IF(MAX([.J86:.J90])=-1;21;MAX([.J86:.J90]))" office:value-type="float" office:value="19" calcext:value-type="float">
            <text:p>19</text:p>
          </table:table-cell>
          <table:table-cell table:style-name="ce75" table:formula="of:=IF(MAX([.K86:.K90])=-1;21;MAX([.K86:.K90]))" office:value-type="float" office:value="19" calcext:value-type="float">
            <text:p>19</text:p>
          </table:table-cell>
          <table:table-cell table:number-columns-repeated="1013"/>
        </table:table-row>
        <table:table-row table:style-name="ro2">
          <table:table-cell table:formula="of:=[.A91]+1" office:value-type="float" office:value="90" calcext:value-type="float">
            <text:p>90</text:p>
          </table:table-cell>
          <table:table-cell table:style-name="ce73" table:formula="of:=FLOOR([.A92]/7)" office:value-type="float" office:value="12" calcext:value-type="float">
            <text:p>12</text:p>
          </table:table-cell>
          <table:table-cell table:style-name="ce73" table:formula="of:=MOD([.A92];7)" office:value-type="float" office:value="6" calcext:value-type="float">
            <text:p>6</text:p>
          </table:table-cell>
          <table:table-cell table:style-name="ce75" table:formula="of:=IF([.D91]=21;21;MATCH([.D91];[.D86:.D90];0))" office:value-type="float" office:value="5" calcext:value-type="float">
            <text:p>5</text:p>
          </table:table-cell>
          <table:table-cell table:style-name="ce75" table:formula="of:=IF([.E91]=21;21;MATCH([.E91];[.E86:.E90];0))" office:value-type="float" office:value="3" calcext:value-type="float">
            <text:p>3</text:p>
          </table:table-cell>
          <table:table-cell table:style-name="ce75" table:formula="of:=IF([.F91]=21;21;MATCH([.F91];[.F86:.F90];0))" office:value-type="float" office:value="1" calcext:value-type="float">
            <text:p>1</text:p>
          </table:table-cell>
          <table:table-cell table:style-name="ce75" table:formula="of:=IF([.G91]=21;21;MATCH([.G91];[.G86:.G90];0))" office:value-type="float" office:value="1" calcext:value-type="float">
            <text:p>1</text:p>
          </table:table-cell>
          <table:table-cell table:style-name="ce75" table:formula="of:=IF([.H91]=21;21;MATCH([.H91];[.H86:.H90];0))" office:value-type="float" office:value="2" calcext:value-type="float">
            <text:p>2</text:p>
          </table:table-cell>
          <table:table-cell table:style-name="ce75" table:formula="of:=IF([.I91]=21;21;MATCH([.I91];[.I86:.I90];0))" office:value-type="float" office:value="2" calcext:value-type="float">
            <text:p>2</text:p>
          </table:table-cell>
          <table:table-cell table:style-name="ce75" table:formula="of:=IF([.J91]=21;21;MATCH([.J91];[.J86:.J90];0))" office:value-type="float" office:value="3" calcext:value-type="float">
            <text:p>3</text:p>
          </table:table-cell>
          <table:table-cell table:style-name="ce75" table:formula="of:=IF([.K91]=21;21;MATCH([.K91];[.K86:.K90];0))"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table:formula="of:=[.A92]+1" office:value-type="float" office:value="91" calcext:value-type="float">
            <text:p>91</text:p>
          </table:table-cell>
          <table:table-cell table:style-name="ce73" table:formula="of:=FLOOR([.A93]/7)" office:value-type="float" office:value="13" calcext:value-type="float">
            <text:p>13</text:p>
          </table:table-cell>
          <table:table-cell table:style-name="ce73" table:formula="of:=MOD([.A93];7)" office:value-type="float" office:value="0" calcext:value-type="float">
            <text:p>0</text:p>
          </table:table-cell>
          <table:table-cell table:style-name="ce74" table:formula="of:=IFERROR(MATCH(INDIRECT(ADDRESS([.D$1]+2;[.$B93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E$1]+2;[.$B93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F$1]+2;[.$B93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G$1]+2;[.$B93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H$1]+2;[.$B93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I$1]+2;[.$B93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J$1]+2;[.$B93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K$1]+2;[.$B93]+2; 1; ;&quot;Matrix&quot;));[$Layout.$A$1:$Layout.$S$1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93]+1" office:value-type="float" office:value="92" calcext:value-type="float">
            <text:p>92</text:p>
          </table:table-cell>
          <table:table-cell table:style-name="ce73" table:formula="of:=FLOOR([.A94]/7)" office:value-type="float" office:value="13" calcext:value-type="float">
            <text:p>13</text:p>
          </table:table-cell>
          <table:table-cell table:style-name="ce73" table:formula="of:=MOD([.A94];7)" office:value-type="float" office:value="1" calcext:value-type="float">
            <text:p>1</text:p>
          </table:table-cell>
          <table:table-cell table:style-name="ce74" table:formula="of:=IFERROR(MATCH(INDIRECT(ADDRESS([.D$1]+2;[.$B94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E$1]+2;[.$B94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F$1]+2;[.$B94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G$1]+2;[.$B94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H$1]+2;[.$B94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I$1]+2;[.$B94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J$1]+2;[.$B94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K$1]+2;[.$B94]+2; 1; ;&quot;Matrix&quot;));[$Layout.$A$2:$Layout.$S$2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94]+1" office:value-type="float" office:value="93" calcext:value-type="float">
            <text:p>93</text:p>
          </table:table-cell>
          <table:table-cell table:style-name="ce73" table:formula="of:=FLOOR([.A95]/7)" office:value-type="float" office:value="13" calcext:value-type="float">
            <text:p>13</text:p>
          </table:table-cell>
          <table:table-cell table:style-name="ce73" table:formula="of:=MOD([.A95];7)" office:value-type="float" office:value="2" calcext:value-type="float">
            <text:p>2</text:p>
          </table:table-cell>
          <table:table-cell table:style-name="ce74" table:formula="of:=IFERROR(MATCH(INDIRECT(ADDRESS([.D$1]+2;[.$B95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E$1]+2;[.$B95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F$1]+2;[.$B95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G$1]+2;[.$B95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H$1]+2;[.$B95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I$1]+2;[.$B95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J$1]+2;[.$B95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K$1]+2;[.$B95]+2; 1; ;&quot;Matrix&quot;));[$Layout.$A$3:$Layout.$S$3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95]+1" office:value-type="float" office:value="94" calcext:value-type="float">
            <text:p>94</text:p>
          </table:table-cell>
          <table:table-cell table:style-name="ce73" table:formula="of:=FLOOR([.A96]/7)" office:value-type="float" office:value="13" calcext:value-type="float">
            <text:p>13</text:p>
          </table:table-cell>
          <table:table-cell table:style-name="ce73" table:formula="of:=MOD([.A96];7)" office:value-type="float" office:value="3" calcext:value-type="float">
            <text:p>3</text:p>
          </table:table-cell>
          <table:table-cell table:style-name="ce74" table:formula="of:=IFERROR(MATCH(INDIRECT(ADDRESS([.D$1]+2;[.$B96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E$1]+2;[.$B96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F$1]+2;[.$B96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G$1]+2;[.$B96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H$1]+2;[.$B96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I$1]+2;[.$B96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J$1]+2;[.$B96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K$1]+2;[.$B96]+2; 1; ;&quot;Matrix&quot;));[$Layout.$A$4:$Layout.$S$4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96]+1" office:value-type="float" office:value="95" calcext:value-type="float">
            <text:p>95</text:p>
          </table:table-cell>
          <table:table-cell table:style-name="ce73" table:formula="of:=FLOOR([.A97]/7)" office:value-type="float" office:value="13" calcext:value-type="float">
            <text:p>13</text:p>
          </table:table-cell>
          <table:table-cell table:style-name="ce73" table:formula="of:=MOD([.A97];7)" office:value-type="float" office:value="4" calcext:value-type="float">
            <text:p>4</text:p>
          </table:table-cell>
          <table:table-cell table:style-name="ce74" table:formula="of:=IFERROR(MATCH(INDIRECT(ADDRESS([.D$1]+2;[.$B97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E$1]+2;[.$B97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F$1]+2;[.$B97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G$1]+2;[.$B97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H$1]+2;[.$B97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I$1]+2;[.$B97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J$1]+2;[.$B97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K$1]+2;[.$B97]+2; 1; ;&quot;Matrix&quot;));[$Layout.$A$5:$Layout.$S$5];0);-1)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formula="of:=[.A97]+1" office:value-type="float" office:value="96" calcext:value-type="float">
            <text:p>96</text:p>
          </table:table-cell>
          <table:table-cell table:style-name="ce73" table:formula="of:=FLOOR([.A98]/7)" office:value-type="float" office:value="13" calcext:value-type="float">
            <text:p>13</text:p>
          </table:table-cell>
          <table:table-cell table:style-name="ce73" table:formula="of:=MOD([.A98];7)" office:value-type="float" office:value="5" calcext:value-type="float">
            <text:p>5</text:p>
          </table:table-cell>
          <table:table-cell table:style-name="ce75" table:formula="of:=IF(MAX([.D93:.D97])=-1;21;MAX([.D93:.D97]))" office:value-type="float" office:value="21" calcext:value-type="float">
            <text:p>21</text:p>
          </table:table-cell>
          <table:table-cell table:style-name="ce75" table:formula="of:=IF(MAX([.E93:.E97])=-1;21;MAX([.E93:.E97]))" office:value-type="float" office:value="21" calcext:value-type="float">
            <text:p>21</text:p>
          </table:table-cell>
          <table:table-cell table:style-name="ce75" table:formula="of:=IF(MAX([.F93:.F97])=-1;21;MAX([.F93:.F97]))" office:value-type="float" office:value="21" calcext:value-type="float">
            <text:p>21</text:p>
          </table:table-cell>
          <table:table-cell table:style-name="ce75" table:formula="of:=IF(MAX([.G93:.G97])=-1;21;MAX([.G93:.G97]))" office:value-type="float" office:value="21" calcext:value-type="float">
            <text:p>21</text:p>
          </table:table-cell>
          <table:table-cell table:style-name="ce75" table:formula="of:=IF(MAX([.H93:.H97])=-1;21;MAX([.H93:.H97]))" office:value-type="float" office:value="21" calcext:value-type="float">
            <text:p>21</text:p>
          </table:table-cell>
          <table:table-cell table:style-name="ce75" table:formula="of:=IF(MAX([.I93:.I97])=-1;21;MAX([.I93:.I97]))" office:value-type="float" office:value="21" calcext:value-type="float">
            <text:p>21</text:p>
          </table:table-cell>
          <table:table-cell table:style-name="ce75" table:formula="of:=IF(MAX([.J93:.J97])=-1;21;MAX([.J93:.J97]))" office:value-type="float" office:value="21" calcext:value-type="float">
            <text:p>21</text:p>
          </table:table-cell>
          <table:table-cell table:style-name="ce75" table:formula="of:=IF(MAX([.K93:.K97])=-1;21;MAX([.K93:.K97]))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formula="of:=[.A98]+1" office:value-type="float" office:value="97" calcext:value-type="float">
            <text:p>97</text:p>
          </table:table-cell>
          <table:table-cell table:style-name="ce73" table:formula="of:=FLOOR([.A99]/7)" office:value-type="float" office:value="13" calcext:value-type="float">
            <text:p>13</text:p>
          </table:table-cell>
          <table:table-cell table:style-name="ce73" table:formula="of:=MOD([.A99];7)" office:value-type="float" office:value="6" calcext:value-type="float">
            <text:p>6</text:p>
          </table:table-cell>
          <table:table-cell table:style-name="ce75" table:formula="of:=IF([.D98]=21;21;MATCH([.D98];[.D93:.D97];0))" office:value-type="float" office:value="21" calcext:value-type="float">
            <text:p>21</text:p>
          </table:table-cell>
          <table:table-cell table:style-name="ce75" table:formula="of:=IF([.E98]=21;21;MATCH([.E98];[.E93:.E97];0))" office:value-type="float" office:value="21" calcext:value-type="float">
            <text:p>21</text:p>
          </table:table-cell>
          <table:table-cell table:style-name="ce75" table:formula="of:=IF([.F98]=21;21;MATCH([.F98];[.F93:.F97];0))" office:value-type="float" office:value="21" calcext:value-type="float">
            <text:p>21</text:p>
          </table:table-cell>
          <table:table-cell table:style-name="ce75" table:formula="of:=IF([.G98]=21;21;MATCH([.G98];[.G93:.G97];0))" office:value-type="float" office:value="21" calcext:value-type="float">
            <text:p>21</text:p>
          </table:table-cell>
          <table:table-cell table:style-name="ce75" table:formula="of:=IF([.H98]=21;21;MATCH([.H98];[.H93:.H97];0))" office:value-type="float" office:value="21" calcext:value-type="float">
            <text:p>21</text:p>
          </table:table-cell>
          <table:table-cell table:style-name="ce75" table:formula="of:=IF([.I98]=21;21;MATCH([.I98];[.I93:.I97];0))" office:value-type="float" office:value="21" calcext:value-type="float">
            <text:p>21</text:p>
          </table:table-cell>
          <table:table-cell table:style-name="ce75" table:formula="of:=IF([.J98]=21;21;MATCH([.J98];[.J93:.J97];0))" office:value-type="float" office:value="21" calcext:value-type="float">
            <text:p>21</text:p>
          </table:table-cell>
          <table:table-cell table:style-name="ce75" table:formula="of:=IF([.K98]=21;21;MATCH([.K98];[.K93:.K97];0))" office:value-type="float" office:value="5" calcext:value-type="float">
            <text:p>5</text:p>
          </table:table-cell>
          <table:table-cell table:number-columns-repeated="1013"/>
        </table:table-row>
        <table:table-row table:style-name="ro2" table:number-rows-repeated="14">
          <table:table-cell table:style-name="Default" table:number-columns-repeated="11"/>
          <table:table-cell table:number-columns-repeated="1013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Bullshit.D7:Bullshit.K8 Bullshit.D14:Bullshit.K15 Bullshit.D21:Bullshit.K22 Bullshit.D28:Bullshit.K29 Bullshit.D35:Bullshit.K36 Bullshit.D42:Bullshit.K43 Bullshit.D49:Bullshit.K50 Bullshit.D56:Bullshit.K57 Bullshit.D63:Bullshit.K64 Bullshit.D70:Bullshit.K71 Bullshit.D77:Bullshit.K78 Bullshit.D84:Bullshit.K85 Bullshit.D91:Bullshit.K92 Bullshit.D98:Bullshit.K99 Bullshit.N2:Bullshit.AA9 Bullshit.N13:Bullshit.AA20">
            <calcext:condition calcext:apply-style-name="Bad" calcext:value="=21" calcext:base-cell-address="Bullshit.D7"/>
            <calcext:condition calcext:apply-style-name="Good" calcext:value="!=21" calcext:base-cell-address="Bullshit.D7"/>
          </calcext:conditional-format>
          <calcext:conditional-format calcext:target-range-address="Bullshit.D2:Bullshit.K6 Bullshit.D9:Bullshit.K13 Bullshit.D16:Bullshit.K20 Bullshit.D23:Bullshit.K27 Bullshit.D30:Bullshit.K34 Bullshit.D37:Bullshit.K41 Bullshit.D44:Bullshit.K48 Bullshit.D51:Bullshit.K55 Bullshit.D58:Bullshit.K62 Bullshit.D65:Bullshit.K69 Bullshit.D72:Bullshit.K76 Bullshit.D79:Bullshit.K83 Bullshit.D86:Bullshit.K90 Bullshit.D93:Bullshit.K97">
            <calcext:condition calcext:apply-style-name="Good" calcext:value="!=-1" calcext:base-cell-address="Bullshit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ack1" svg:font-family="Hack" style:font-pitch="fixed"/>
    <style:font-face style:name="Hack" svg:font-family="Hack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Hack" fo:font-family="Hack" style:font-style-name="Regular" style:font-pitch="fixed" fo:font-size="14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Hack" fo:font-family="Hack" style:font-style-name="Regular" style:font-pitch="fixed" fo:font-size="14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style:font-name="Hack" fo:font-family="Hack" style:font-style-name="Regular" style:font-pitch="fixed" fo:font-size="14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/00/0000</text:date>, <text:time style:data-style-name="N2" text:time-value="19:39:22.6396197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4T17:51:12.577574673</meta:creation-date>
    <dc:date>2020-12-28T22:53:46.171011140</dc:date>
    <meta:editing-duration>PT1H9M56S</meta:editing-duration>
    <meta:editing-cycles>8</meta:editing-cycles>
    <meta:generator>LibreOffice/6.4.7.2$Linux_X86_64 LibreOffice_project/40$Build-2</meta:generator>
    <meta:document-statistic meta:table-count="3" meta:cell-count="1858" meta:object-count="0"/>
  </office:meta>
</office:document-meta>
</file>